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Hack Regular" svg:font-family="'Hack Regular'"/>
    <style:font-face style:name="Input Sans Narrow" svg:font-family="'Input Sans Narrow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Bitstream Vera Sans Mono', 'Courier New', Courier, monospace"/>
    <style:font-face style:name="Menlo1" svg:font-family="Menlo, Monaco, Consolas, 'Bitstream Vera Sans Mono', 'Courier New', Courier, monospace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38cm" fo:margin-left="-0.191cm" fo:margin-top="0cm" fo:margin-bottom="0cm" table:align="left" style:writing-mode="lr-tb"/>
    </style:style>
    <style:style style:name="Таблица1.A" style:family="table-column">
      <style:table-column-properties style:column-width="1.69cm"/>
    </style:style>
    <style:style style:name="Таблица1.B" style:family="table-column">
      <style:table-column-properties style:column-width="15.6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408080" loext:opacity="100%" style:font-name="Menlo" fo:font-size="8pt" fo:letter-spacing="normal" fo:font-style="italic" fo:font-weight="normal" style:font-size-asian="8pt" style:font-size-complex="8pt"/>
    </style:style>
    <style:style style:name="P2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Menlo" fo:font-size="8pt" fo:letter-spacing="normal" fo:font-style="normal" fo:font-weight="normal" style:font-size-asian="8pt" style:font-size-complex="8pt"/>
    </style:style>
    <style:style style:name="P3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Menlo" fo:font-size="8pt" fo:letter-spacing="normal" fo:font-style="normal" fo:font-weight="normal" officeooo:paragraph-rsid="0005a160" style:font-size-asian="8pt" style:font-size-complex="8pt"/>
    </style:style>
    <style:style style:name="P4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fo:font-size="8pt" fo:letter-spacing="normal" style:font-size-asian="8pt" style:font-size-complex="8pt"/>
    </style:style>
    <style:style style:name="P5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Liberation Mono" fo:font-size="8pt" fo:letter-spacing="normal" fo:font-style="normal" fo:font-weight="bold" style:font-size-asian="8pt" style:font-weight-asian="bold" style:font-size-complex="8pt" style:font-weight-complex="bold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8pt" fo:letter-spacing="normal" fo:font-style="normal" fo:font-weight="bold" style:font-size-asian="8pt" style:font-weight-asian="bold" style:font-size-complex="8pt" style:font-weight-complex="bold"/>
    </style:style>
    <style:style style:name="P7" style:family="paragraph" style:parent-style-name="Preformatted_20_Text">
      <style:paragraph-properties fo:line-height="150%" fo:text-align="start" style:justify-single-word="false">
        <style:tab-stops/>
      </style:paragraph-properties>
      <style:text-properties fo:font-variant="normal" fo:text-transform="none" fo:color="#000000" loext:opacity="100%" style:font-name="Liberation Mono" fo:font-size="8pt" fo:letter-spacing="normal" fo:font-style="normal" fo:font-weight="bold" officeooo:rsid="000551b3" officeooo:paragraph-rsid="000551b3" style:font-size-asian="8pt" style:font-weight-asian="bold" style:font-size-complex="8pt" style:font-weight-complex="bold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8pt" fo:letter-spacing="normal" style:font-size-asian="8pt" style:font-size-complex="8pt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8pt" fo:letter-spacing="normal" fo:font-weight="bold" style:font-size-asian="8pt" style:font-weight-asian="bold" style:font-size-complex="8pt" style:font-weight-complex="bold"/>
    </style:style>
    <style:style style:name="P10" style:family="paragraph" style:parent-style-name="Preformatted_20_Text">
      <style:paragraph-properties fo:orphans="2" fo:widows="2"/>
      <style:text-properties style:font-name="Liberation Mono" fo:font-size="8pt" style:font-size-asian="8pt" style:font-size-complex="8pt"/>
    </style:style>
    <style:style style:name="P11" style:family="paragraph" style:parent-style-name="Standard">
      <style:paragraph-properties fo:line-height="150%" fo:text-align="start" style:justify-single-word="false">
        <style:tab-stops/>
      </style:paragraph-properties>
      <style:text-properties style:font-name="Liberation Mono" fo:font-size="8pt" fo:font-weight="normal" officeooo:rsid="000551b3" officeooo:paragraph-rsid="000551b3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3bef0" officeooo:paragraph-rsid="0003bef0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4pt" officeooo:rsid="0003bef0" officeooo:paragraph-rsid="0003bef0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>
        <style:tab-stops>
          <style:tab-stop style:position="8.495cm" style:type="center"/>
        </style:tab-stops>
      </style:paragraph-properties>
      <style:text-properties style:font-name="Times New Roman" fo:font-size="14pt" officeooo:rsid="0003bef0" officeooo:paragraph-rsid="0003bef0" style:font-size-asian="14pt" style:font-size-complex="14pt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4.487cm"/>
          <style:tab-stop style:position="8.495cm" style:type="center"/>
          <style:tab-stop style:position="12.502cm" style:type="right"/>
          <style:tab-stop style:position="12.813cm"/>
          <style:tab-stop style:position="14.111cm" style:type="center"/>
          <style:tab-stop style:position="15.494cm" style:type="right"/>
        </style:tab-stops>
      </style:paragraph-properties>
      <style:text-properties style:font-name="Times New Roman" fo:font-size="14pt" officeooo:rsid="0003bef0" officeooo:paragraph-rsid="0003bef0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margin-left="0cm" fo:margin-right="0cm" fo:orphans="0" fo:widows="0" fo:text-indent="0cm" style:auto-text-indent="false"/>
      <style:text-properties style:font-name="Times New Roman" fo:font-size="14pt" officeooo:paragraph-rsid="000551b3" style:font-size-asian="14pt" style:font-size-complex="14pt"/>
    </style:style>
    <style:style style:name="P18" style:family="paragraph" style:parent-style-name="Текст_20_таблицы">
      <style:paragraph-properties fo:orphans="0" fo:widows="0"/>
      <style:text-properties style:font-name="Times New Roman" fo:font-size="14pt" officeooo:paragraph-rsid="000551b3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>
        <style:tab-stops>
          <style:tab-stop style:position="8.495cm" style:type="center"/>
        </style:tab-stops>
      </style:paragraph-properties>
      <style:text-properties style:font-name="Times New Roman" fo:font-size="14pt" officeooo:rsid="0003bef0" officeooo:paragraph-rsid="0003bef0" style:font-size-asian="12.25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3bef0" officeooo:paragraph-rsid="0003bef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 fo:text-align="start" style:justify-single-word="false">
        <style:tab-stops>
          <style:tab-stop style:position="16.51cm" style:type="right"/>
        </style:tab-stops>
      </style:paragraph-properties>
      <style:text-properties style:font-name="Times New Roman" fo:font-size="14pt" fo:font-weight="bold" officeooo:rsid="0003bef0" officeooo:paragraph-rsid="0003bef0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center" style:justify-single-word="false" fo:break-before="page">
        <style:tab-stops/>
      </style:paragraph-properties>
      <style:text-properties style:font-name="Times New Roman" fo:font-size="14pt" fo:font-weight="bold" officeooo:rsid="0003bef0" officeooo:paragraph-rsid="0003bef0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start" style:justify-single-word="false">
        <style:tab-stops>
          <style:tab-stop style:position="16.51cm" style:type="right"/>
        </style:tab-stops>
      </style:paragraph-properties>
      <style:text-properties style:font-name="Times New Roman" fo:font-size="14pt" fo:font-weight="bold" officeooo:rsid="00049a5a" officeooo:paragraph-rsid="00049a5a" style:font-size-asian="12.25pt" style:font-weight-asian="bold" style:font-size-complex="14pt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1.251cm" style:auto-text-indent="false" style:page-number="auto" fo:background-color="transparent">
        <style:tab-stops/>
      </style:paragraph-properties>
      <style:text-properties style:font-name="Times New Roman" fo:font-size="14pt" fo:font-weight="normal" officeooo:rsid="000551b3" officeooo:paragraph-rsid="000551b3" style:font-size-asian="12.25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251cm" style:auto-text-indent="false" fo:background-color="transparent">
        <style:tab-stops/>
      </style:paragraph-properties>
      <style:text-properties style:font-name="Times New Roman" fo:font-size="14pt" fo:font-weight="normal" officeooo:rsid="000551b3" officeooo:paragraph-rsid="000551b3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50%" fo:text-align="start" style:justify-single-word="false">
        <style:tab-stops/>
      </style:paragraph-properties>
      <style:text-properties style:font-name="Times New Roman" fo:font-size="14pt" fo:font-weight="normal" officeooo:rsid="000551b3" officeooo:paragraph-rsid="000551b3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start" style:justify-single-word="false">
        <style:tab-stops/>
      </style:paragraph-properties>
      <style:text-properties style:font-name="Menlo1" fo:font-size="14pt" style:text-underline-style="solid" style:text-underline-width="auto" style:text-underline-color="font-color" fo:font-weight="normal" officeooo:rsid="0005a160" officeooo:paragraph-rsid="0005a160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50%" fo:text-align="start" style:justify-single-word="false" fo:break-before="page">
        <style:tab-stops/>
      </style:paragraph-properties>
      <style:text-properties style:font-name="Menlo1" fo:font-size="14pt" style:text-underline-style="solid" style:text-underline-width="auto" style:text-underline-color="font-color" fo:font-weight="normal" officeooo:rsid="0005a160" officeooo:paragraph-rsid="0005a160" style:font-size-asian="12.25pt" style:font-weight-asian="normal" style:font-size-complex="14pt" style:font-weight-complex="normal"/>
    </style:style>
    <style:style style:name="P30" style:family="paragraph" style:parent-style-name="Текст_20_таблицы">
      <style:paragraph-properties fo:orphans="0" fo:widows="0"/>
      <style:text-properties style:font-name="Times New Roman" fo:font-size="14pt" fo:font-weight="bold" officeooo:paragraph-rsid="000551b3" style:font-size-asian="14pt" style:font-weight-asian="bold" style:font-size-complex="14pt"/>
    </style:style>
    <style:style style:name="P31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8pt" fo:letter-spacing="normal" fo:font-style="normal" fo:font-weight="bold" officeooo:rsid="0009082e" style:font-size-asian="8pt" style:font-weight-asian="bold" style:font-size-complex="8pt" style:font-weight-complex="bold"/>
    </style:style>
    <style:style style:name="P32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8pt" fo:letter-spacing="normal" fo:font-style="normal" fo:font-weight="bold" officeooo:rsid="0007e184" style:font-size-asian="8pt" style:font-weight-asian="bold" style:font-size-complex="8pt" style:font-weight-complex="bold"/>
    </style:style>
    <style:style style:name="P33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8pt" fo:letter-spacing="normal" fo:font-style="normal" fo:font-weight="normal" fo:background-color="#ffff00" style:font-size-asian="8pt" style:font-style-asian="normal" style:font-size-complex="8pt" style:font-style-complex="normal"/>
    </style:style>
    <style:style style:name="P34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Menlo" fo:font-size="8pt" fo:letter-spacing="normal" fo:font-style="normal" fo:font-weight="normal" style:font-size-asian="8pt" style:font-size-complex="8pt"/>
    </style:style>
    <style:style style:name="P35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Menlo" fo:font-size="8pt" fo:letter-spacing="normal" fo:font-style="normal" fo:font-weight="normal" officeooo:paragraph-rsid="0005a160" style:font-size-asian="8pt" style:font-size-complex="8pt"/>
    </style:style>
    <style:style style:name="P36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Menlo" fo:font-size="8pt" fo:letter-spacing="normal" fo:font-style="normal" fo:font-weight="normal" officeooo:paragraph-rsid="000e98e4" style:font-size-asian="8pt" style:font-size-complex="8pt"/>
    </style:style>
    <style:style style:name="P37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Menlo" fo:font-size="8pt" fo:letter-spacing="normal" fo:font-style="normal" fo:font-weight="normal" officeooo:paragraph-rsid="000e9a53" style:font-size-asian="8pt" style:font-size-complex="8pt"/>
    </style:style>
    <style:style style:name="P38" style:family="paragraph" style:parent-style-name="Preformatted_20_Text">
      <style:paragraph-properties fo:line-height="150%" fo:text-align="start" style:justify-single-word="false">
        <style:tab-stops/>
      </style:paragraph-properties>
      <style:text-properties fo:font-variant="normal" fo:text-transform="none" fo:color="#000000" loext:opacity="100%" style:font-name="Menlo" fo:font-size="14pt" fo:letter-spacing="normal" fo:font-style="normal" style:text-underline-style="solid" style:text-underline-width="auto" style:text-underline-color="font-color" fo:font-weight="normal" officeooo:rsid="0005a160" officeooo:paragraph-rsid="000e98e4" style:font-size-asian="12.25pt" style:font-weight-asian="normal" style:font-size-complex="14pt" style:font-weight-complex="normal"/>
    </style:style>
    <style:style style:name="P39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fo:font-size="8pt" fo:letter-spacing="normal" officeooo:paragraph-rsid="000e98e4" style:font-size-asian="8pt" style:font-size-complex="8pt"/>
    </style:style>
    <style:style style:name="P40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fo:font-size="8pt" fo:letter-spacing="normal" officeooo:paragraph-rsid="000e9a53" style:font-size-asian="8pt" style:font-size-complex="8pt"/>
    </style:style>
    <style:style style:name="P41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Liberation Mono" fo:font-size="8pt" fo:letter-spacing="normal" fo:font-style="normal" fo:font-weight="normal" officeooo:paragraph-rsid="000e98e4" style:font-size-asian="8pt" style:font-size-complex="8pt"/>
    </style:style>
    <style:style style:name="P42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Liberation Mono" fo:font-size="8pt" fo:letter-spacing="normal" fo:font-style="normal" fo:font-weight="normal" style:font-size-asian="8pt" style:font-size-complex="8pt"/>
    </style:style>
    <style:style style:name="P43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Liberation Mono" fo:font-size="8pt" fo:letter-spacing="normal" style:font-size-asian="8pt" style:font-size-complex="8pt"/>
    </style:style>
    <style:style style:name="P44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Liberation Mono" fo:font-size="8pt" fo:letter-spacing="normal" officeooo:rsid="00119af8" officeooo:paragraph-rsid="00119af8" style:font-size-asian="8pt" style:font-size-complex="8pt"/>
    </style:style>
    <style:style style:name="P45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8000" loext:opacity="100%" style:font-name="Menlo" fo:font-size="8pt" fo:letter-spacing="normal" fo:font-style="normal" fo:font-weight="normal" style:font-size-asian="8pt" style:font-size-complex="8pt"/>
    </style:style>
    <style:style style:name="P46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8000" loext:opacity="100%" style:font-name="Menlo" fo:font-size="8pt" fo:letter-spacing="normal" fo:font-style="normal" fo:font-weight="normal" officeooo:paragraph-rsid="000e98e4" style:font-size-asian="8pt" style:font-size-complex="8pt"/>
    </style:style>
    <style:style style:name="P47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666666" loext:opacity="100%" style:font-name="Menlo" fo:font-size="8pt" fo:letter-spacing="normal" fo:font-style="normal" fo:font-weight="normal" style:font-size-asian="8pt" style:font-size-complex="8pt"/>
    </style:style>
    <style:style style:name="P48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666666" loext:opacity="100%" style:font-name="Menlo" fo:font-size="8pt" fo:letter-spacing="normal" fo:font-style="normal" fo:font-weight="normal" officeooo:paragraph-rsid="000e98e4" style:font-size-asian="8pt" style:font-size-complex="8pt"/>
    </style:style>
    <style:style style:name="P49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00ff" loext:opacity="100%" style:font-name="Menlo" fo:font-size="8pt" fo:letter-spacing="normal" fo:font-style="normal" fo:font-weight="bold" style:font-size-asian="8pt" style:font-size-complex="8pt"/>
    </style:style>
    <style:style style:name="P50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00ff" loext:opacity="100%" style:font-name="Menlo" fo:font-size="8pt" fo:letter-spacing="normal" fo:font-style="normal" fo:font-weight="bold" officeooo:paragraph-rsid="000e98e4" style:font-size-asian="8pt" style:font-size-complex="8pt"/>
    </style:style>
    <style:style style:name="P51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408080" loext:opacity="100%" style:font-name="Menlo" fo:font-size="8pt" fo:letter-spacing="normal" fo:font-style="italic" fo:font-weight="normal" officeooo:paragraph-rsid="000e98e4" style:font-size-asian="8pt" style:font-size-complex="8pt"/>
    </style:style>
    <style:style style:name="P52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408080" loext:opacity="100%" style:font-name="Liberation Mono" fo:font-size="8pt" fo:letter-spacing="normal" fo:font-style="italic" fo:font-weight="normal" style:font-size-asian="8pt" style:font-size-complex="8pt"/>
    </style:style>
    <style:style style:name="P53" style:family="paragraph" style:parent-style-name="Preformatted_20_Text">
      <style:paragraph-properties fo:orphans="2" fo:widows="2"/>
      <style:text-properties style:font-name="Liberation Mono" fo:font-size="8pt" fo:font-weight="bold" officeooo:rsid="0007e184" style:font-size-asian="8pt" style:font-weight-asian="bold" style:font-size-complex="8pt" style:font-weight-complex="bold"/>
    </style:style>
    <style:style style:name="P54" style:family="paragraph" style:parent-style-name="Preformatted_20_Text">
      <style:paragraph-properties fo:line-height="100%" fo:text-align="start" style:justify-single-word="false">
        <style:tab-stops/>
      </style:paragraph-properties>
      <style:text-properties style:font-name="Times New Roman" fo:font-size="14pt" fo:font-weight="normal" officeooo:rsid="000e98e4" officeooo:paragraph-rsid="000e98e4" style:font-size-asian="12.25pt" style:font-weight-asian="normal" style:font-size-complex="14pt" style:font-weight-complex="normal"/>
    </style:style>
    <style:style style:name="P55" style:family="paragraph" style:parent-style-name="Preformatted_20_Text">
      <style:paragraph-properties fo:line-height="150%" fo:text-align="start" style:justify-single-word="false">
        <style:tab-stops/>
      </style:paragraph-properties>
      <style:text-properties style:font-name="Times New Roman" fo:font-size="14pt" fo:font-weight="normal" officeooo:rsid="000551b3" officeooo:paragraph-rsid="0005a160" style:font-size-asian="12.25pt" style:font-weight-asian="normal" style:font-size-complex="14pt" style:font-weight-complex="normal"/>
    </style:style>
    <style:style style:name="P56" style:family="paragraph" style:parent-style-name="Standard" style:list-style-name="L1">
      <style:paragraph-properties fo:line-height="150%" fo:text-align="start" style:justify-single-word="false">
        <style:tab-stops>
          <style:tab-stop style:position="16.312cm" style:type="right"/>
        </style:tab-stops>
      </style:paragraph-properties>
      <style:text-properties style:font-name="Times New Roman" fo:font-size="14pt" fo:font-weight="bold" officeooo:rsid="0003bef0" officeooo:paragraph-rsid="0003bef0" style:font-size-asian="12.25pt" style:font-weight-asian="bold" style:font-size-complex="14pt" style:font-weight-complex="bold"/>
    </style:style>
    <style:style style:name="P57" style:family="paragraph" style:parent-style-name="Standard" style:list-style-name="L1">
      <style:paragraph-properties fo:line-height="150%" fo:text-align="start" style:justify-single-word="false">
        <style:tab-stops>
          <style:tab-stop style:position="14.591cm" style:type="right"/>
        </style:tab-stops>
      </style:paragraph-properties>
      <style:text-properties style:font-name="Times New Roman" fo:font-size="14pt" fo:font-weight="normal" officeooo:rsid="00049a5a" officeooo:paragraph-rsid="00049a5a" style:font-size-asian="12.25pt" style:font-weight-asian="normal" style:font-size-complex="14pt" style:font-weight-complex="normal"/>
    </style:style>
    <style:style style:name="P58" style:family="paragraph" style:parent-style-name="Standard" style:list-style-name="L1">
      <style:paragraph-properties fo:line-height="150%" fo:text-align="start" style:justify-single-word="false">
        <style:tab-stops>
          <style:tab-stop style:position="13.97cm" style:type="right"/>
        </style:tab-stops>
      </style:paragraph-properties>
      <style:text-properties style:font-name="Times New Roman" fo:font-size="14pt" fo:font-weight="normal" officeooo:rsid="00049a5a" officeooo:paragraph-rsid="00049a5a" style:font-size-asian="12.25pt" style:font-weight-asian="normal" style:font-size-complex="14pt" style:font-weight-complex="normal"/>
    </style:style>
    <style:style style:name="P59" style:family="paragraph" style:parent-style-name="Standard" style:list-style-name="L2">
      <style:paragraph-properties fo:line-height="150%" fo:text-align="center" style:justify-single-word="false" fo:break-before="page">
        <style:tab-stops/>
      </style:paragraph-properties>
      <style:text-properties style:font-name="Times New Roman" fo:font-size="14pt" fo:font-weight="normal" officeooo:rsid="000551b3" officeooo:paragraph-rsid="000551b3" style:font-size-asian="12.25pt" style:font-weight-asian="normal" style:font-size-complex="14pt" style:font-weight-complex="normal"/>
    </style:style>
    <style:style style:name="P60" style:family="paragraph" style:parent-style-name="Standard" style:list-style-name="L2">
      <style:paragraph-properties fo:line-height="150%" fo:text-align="start" style:justify-single-word="false" fo:break-before="page">
        <style:tab-stops/>
      </style:paragraph-properties>
      <style:text-properties style:font-name="Times New Roman" fo:font-size="14pt" fo:font-weight="normal" officeooo:rsid="000551b3" officeooo:paragraph-rsid="000551b3" style:font-size-asian="12.25pt" style:font-weight-asian="normal" style:font-size-complex="14pt" style:font-weight-complex="normal"/>
    </style:style>
    <style:style style:name="P61" style:family="paragraph" style:parent-style-name="Standard" style:list-style-name="L2">
      <style:paragraph-properties fo:line-height="150%" fo:text-align="start" style:justify-single-word="false">
        <style:tab-stops/>
      </style:paragraph-properties>
      <style:text-properties style:font-name="Times New Roman" fo:font-size="14pt" fo:font-weight="normal" officeooo:rsid="000551b3" officeooo:paragraph-rsid="000551b3" style:font-size-asian="12.25pt" style:font-weight-asian="normal" style:font-size-complex="14pt" style:font-weight-complex="normal"/>
    </style:style>
    <style:style style:name="P62" style:family="paragraph" style:parent-style-name="Standard" style:list-style-name="L3">
      <loext:graphic-properties draw:fill="none"/>
      <style:paragraph-properties fo:line-height="150%" fo:text-align="start" style:justify-single-word="false" fo:background-color="transparent">
        <style:tab-stops/>
      </style:paragraph-properties>
      <style:text-properties style:font-name="Times New Roman" fo:font-size="14pt" fo:font-weight="normal" officeooo:rsid="000551b3" officeooo:paragraph-rsid="000551b3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line-height="150%" fo:text-align="start" style:justify-single-word="false">
        <style:tab-stops/>
      </style:paragraph-properties>
      <style:text-properties style:font-name="Times New Roman" fo:font-size="14pt" fo:font-weight="normal" officeooo:rsid="000551b3" officeooo:paragraph-rsid="000e98e4" style:font-size-asian="12.25pt" style:font-weight-asian="normal" style:font-size-complex="14pt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1.251cm" style:auto-text-indent="false" style:page-number="auto" fo:background-color="transparent">
        <style:tab-stops/>
      </style:paragraph-properties>
      <style:text-properties style:font-name="Times New Roman" fo:font-size="14pt" fo:font-weight="normal" officeooo:rsid="000a740e" officeooo:paragraph-rsid="000aa111" style:font-size-asian="12.25pt" style:font-weight-asian="normal" style:font-size-complex="14pt" style:font-weight-complex="normal"/>
    </style:style>
    <style:style style:name="P65" style:family="paragraph" style:parent-style-name="Standard" style:list-style-name="L2">
      <style:paragraph-properties fo:line-height="150%" fo:text-align="start" style:justify-single-word="false">
        <style:tab-stops/>
      </style:paragraph-properties>
      <style:text-properties style:font-name="Times New Roman" fo:font-size="14pt" fo:font-weight="normal" officeooo:rsid="000e98e4" officeooo:paragraph-rsid="000e98e4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line-height="150%" fo:text-align="start" style:justify-single-word="false">
        <style:tab-stops/>
      </style:paragraph-properties>
      <style:text-properties style:font-name="Menlo1" fo:font-size="14pt" style:text-underline-style="solid" style:text-underline-width="auto" style:text-underline-color="font-color" fo:font-weight="normal" officeooo:rsid="0005a160" officeooo:paragraph-rsid="000e98e4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line-height="150%" fo:text-align="start" style:justify-single-word="false" fo:break-before="page">
        <style:tab-stops/>
      </style:paragraph-properties>
      <style:text-properties style:font-name="Menlo1" fo:font-size="14pt" fo:font-weight="normal" officeooo:paragraph-rsid="000e98e4" style:font-size-asian="12.25pt" style:font-size-complex="14pt"/>
    </style:style>
    <style:style style:name="P68" style:family="paragraph" style:parent-style-name="Standard">
      <style:paragraph-properties fo:line-height="150%" fo:text-align="start" style:justify-single-word="false">
        <style:tab-stops/>
      </style:paragraph-properties>
      <style:text-properties style:font-name="Liberation Mono" fo:font-size="8pt" fo:font-weight="normal" officeooo:rsid="000551b3" officeooo:paragraph-rsid="000e98e4" style:font-size-asian="8pt" style:font-weight-asian="normal" style:font-size-complex="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a740e"/>
    </style:style>
    <style:style style:name="T3" style:family="text">
      <style:text-properties style:text-underline-style="solid" style:text-underline-width="auto" style:text-underline-color="font-color" officeooo:rsid="0005a160" style:font-weight-asian="normal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e184" style:font-weight-asian="bold" style:font-weight-complex="bold"/>
    </style:style>
    <style:style style:name="T7" style:family="text">
      <style:text-properties officeooo:rsid="00049a5a"/>
    </style:style>
    <style:style style:name="T8" style:family="text">
      <style:text-properties style:text-underline-style="dotted" style:text-underline-width="bold" style:text-underline-color="font-color"/>
    </style:style>
    <style:style style:name="T9" style:family="text">
      <style:text-properties style:text-underline-style="dotted" style:text-underline-width="bold" style:text-underline-color="font-color" fo:font-weight="bold" style:font-weight-asian="bold" style:font-weight-complex="bold"/>
    </style:style>
    <style:style style:name="T10" style:family="text">
      <style:text-properties fo:font-weight="normal" officeooo:rsid="0009082e" fo:background-color="#ffff00" loext:char-shading-value="0" style:font-weight-asian="normal" style:font-weight-complex="normal"/>
    </style:style>
    <style:style style:name="T11" style:family="text">
      <style:text-properties fo:color="#008000" loext:opacity="100%" fo:font-weight="bold"/>
    </style:style>
    <style:style style:name="T12" style:family="text">
      <style:text-properties fo:color="#008000" loext:opacity="100%" style:font-name="Menlo" fo:font-style="normal" fo:font-weight="bold"/>
    </style:style>
    <style:style style:name="T13" style:family="text">
      <style:text-properties fo:color="#008000" loext:opacity="100%" style:font-name="Menlo" fo:font-style="normal" fo:font-weight="normal"/>
    </style:style>
    <style:style style:name="T14" style:family="text">
      <style:text-properties fo:color="#008000" loext:opacity="100%" fo:font-style="normal" fo:font-weight="bold"/>
    </style:style>
    <style:style style:name="T15" style:family="text">
      <style:text-properties fo:color="#008000" loext:opacity="100%" fo:font-style="normal" fo:font-weight="normal"/>
    </style:style>
    <style:style style:name="T16" style:family="text">
      <style:text-properties fo:color="#0000ff" loext:opacity="100%"/>
    </style:style>
    <style:style style:name="T17" style:family="text">
      <style:text-properties fo:color="#0000ff" loext:opacity="100%" fo:font-weight="bold"/>
    </style:style>
    <style:style style:name="T18" style:family="text">
      <style:text-properties fo:color="#0000ff" loext:opacity="100%" fo:font-weight="bold" officeooo:rsid="000e9a53"/>
    </style:style>
    <style:style style:name="T19" style:family="text">
      <style:text-properties fo:color="#0000ff" loext:opacity="100%" style:font-name="Menlo" fo:font-style="normal" fo:font-weight="normal"/>
    </style:style>
    <style:style style:name="T20" style:family="text">
      <style:text-properties fo:color="#0000ff" loext:opacity="100%" fo:font-style="normal" fo:font-weight="normal"/>
    </style:style>
    <style:style style:name="T21" style:family="text">
      <style:text-properties fo:font-style="normal"/>
    </style:style>
    <style:style style:name="T22" style:family="text">
      <style:text-properties fo:font-style="normal" fo:font-weight="bold" style:font-weight-asian="bold" style:font-weight-complex="bold"/>
    </style:style>
    <style:style style:name="T23" style:family="text">
      <style:text-properties fo:font-style="normal" fo:font-weight="bold" officeooo:rsid="0007e184" style:font-weight-asian="bold" style:font-weight-complex="bold"/>
    </style:style>
    <style:style style:name="T24" style:family="text">
      <style:text-properties fo:font-style="normal" fo:font-weight="bold" officeooo:rsid="0009082e" style:font-weight-asian="bold" style:font-weight-complex="bold"/>
    </style:style>
    <style:style style:name="T25" style:family="text">
      <style:text-properties fo:font-style="normal" fo:font-weight="normal"/>
    </style:style>
    <style:style style:name="T26" style:family="text">
      <style:text-properties fo:font-style="normal" fo:font-weight="normal" fo:background-color="#ffff00" loext:char-shading-value="0"/>
    </style:style>
    <style:style style:name="T27" style:family="text">
      <style:text-properties fo:font-style="normal" fo:font-weight="normal" fo:background-color="#ffff00" loext:char-shading-value="0" style:font-style-asian="normal" style:font-style-complex="normal"/>
    </style:style>
    <style:style style:name="T28" style:family="text">
      <style:text-properties fo:font-style="normal" officeooo:rsid="0007e184"/>
    </style:style>
    <style:style style:name="T29" style:family="text">
      <style:text-properties fo:font-style="normal" officeooo:rsid="0009082e"/>
    </style:style>
    <style:style style:name="T30" style:family="text">
      <style:text-properties style:font-name="Menlo" fo:font-style="normal" fo:font-weight="normal"/>
    </style:style>
    <style:style style:name="T31" style:family="text">
      <style:text-properties style:font-name="Menlo" fo:font-style="normal" fo:font-weight="normal" officeooo:rsid="000e9a53"/>
    </style:style>
    <style:style style:name="T32" style:family="text">
      <style:text-properties fo:color="#666666" loext:opacity="100%"/>
    </style:style>
    <style:style style:name="T33" style:family="text">
      <style:text-properties fo:color="#666666" loext:opacity="100%" style:font-name="Menlo" fo:font-style="normal" fo:font-weight="normal"/>
    </style:style>
    <style:style style:name="T34" style:family="text">
      <style:text-properties fo:color="#666666" loext:opacity="100%" fo:font-style="normal" fo:font-weight="normal"/>
    </style:style>
    <style:style style:name="T35" style:family="text">
      <style:text-properties fo:color="#ba2121" loext:opacity="100%"/>
    </style:style>
    <style:style style:name="T36" style:family="text">
      <style:text-properties fo:color="#ba2121" loext:opacity="100%" style:font-name="Menlo" fo:font-style="normal" fo:font-weight="normal"/>
    </style:style>
    <style:style style:name="T37" style:family="text">
      <style:text-properties fo:color="#ba2121" loext:opacity="100%" style:font-name="Menlo" fo:font-style="normal" fo:font-weight="normal" officeooo:rsid="0006b75e"/>
    </style:style>
    <style:style style:name="T38" style:family="text">
      <style:text-properties fo:color="#ba2121" loext:opacity="100%" style:font-name="Menlo" fo:font-style="normal" fo:font-weight="normal" officeooo:rsid="000e9a53"/>
    </style:style>
    <style:style style:name="T39" style:family="text">
      <style:text-properties fo:color="#ba2121" loext:opacity="100%" fo:font-style="normal" fo:font-weight="normal"/>
    </style:style>
    <style:style style:name="T40" style:family="text">
      <style:text-properties fo:color="#408080" loext:opacity="100%" style:font-name="Menlo" fo:font-style="italic" fo:font-weight="normal"/>
    </style:style>
    <style:style style:name="T41" style:family="text">
      <style:text-properties fo:color="#408080" loext:opacity="100%" style:font-name="Menlo" fo:font-style="italic" fo:font-weight="normal" officeooo:rsid="001172ba"/>
    </style:style>
    <style:style style:name="T42" style:family="text">
      <style:text-properties fo:color="#408080" loext:opacity="100%" fo:font-style="italic" fo:font-weight="normal"/>
    </style:style>
    <style:style style:name="T43" style:family="text">
      <style:text-properties fo:color="#408080" loext:opacity="100%" fo:font-style="italic" fo:font-weight="normal" officeooo:rsid="00119af8"/>
    </style:style>
    <style:style style:name="T44" style:family="text">
      <style:text-properties fo:color="#aa22ff" loext:opacity="100%" style:font-name="Menlo" fo:font-style="normal" fo:font-weight="bold"/>
    </style:style>
    <style:style style:name="T45" style:family="text">
      <style:text-properties fo:color="#aa22ff" loext:opacity="100%" fo:font-style="normal" fo:font-weight="bold"/>
    </style:style>
    <style:style style:name="T46" style:family="text">
      <style:text-properties fo:color="#bb6622" loext:opacity="100%" style:font-name="Menlo" fo:font-style="normal" fo:font-weight="bold"/>
    </style:style>
    <style:style style:name="T47" style:family="text">
      <style:text-properties fo:color="#bb6622" loext:opacity="100%" fo:font-style="normal" fo:font-weight="bold"/>
    </style:style>
    <style:style style:name="T48" style:family="text">
      <style:text-properties fo:color="#d2413a" loext:opacity="100%" style:font-name="Menlo" fo:font-style="normal" fo:font-weight="bold"/>
    </style:style>
    <style:style style:name="T49" style:family="text">
      <style:text-properties officeooo:rsid="0007e184"/>
    </style:style>
    <style:style style:name="T50" style:family="text">
      <style:text-properties officeooo:rsid="0009082e"/>
    </style:style>
    <style:style style:name="T51" style:family="text">
      <style:text-properties officeooo:rsid="000aa111"/>
    </style:style>
    <style:style style:name="T52" style:family="text">
      <style:text-properties officeooo:rsid="000c9550"/>
    </style:style>
    <style:style style:name="T53" style:family="text">
      <style:text-properties officeooo:rsid="000cade6"/>
    </style:style>
    <style:style style:name="T54" style:family="text">
      <style:text-properties officeooo:rsid="000d8569"/>
    </style:style>
    <style:style style:name="T55" style:family="text">
      <style:text-properties fo:font-variant="normal" fo:text-transform="none" style:font-name="Liberation Mono" fo:font-size="6pt" fo:letter-spacing="normal" fo:font-style="normal" style:font-size-asian="6pt" style:font-size-complex="6pt" loext:padding="0cm" loext:border="none"/>
    </style:style>
    <style:style style:name="T56" style:family="text">
      <style:text-properties fo:font-variant="normal" fo:text-transform="none" fo:color="#000000" loext:opacity="100%" fo:font-size="8pt" fo:letter-spacing="normal" style:font-size-asian="8pt" style:font-size-complex="8pt"/>
    </style:style>
    <style:style style:name="T57" style:family="text">
      <style:text-properties fo:font-variant="normal" fo:text-transform="none" fo:color="#408080" loext:opacity="100%" style:font-name="Menlo" fo:font-size="8pt" fo:letter-spacing="normal" fo:font-style="normal" fo:font-weight="normal" style:font-size-asian="8pt" style:font-size-complex="8pt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space" fo:text-indent="-0.199cm" fo:margin-left="0.199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-1.406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54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21">Національний технічний університет України «Київський політехнічний інститут імені Ігоря Сікорського"</text:p>
      <text:p text:style-name="P21">Факультет інформатики та обчислювальної техніки</text:p>
      <text:p text:style-name="P16"/>
      <text:p text:style-name="P21">Кафедра інформатики та програмної інженерії</text:p>
      <text:p text:style-name="P16"/>
      <text:p text:style-name="P16"/>
      <text:p text:style-name="P16"/>
      <text:p text:style-name="P16"/>
      <text:p text:style-name="P20">Звіт</text:p>
      <text:p text:style-name="P12"/>
      <text:p text:style-name="P12">з лабораторної роботи <text:s/>№ 1 з дисципліни </text:p>
      <text:p text:style-name="P12">«Проектування алгоритмів»</text:p>
      <text:p text:style-name="P12"/>
      <text:p text:style-name="P20">“Проектування і аналіз алгоритмів зовнішнього сортування”</text:p>
      <text:p text:style-name="P12"/>
      <text:p text:style-name="P12"/>
      <text:p text:style-name="P12"/>
      <text:p text:style-name="P12"/>
      <text:p text:style-name="P12"/>
      <text:p text:style-name="P15"><text:span text:style-name="T5">Виконав(ла)</text:span><text:tab/><text:span text:style-name="T1"><text:tab/>ІП-12 Волков Вадим Всеволодович<text:tab/></text:span><text:tab/><text:span text:style-name="T1"><text:tab/>5.10.2022<text:tab/></text:span></text:p>
      <text:p text:style-name="P14"><text:tab/><text:span text:style-name="T4">(шифр, прізвище, ім’я, по батькові)</text:span></text:p>
      <text:p text:style-name="P13"/>
      <text:p text:style-name="P15"><text:span text:style-name="T5">Перевірив</text:span><text:tab/><text:span text:style-name="T1"><text:tab/></text:span><text:span text:style-name="T2">Сопов Олексій Олександрович</text:span><text:span text:style-name="T1"><text:tab/></text:span><text:tab/><text:span text:style-name="T1"><text:tab/>6.10.2022<text:tab/></text:span></text:p>
      <text:p text:style-name="P14"><text:tab/><text:span text:style-name="T4">(прізвище, ім’я, по батькові)</text:span></text:p>
      <text:p text:style-name="P19"/>
      <text:p text:style-name="P19"/>
      <text:p text:style-name="P19"/>
      <text:p text:style-name="P19">Київ 2022</text:p>
      <text:p text:style-name="P23">ЗМІСТ</text:p>
      <text:list xml:id="list1910037847" text:style-name="L1">
        <text:list-item>
          <text:p text:style-name="P56">МЕТА ЛАБОРАТОРНОЇ РОБОТИ<text:span text:style-name="T8"><text:tab/></text:span><text:span text:style-name="T7">9</text:span></text:p>
        </text:list-item>
        <text:list-item>
          <text:p text:style-name="P56">ЗАВДАННЯ<text:span text:style-name="T8"><text:tab/></text:span><text:span text:style-name="T7">9</text:span></text:p>
        </text:list-item>
        <text:list-item>
          <text:p text:style-name="P56">ВИКОНАННЯ<text:span text:style-name="T8"><text:tab/></text:span><text:span text:style-name="T7">9</text:span></text:p>
          <text:list>
            <text:list-item>
              <text:p text:style-name="P57">Псевдокод алгоритму<text:span text:style-name="T9"><text:tab/></text:span><text:span text:style-name="T5">9</text:span></text:p>
            </text:list-item>
            <text:list-item>
              <text:p text:style-name="P57">Програмна реалізація алгоритму<text:span text:style-name="T9"><text:tab/></text:span><text:span text:style-name="T5">9</text:span></text:p>
              <text:list>
                <text:list-item>
                  <text:p text:style-name="P58">Вихідний код<text:span text:style-name="T9"><text:tab/></text:span><text:span text:style-name="T5">9</text:span></text:p>
                </text:list-item>
              </text:list>
            </text:list-item>
          </text:list>
        </text:list-item>
      </text:list>
      <text:p text:style-name="P22">ВИСНОВОК<text:span text:style-name="T8"><text:tab/></text:span><text:span text:style-name="T7">9</text:span></text:p>
      <text:p text:style-name="P24">КРИТЕРІЇ ОЦІНЮВАННЯ<text:span text:style-name="T8"><text:tab/></text:span>9</text:p>
      <text:list xml:id="list650743678" text:style-name="L2">
        <text:list-item>
          <text:p text:style-name="P59">МЕТА ЛАБОРАТОРНОЇ РОБОТИ</text:p>
        </text:list-item>
      </text:list>
      <text:p text:style-name="P25">Мета роботи – вивчити основні алгоритми зовнішнього сортування та способи їх модифікації, оцінити поріг їх ефективності.</text:p>
      <text:list xml:id="list123547663145177" text:continue-numbering="true" text:style-name="L2">
        <text:list-item>
          <text:p text:style-name="P59">ЗАВДАННЯ</text:p>
        </text:list-item>
      </text:list>
      <text:p text:style-name="P25">Згідно варіанту (таблиця 2.1), розробити та записати алгоритм зовнішнього сортування за допомогою псевдокоду (чи іншого способу за вибором).</text:p>
      <text:p text:style-name="P26">Виконати програмну реалізацію алгоритму на будь-якій мові програмування та відсортувати випадковим чином згенерований масив цілих чисел, що зберігається у файлі (розмір файлу має бути не менше 10 Мб, можна значно більше).</text:p>
      <text:p text:style-name="P26">Здійснити модифікацію програми і відсортувати випадковим чином згенерований масив цілих чисел, що зберігається у файлі розміром не менше ніж двократний обсяг ОП вашого ПК. Досягти швидкості сортування з розрахунку 1Гб на 3хв. або менше. </text:p>
      <text:p text:style-name="P26">Рекомендується попередньо впорядкувати серії елементів довжиною, що займає не менше 100Мб або використати інші підходи для пришвидшення процесу сортування. </text:p>
      <text:p text:style-name="P26">Зробити узагальнений висновок з лабораторної роботи, у якому порівняти базову та модифіковану програми. У висновку деталізувати, які саме модифікації було виконано і який ефект вони дали.</text:p>
      <text:p text:style-name="P26">Таблиця 2.1 – Варіанти алгоритмі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0">№</text:p>
          </table:table-cell>
          <table:table-cell table:style-name="Таблица1.A1" office:value-type="string">
            <text:p text:style-name="P30">Алгоритм сортування</text:p>
          </table:table-cell>
        </table:table-row>
        <table:table-row table:style-name="Таблица1.1"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Пряме злиття</text:p>
          </table:table-cell>
        </table:table-row>
        <table:table-row table:style-name="Таблица1.1">
          <table:table-cell table:style-name="Таблица1.A1" office:value-type="string">
            <text:p text:style-name="P18">2</text:p>
          </table:table-cell>
          <table:table-cell table:style-name="Таблица1.A1" office:value-type="string">
            <text:p text:style-name="P18">Природне (адаптивне) злиття</text:p>
          </table:table-cell>
        </table:table-row>
        <table:table-row table:style-name="Таблица1.1">
          <table:table-cell table:style-name="Таблица1.A1" office:value-type="string">
            <text:p text:style-name="P18">3</text:p>
          </table:table-cell>
          <table:table-cell table:style-name="Таблица1.A1" office:value-type="string">
            <text:p text:style-name="P18">Збалансоване багатошляхове злиття</text:p>
          </table:table-cell>
        </table:table-row>
        <table:table-row table:style-name="Таблица1.1">
          <table:table-cell table:style-name="Таблица1.A1" office:value-type="string">
            <text:p text:style-name="P18">4</text:p>
          </table:table-cell>
          <table:table-cell table:style-name="Таблица1.A1" office:value-type="string">
            <text:p text:style-name="P18">Багатофазне сортування</text:p>
          </table:table-cell>
        </table:table-row>
        <table:table-row table:style-name="Таблица1.1">
          <table:table-cell table:style-name="Таблица1.A1" office:value-type="string">
            <text:p text:style-name="P18">5</text:p>
          </table:table-cell>
          <table:table-cell table:style-name="Таблица1.A1" office:value-type="string">
            <text:p text:style-name="P18">Пряме злиття</text:p>
          </table:table-cell>
        </table:table-row>
        <table:table-row table:style-name="Таблица1.1">
          <table:table-cell table:style-name="Таблица1.A1" office:value-type="string">
            <text:p text:style-name="P18">6</text:p>
          </table:table-cell>
          <table:table-cell table:style-name="Таблица1.A1" office:value-type="string">
            <text:p text:style-name="P18">Природне (адаптивне) злиття</text:p>
          </table:table-cell>
        </table:table-row>
        <table:table-row table:style-name="Таблица1.1">
          <table:table-cell table:style-name="Таблица1.A1" office:value-type="string">
            <text:p text:style-name="P18">7</text:p>
          </table:table-cell>
          <table:table-cell table:style-name="Таблица1.A1" office:value-type="string">
            <text:p text:style-name="P18">Збалансоване багатошляхове злиття</text:p>
          </table:table-cell>
        </table:table-row>
        <table:table-row table:style-name="Таблица1.1">
          <table:table-cell table:style-name="Таблица1.A1" office:value-type="string">
            <text:p text:style-name="P18">8</text:p>
          </table:table-cell>
          <table:table-cell table:style-name="Таблица1.A1" office:value-type="string">
            <text:p text:style-name="P18">Багатофазне сортування</text:p>
          </table:table-cell>
        </table:table-row>
        <table:table-row table:style-name="Таблица1.1">
          <table:table-cell table:style-name="Таблица1.A1" office:value-type="string">
            <text:p text:style-name="P18">9</text:p>
          </table:table-cell>
          <table:table-cell table:style-name="Таблица1.A1" office:value-type="string">
            <text:p text:style-name="P18">Пряме злиття</text:p>
          </table:table-cell>
        </table:table-row>
        <table:table-row table:style-name="Таблица1.1">
          <table:table-cell table:style-name="Таблица1.A1" office:value-type="string">
            <text:p text:style-name="P18">10</text:p>
          </table:table-cell>
          <table:table-cell table:style-name="Таблица1.A1" office:value-type="string">
            <text:p text:style-name="P18">Природне (адаптивне) злиття</text:p>
          </table:table-cell>
        </table:table-row>
        <table:table-row table:style-name="Таблица1.1">
          <table:table-cell table:style-name="Таблица1.A1" office:value-type="string">
            <text:p text:style-name="P17">11</text:p>
          </table:table-cell>
          <table:table-cell table:style-name="Таблица1.A1" office:value-type="string">
            <text:p text:style-name="P18">Збалансоване багатошляхове злиття</text:p>
          </table:table-cell>
        </table:table-row>
        <table:table-row table:style-name="Таблица1.1">
          <table:table-cell table:style-name="Таблица1.A1" office:value-type="string">
            <text:p text:style-name="P17">12</text:p>
          </table:table-cell>
          <table:table-cell table:style-name="Таблица1.A1" office:value-type="string">
            <text:p text:style-name="P18">Багатофазне сортування</text:p>
          </table:table-cell>
        </table:table-row>
        <table:table-row table:style-name="Таблица1.1">
          <table:table-cell table:style-name="Таблица1.A1" office:value-type="string">
            <text:p text:style-name="P17">13</text:p>
          </table:table-cell>
          <table:table-cell table:style-name="Таблица1.A1" office:value-type="string">
            <text:p text:style-name="P18">Пряме злиття</text:p>
          </table:table-cell>
        </table:table-row>
        <table:table-row table:style-name="Таблица1.1">
          <table:table-cell table:style-name="Таблица1.A1" office:value-type="string">
            <text:p text:style-name="P17">14</text:p>
          </table:table-cell>
          <table:table-cell table:style-name="Таблица1.A1" office:value-type="string">
            <text:p text:style-name="P18">Природне (адаптивне) злиття</text:p>
          </table:table-cell>
        </table:table-row>
        <table:table-row table:style-name="Таблица1.1">
          <table:table-cell table:style-name="Таблица1.A1" office:value-type="string">
            <text:p text:style-name="P17">15</text:p>
          </table:table-cell>
          <table:table-cell table:style-name="Таблица1.A1" office:value-type="string">
            <text:p text:style-name="P18">Збалансоване багатошляхове злитт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17">16</text:p>
          </table:table-cell>
          <table:table-cell table:style-name="Таблица1.A1" office:value-type="string">
            <text:p text:style-name="P18">Багатофазне сортування</text:p>
          </table:table-cell>
        </table:table-row>
        <table:table-row table:style-name="Таблица1.1">
          <table:table-cell table:style-name="Таблица1.A1" office:value-type="string">
            <text:p text:style-name="P17">17</text:p>
          </table:table-cell>
          <table:table-cell table:style-name="Таблица1.A1" office:value-type="string">
            <text:p text:style-name="P18">Пряме злиття</text:p>
          </table:table-cell>
        </table:table-row>
        <table:table-row table:style-name="Таблица1.1">
          <table:table-cell table:style-name="Таблица1.A1" office:value-type="string">
            <text:p text:style-name="P17">18</text:p>
          </table:table-cell>
          <table:table-cell table:style-name="Таблица1.A1" office:value-type="string">
            <text:p text:style-name="P18">Природне (адаптивне) злиття</text:p>
          </table:table-cell>
        </table:table-row>
        <table:table-row table:style-name="Таблица1.1">
          <table:table-cell table:style-name="Таблица1.A1" office:value-type="string">
            <text:p text:style-name="P17">19</text:p>
          </table:table-cell>
          <table:table-cell table:style-name="Таблица1.A1" office:value-type="string">
            <text:p text:style-name="P18">Збалансоване багатошляхове злиття</text:p>
          </table:table-cell>
        </table:table-row>
        <table:table-row table:style-name="Таблица1.1">
          <table:table-cell table:style-name="Таблица1.A1" office:value-type="string">
            <text:p text:style-name="P17">20</text:p>
          </table:table-cell>
          <table:table-cell table:style-name="Таблица1.A1" office:value-type="string">
            <text:p text:style-name="P18">Багатофазне сортування</text:p>
          </table:table-cell>
        </table:table-row>
        <table:table-row table:style-name="Таблица1.1">
          <table:table-cell table:style-name="Таблица1.A1" office:value-type="string">
            <text:p text:style-name="P17">21</text:p>
          </table:table-cell>
          <table:table-cell table:style-name="Таблица1.A1" office:value-type="string">
            <text:p text:style-name="P18">Пряме злиття</text:p>
          </table:table-cell>
        </table:table-row>
        <table:table-row table:style-name="Таблица1.1">
          <table:table-cell table:style-name="Таблица1.A1" office:value-type="string">
            <text:p text:style-name="P17">22</text:p>
          </table:table-cell>
          <table:table-cell table:style-name="Таблица1.A1" office:value-type="string">
            <text:p text:style-name="P18">Природне (адаптивне) злиття</text:p>
          </table:table-cell>
        </table:table-row>
        <table:table-row table:style-name="Таблица1.1">
          <table:table-cell table:style-name="Таблица1.A1" office:value-type="string">
            <text:p text:style-name="P17">23</text:p>
          </table:table-cell>
          <table:table-cell table:style-name="Таблица1.A1" office:value-type="string">
            <text:p text:style-name="P18">Збалансоване багатошляхове злиття</text:p>
          </table:table-cell>
        </table:table-row>
        <table:table-row table:style-name="Таблица1.1">
          <table:table-cell table:style-name="Таблица1.A1" office:value-type="string">
            <text:p text:style-name="P17">24</text:p>
          </table:table-cell>
          <table:table-cell table:style-name="Таблица1.A1" office:value-type="string">
            <text:p text:style-name="P18">Багатофазне сортування</text:p>
          </table:table-cell>
        </table:table-row>
        <table:table-row table:style-name="Таблица1.1">
          <table:table-cell table:style-name="Таблица1.A1" office:value-type="string">
            <text:p text:style-name="P17">25</text:p>
          </table:table-cell>
          <table:table-cell table:style-name="Таблица1.A1" office:value-type="string">
            <text:p text:style-name="P18">Пряме злиття</text:p>
          </table:table-cell>
        </table:table-row>
        <table:table-row table:style-name="Таблица1.1">
          <table:table-cell table:style-name="Таблица1.A1" office:value-type="string">
            <text:p text:style-name="P17">26</text:p>
          </table:table-cell>
          <table:table-cell table:style-name="Таблица1.A1" office:value-type="string">
            <text:p text:style-name="P18">Природне (адаптивне) злиття</text:p>
          </table:table-cell>
        </table:table-row>
        <table:table-row table:style-name="Таблица1.1">
          <table:table-cell table:style-name="Таблица1.A1" office:value-type="string">
            <text:p text:style-name="P17">27</text:p>
          </table:table-cell>
          <table:table-cell table:style-name="Таблица1.A1" office:value-type="string">
            <text:p text:style-name="P18">Збалансоване багатошляхове злиття</text:p>
          </table:table-cell>
        </table:table-row>
        <table:table-row table:style-name="Таблица1.1">
          <table:table-cell table:style-name="Таблица1.A1" office:value-type="string">
            <text:p text:style-name="P17">28</text:p>
          </table:table-cell>
          <table:table-cell table:style-name="Таблица1.A1" office:value-type="string">
            <text:p text:style-name="P18">Багатофазне сортування</text:p>
          </table:table-cell>
        </table:table-row>
        <table:table-row table:style-name="Таблица1.1">
          <table:table-cell table:style-name="Таблица1.A1" office:value-type="string">
            <text:p text:style-name="P17">29</text:p>
          </table:table-cell>
          <table:table-cell table:style-name="Таблица1.A1" office:value-type="string">
            <text:p text:style-name="P18">Пряме злиття</text:p>
          </table:table-cell>
        </table:table-row>
        <table:table-row table:style-name="Таблица1.1">
          <table:table-cell table:style-name="Таблица1.A1" office:value-type="string">
            <text:p text:style-name="P17">30</text:p>
          </table:table-cell>
          <table:table-cell table:style-name="Таблица1.A1" office:value-type="string">
            <text:p text:style-name="P18">Природне (адаптивне) злиття</text:p>
          </table:table-cell>
        </table:table-row>
        <table:table-row table:style-name="Таблица1.1">
          <table:table-cell table:style-name="Таблица1.A1" office:value-type="string">
            <text:p text:style-name="P17">31</text:p>
          </table:table-cell>
          <table:table-cell table:style-name="Таблица1.A1" office:value-type="string">
            <text:p text:style-name="P18">Збалансоване багатошляхове злиття</text:p>
          </table:table-cell>
        </table:table-row>
        <table:table-row table:style-name="Таблица1.1">
          <table:table-cell table:style-name="Таблица1.A1" office:value-type="string">
            <text:p text:style-name="P17">32</text:p>
          </table:table-cell>
          <table:table-cell table:style-name="Таблица1.A1" office:value-type="string">
            <text:p text:style-name="P18">Багатофазне сортування</text:p>
          </table:table-cell>
        </table:table-row>
        <table:table-row table:style-name="Таблица1.1">
          <table:table-cell table:style-name="Таблица1.A1" office:value-type="string">
            <text:p text:style-name="P17">33</text:p>
          </table:table-cell>
          <table:table-cell table:style-name="Таблица1.A1" office:value-type="string">
            <text:p text:style-name="P18">Пряме злиття</text:p>
          </table:table-cell>
        </table:table-row>
        <table:table-row table:style-name="Таблица1.1">
          <table:table-cell table:style-name="Таблица1.A1" office:value-type="string">
            <text:p text:style-name="P17">34</text:p>
          </table:table-cell>
          <table:table-cell table:style-name="Таблица1.A1" office:value-type="string">
            <text:p text:style-name="P18">Природне (адаптивне) злиття</text:p>
          </table:table-cell>
        </table:table-row>
        <table:table-row table:style-name="Таблица1.1">
          <table:table-cell table:style-name="Таблица1.A1" office:value-type="string">
            <text:p text:style-name="P17">35</text:p>
          </table:table-cell>
          <table:table-cell table:style-name="Таблица1.A1" office:value-type="string">
            <text:p text:style-name="P18">Збалансоване багатошляхове злиття</text:p>
          </table:table-cell>
        </table:table-row>
      </table:table>
      <text:list xml:id="list123547097204904" text:continue-numbering="true" text:style-name="L2">
        <text:list-item>
          <text:p text:style-name="P60">ВИКОНАННЯ</text:p>
          <text:list>
            <text:list-item>
              <text:p text:style-name="P61">Псевдокод алгоритму</text:p>
            </text:list-item>
          </text:list>
        </text:list-item>
      </text:list>
      <text:p text:style-name="P7">class Run:</text:p>
      <text:p text:style-name="P8"><text:s text:c="8"/><text:span text:style-name="T22">constructor(start, length, binFile):</text:span></text:p>
      <text:p text:style-name="P8"><text:s text:c="16"/><text:span text:style-name="T25">this.start = start</text:span></text:p>
      <text:p text:style-name="P8"><text:s text:c="16"/><text:span text:style-name="T25">this.length = length</text:span></text:p>
      <text:p text:style-name="P8"><text:s text:c="16"/><text:span text:style-name="T25">this.pos = 0</text:span></text:p>
      <text:p text:style-name="P8"><text:s text:c="16"/><text:span text:style-name="T25">this.binFile = binFile</text:span></text:p>
      <text:p text:style-name="P8"><text:s text:c="16"/><text:span text:style-name="T22">if</text:span><text:span text:style-name="T25"> length &gt; 0 </text:span><text:span text:style-name="T22">then</text:span></text:p>
      <text:p text:style-name="P8"><text:s text:c="24"/><text:span text:style-name="T25">this.hasMore = True</text:span></text:p>
      <text:p text:style-name="P8"><text:s text:c="24"/><text:span text:style-name="T25">this.value = binFile.getInt32(start)</text:span></text:p>
      <text:p text:style-name="P8"><text:s text:c="16"/><text:span text:style-name="T22">else</text:span></text:p>
      <text:p text:style-name="P8"><text:s text:c="24"/><text:span text:style-name="T25">this.hasMore = False</text:span></text:p>
      <text:p text:style-name="P8"><text:s text:c="24"/><text:span text:style-name="T25">this.value = 0</text:span></text:p>
      <text:p text:style-name="P8"><text:s text:c="16"/><text:span text:style-name="T22">end </text:span><text:span text:style-name="T24">if</text:span></text:p>
      <text:p text:style-name="P8"><text:s text:c="8"/><text:span text:style-name="T22">end </text:span><text:span text:style-name="T24">function</text:span></text:p>
      <text:p text:style-name="P10"/>
      <text:p text:style-name="P8"><text:s text:c="8"/><text:span text:style-name="T22">next():</text:span></text:p>
      <text:p text:style-name="P8"><text:s text:c="16"/><text:span text:style-name="T25">this.pos += 1</text:span></text:p>
      <text:p text:style-name="P8"><text:s text:c="16"/><text:span text:style-name="T22">if</text:span><text:span text:style-name="T25"> this.pos &lt; this.length </text:span><text:span text:style-name="T22">then</text:span></text:p>
      <text:p text:style-name="P8"><text:s text:c="24"/><text:span text:style-name="T25">this.value = this.binFile.getInt32(this.start + this.pos)</text:span></text:p>
      <text:p text:style-name="P8"><text:s text:c="16"/><text:span text:style-name="T22">else</text:span></text:p>
      <text:p text:style-name="P8"><text:s text:c="24"/><text:span text:style-name="T25">this.hasMore = False</text:span></text:p>
      <text:p text:style-name="P8"><text:s text:c="16"/><text:span text:style-name="T22">end </text:span><text:span text:style-name="T24">if</text:span></text:p>
      <text:p text:style-name="P9"><text:s text:c="8"/><text:span text:style-name="T21">end </text:span><text:span text:style-name="T29">function</text:span></text:p>
      <text:p text:style-name="P6">end <text:span text:style-name="T50">class</text:span></text:p>
      <text:p text:style-name="P10"/>
      <text:p text:style-name="P6">sort(fileCount, runSize, visualize):</text:p>
      <text:p text:style-name="P8"><text:s text:c="8"/><text:span text:style-name="T25">binf = createAndOpenFile("numbers")</text:span></text:p>
      <text:p text:style-name="P10"/>
      <text:p text:style-name="P8"><text:s text:c="8"/><text:span text:style-name="T26"># Створення файлів</text:span></text:p>
      <text:p text:style-name="P10"/>
      <text:p text:style-name="P8"><text:s text:c="8"/><text:span text:style-name="T25">inputFiles = []</text:span></text:p>
      <text:p text:style-name="P8"><text:s text:c="8"/><text:span text:style-name="T25">inputFileRuns = []</text:span></text:p>
      <text:p text:style-name="P8"><text:s text:c="8"/><text:span text:style-name="T25">outputFile = createAndOpenFile("workingFile0")</text:span></text:p>
      <text:p text:style-name="P8"><text:s text:c="8"/><text:span text:style-name="T25">outputFileRuns = []</text:span></text:p>
      <text:p text:style-name="P8"><text:s text:c="8"/><text:span text:style-name="T22">for</text:span><text:span text:style-name="T25"> i=1 </text:span><text:span text:style-name="T22">to</text:span><text:span text:style-name="T25"> fileCount </text:span><text:span text:style-name="T22">do</text:span></text:p>
      <text:p text:style-name="P8"><text:s text:c="16"/><text:span text:style-name="T25">inputFiles.append(createAndOpenFile("workingFile"+i))</text:span></text:p>
      <text:p text:style-name="P8"><text:s text:c="16"/><text:span text:style-name="T25">inputFileRuns.append([])</text:span></text:p>
      <text:p text:style-name="P8"><text:s text:c="8"/><text:span text:style-name="T22">end </text:span><text:span text:style-name="T24">for</text:span></text:p>
      <text:p text:style-name="P10"/>
      <text:p text:style-name="P10"/>
      <text:p text:style-name="P8"><text:s text:c="8"/><text:span text:style-name="T26"># Розрахунок розподілів</text:span></text:p>
      <text:p text:style-name="P10"/>
      <text:p text:style-name="P8"><text:s text:c="8"/><text:span text:style-name="T25">distributions = [1 ... 1] (n = inputFiles.length)</text:span></text:p>
      <text:p text:style-name="P8"><text:s text:c="8"/><text:span text:style-name="T25">currentSize = inputFiles.length</text:span></text:p>
      <text:p text:style-name="P8"><text:s text:c="8"/><text:span text:style-name="T25">targetSize = ceiling(binf.size / runSize)</text:span></text:p>
      <text:p text:style-name="P8"><text:s text:c="8"/><text:span text:style-name="T22">while</text:span><text:span text:style-name="T25"> currentSize &lt; targetSize </text:span><text:span text:style-name="T22">do</text:span></text:p>
      <text:p text:style-name="P8"><text:s text:c="16"/><text:span text:style-name="T25">maxVal = -1</text:span></text:p>
      <text:p text:style-name="P8"><text:s text:c="16"/><text:span text:style-name="T25">maxI = 0</text:span></text:p>
      <text:p text:style-name="P8"><text:s text:c="16"/><text:span text:style-name="T22">for</text:span><text:span text:style-name="T25"> i=0 </text:span><text:span text:style-name="T22">to</text:span><text:span text:style-name="T25"> distributions.length </text:span><text:span text:style-name="T22">do</text:span></text:p>
      <text:p text:style-name="P8"><text:s text:c="24"/><text:span text:style-name="T22">if</text:span><text:span text:style-name="T25"> distributions[i] &gt; maxVal </text:span><text:span text:style-name="T22">then</text:span></text:p>
      <text:p text:style-name="P8"><text:s text:c="32"/><text:span text:style-name="T25">maxVal = distributions[i]</text:span></text:p>
      <text:p text:style-name="P8"><text:s text:c="32"/><text:span text:style-name="T25">maxI = i</text:span></text:p>
      <text:p text:style-name="P8"><text:s text:c="24"/><text:span text:style-name="T22">end</text:span></text:p>
      <text:p text:style-name="P9"><text:s text:c="16"/><text:span text:style-name="T21">end</text:span></text:p>
      <text:p text:style-name="P8"><text:span text:style-name="T5"><text:s text:c="16"/></text:span><text:span text:style-name="T22">for</text:span><text:span text:style-name="T25"> i=0 </text:span><text:span text:style-name="T22">to</text:span><text:span text:style-name="T25"> distributions.length </text:span><text:span text:style-name="T22">do</text:span></text:p>
      <text:p text:style-name="P8"><text:s text:c="24"/><text:span text:style-name="T25">if i != maxI </text:span><text:span text:style-name="T22">then</text:span></text:p>
      <text:p text:style-name="P8"><text:s text:c="32"/><text:span text:style-name="T25">distributions[i] += maxVal</text:span></text:p>
      <text:p text:style-name="P8"><text:s text:c="32"/><text:span text:style-name="T25">currentSize += maxVal</text:span></text:p>
      <text:p text:style-name="P8"><text:s text:c="24"/><text:span text:style-name="T22">end </text:span><text:span text:style-name="T24">if</text:span></text:p>
      <text:p text:style-name="P9"><text:s text:c="16"/><text:span text:style-name="T21">end </text:span><text:span text:style-name="T29">for</text:span></text:p>
      <text:p text:style-name="P31"><text:s text:c="8"/>end while</text:p>
      <text:p text:style-name="P8"><text:s text:c="8"/><text:span text:style-name="T25">totalRuns = currentSize</text:span></text:p>
      <text:p text:style-name="P10"/>
      <text:p text:style-name="P10"/>
      <text:p text:style-name="P8"><text:s text:c="8"/><text:span text:style-name="T26"># Розбиття вхідного файлу у відсортовані серії певної довжини</text:span></text:p>
      <text:p text:style-name="P10"/>
      <text:p text:style-name="P8"><text:s text:c="8"/><text:span text:style-name="T25">writeFilePos = [0 ... 0] (n = inputFiles.length)</text:span></text:p>
      <text:p text:style-name="P8"><text:s text:c="8"/><text:span text:style-name="T25">writeToFiles = [0, 1 ... inputFiles.length]</text:span></text:p>
      <text:p text:style-name="P8"><text:s text:c="8"/><text:span text:style-name="T25">distr = distributions.copy()</text:span></text:p>
      <text:p text:style-name="P8"><text:s text:c="8"/><text:span text:style-name="T25">writeToFile = 0</text:span></text:p>
      <text:p text:style-name="P8"><text:s text:c="8"/><text:span text:style-name="T25">writeToFileIdx = 0</text:span></text:p>
      <text:p text:style-name="P8"><text:s text:c="8"/><text:span text:style-name="T25">readPos = 0</text:span></text:p>
      <text:p text:style-name="P8"><text:s text:c="8"/><text:span text:style-name="T25">runsWrittenSoFar = 0</text:span></text:p>
      <text:p text:style-name="P8"><text:s text:c="8"/><text:span text:style-name="T22">while</text:span><text:span text:style-name="T25"> readPos &lt; binf.size </text:span><text:span text:style-name="T22">do</text:span></text:p>
      <text:p text:style-name="P8"><text:soft-page-break/><text:s text:c="16"/><text:span text:style-name="T25">ints = binf.getInts32(readPos, runSize)</text:span></text:p>
      <text:p text:style-name="P8"><text:s text:c="16"/><text:span text:style-name="T25">ints.sort()</text:span></text:p>
      <text:p text:style-name="P8"><text:s text:c="16"/><text:span text:style-name="T25">inputFiles[writeToFile].setInts32(writeFilePos[writeToFile], ints)</text:span></text:p>
      <text:p text:style-name="P8"><text:s text:c="16"/><text:span text:style-name="T25">inputFileRuns[writeToFile].append(</text:span><text:span text:style-name="T22">new Run</text:span><text:span text:style-name="T25">(writeFilePos[writeToFile], ints.length, inputFiles[writeToFile]))</text:span></text:p>
      <text:p text:style-name="P8"><text:s text:c="16"/><text:span text:style-name="T25">distr[writeToFileIdx] -= 1</text:span></text:p>
      <text:p text:style-name="P8"><text:s text:c="16"/><text:span text:style-name="T22">if</text:span><text:span text:style-name="T25"> distr[writeToFileIdx] &lt; 1 </text:span><text:span text:style-name="T22">then</text:span></text:p>
      <text:p text:style-name="P8"><text:s text:c="24"/><text:span text:style-name="T25">writeToFiles.remove(writeToFileIdx)</text:span></text:p>
      <text:p text:style-name="P8"><text:s text:c="24"/><text:span text:style-name="T25">distr.remove(writeToFileIdx)</text:span></text:p>
      <text:p text:style-name="P8"><text:s text:c="24"/><text:span text:style-name="T25">writeToFileIdx -= 1</text:span></text:p>
      <text:p text:style-name="P8"><text:s text:c="16"/><text:span text:style-name="T22">end </text:span><text:span text:style-name="T23">if</text:span></text:p>
      <text:p text:style-name="P10"/>
      <text:p text:style-name="P8"><text:s text:c="16"/><text:span text:style-name="T25">readPos += runSize</text:span></text:p>
      <text:p text:style-name="P8"><text:s text:c="16"/><text:span text:style-name="T25">writeFilePos[writeToFile] += runSize</text:span></text:p>
      <text:p text:style-name="P8"><text:s text:c="16"/><text:span text:style-name="T25">writeToFileIdx = (writeToFileIdx + 1) % writeToFiles.length</text:span></text:p>
      <text:p text:style-name="P8"><text:s text:c="16"/><text:span text:style-name="T25">writeToFile = writeToFiles[writeToFileIdx]</text:span></text:p>
      <text:p text:style-name="P8"><text:s text:c="16"/><text:span text:style-name="T25">runsWrittenSoFar += 1</text:span></text:p>
      <text:p text:style-name="P8"><text:s text:c="8"/><text:span text:style-name="T22">end </text:span><text:span text:style-name="T23">while</text:span></text:p>
      <text:p text:style-name="P10"/>
      <text:p text:style-name="P10"/>
      <text:p text:style-name="P8"><text:s text:c="8"/><text:span text:style-name="T26"># Додання пустих серій</text:span></text:p>
      <text:p text:style-name="P10"/>
      <text:p text:style-name="P8"><text:s text:c="8"/><text:span text:style-name="T22">while</text:span><text:span text:style-name="T25"> runsWrittenSoFar &lt; totalRuns </text:span><text:span text:style-name="T22">do</text:span></text:p>
      <text:p text:style-name="P8"><text:s text:c="16"/><text:span text:style-name="T25">inputFileRuns[writeToFile].append(</text:span><text:span text:style-name="T22">new Run</text:span><text:span text:style-name="T25">(writeFilePos[writeToFile], 0, inputFiles[writeToFile]))</text:span></text:p>
      <text:p text:style-name="P8"><text:s text:c="16"/><text:span text:style-name="T25">distr[writeToFileIdx] -= 1</text:span></text:p>
      <text:p text:style-name="P10"/>
      <text:p text:style-name="P8"><text:s text:c="16"/><text:span text:style-name="T22">if</text:span><text:span text:style-name="T25"> distr[writeToFileIdx] &lt; 1 </text:span><text:span text:style-name="T22">then</text:span></text:p>
      <text:p text:style-name="P8"><text:s text:c="24"/><text:span text:style-name="T25">writeToFiles.pop(writeToFileIdx)</text:span></text:p>
      <text:p text:style-name="P8"><text:s text:c="24"/><text:span text:style-name="T25">distr.pop(writeToFileIdx)</text:span></text:p>
      <text:p text:style-name="P8"><text:s text:c="24"/><text:span text:style-name="T25">writeToFileIdx -= 1</text:span></text:p>
      <text:p text:style-name="P8"><text:s text:c="16"/><text:span text:style-name="T22">end</text:span></text:p>
      <text:p text:style-name="P10"/>
      <text:p text:style-name="P8"><text:s text:c="16"/><text:span text:style-name="T22">if</text:span><text:span text:style-name="T25"> writeToFiles.length &gt; 0 </text:span><text:span text:style-name="T22">then</text:span></text:p>
      <text:p text:style-name="P8"><text:s text:c="24"/><text:span text:style-name="T25">writeToFileIdx = (writeToFileIdx + 1) % writeToFiles.length</text:span></text:p>
      <text:p text:style-name="P8"><text:s text:c="24"/><text:span text:style-name="T25">writeToFile = writeToFiles[writeToFileIdx]</text:span></text:p>
      <text:p text:style-name="P8"><text:s text:c="16"/><text:span text:style-name="T22">end </text:span><text:span text:style-name="T23">if</text:span></text:p>
      <text:p text:style-name="P8"><text:s text:c="16"/><text:span text:style-name="T25">runsWrittenSoFar += 1</text:span></text:p>
      <text:p text:style-name="P8"><text:s text:c="8"/><text:span text:style-name="T22">end </text:span><text:span text:style-name="T23">while</text:span></text:p>
      <text:p text:style-name="P10"/>
      <text:p text:style-name="P10"/>
      <text:p text:style-name="P8"><text:s text:c="8"/><text:span text:style-name="T27"># Багатофазне злиття</text:span></text:p>
      <text:p text:style-name="P33"/>
      <text:p text:style-name="P8"><text:s text:c="8"/><text:span text:style-name="T25">keepGoing = True</text:span></text:p>
      <text:p text:style-name="P8"><text:s text:c="8"/><text:span text:style-name="T25">outputPos = 0</text:span></text:p>
      <text:p text:style-name="P8"><text:s text:c="8"/><text:span text:style-name="T22">while</text:span><text:span text:style-name="T25"> keepGoing </text:span><text:span text:style-name="T22">do</text:span></text:p>
      <text:p text:style-name="P8"><text:s text:c="16"/><text:span text:style-name="T25">hasMore = True</text:span></text:p>
      <text:p text:style-name="P8"><text:s text:c="16"/><text:span text:style-name="T25">outputStart = outputPos</text:span></text:p>
      <text:p text:style-name="P8"><text:s text:c="16"/><text:span text:style-name="T22">while</text:span><text:span text:style-name="T25"> hasMore </text:span><text:span text:style-name="T22">do</text:span></text:p>
      <text:p text:style-name="P8"><text:s text:c="24"/><text:span text:style-name="T25">minI = -1</text:span></text:p>
      <text:p text:style-name="P8"><text:s text:c="24"/><text:span text:style-name="T25">minVal = 9999999</text:span></text:p>
      <text:p text:style-name="P8"><text:s text:c="24"/><text:span text:style-name="T22">for</text:span><text:span text:style-name="T25"> i=0 to inputFiles.length </text:span><text:span text:style-name="T22">do</text:span></text:p>
      <text:p text:style-name="P8"><text:s text:c="32"/><text:span text:style-name="T22">if</text:span><text:span text:style-name="T25"> inputFileRuns[i].length &gt; 0 and inputFileRuns[i][0].hasMore </text:span><text:span text:style-name="T22">then</text:span></text:p>
      <text:p text:style-name="P8"><text:s text:c="40"/><text:span text:style-name="T25">value = inputFileRuns[i][0].value</text:span></text:p>
      <text:p text:style-name="P8"><text:s text:c="40"/><text:span text:style-name="T22">if</text:span><text:span text:style-name="T25"> value &lt; minVal </text:span><text:span text:style-name="T22">then</text:span></text:p>
      <text:p text:style-name="P8"><text:s text:c="48"/><text:span text:style-name="T25">minVal = value</text:span></text:p>
      <text:p text:style-name="P8"><text:s text:c="48"/><text:span text:style-name="T25">minI = i</text:span></text:p>
      <text:p text:style-name="P8"><text:s text:c="40"/><text:span text:style-name="T22">end </text:span><text:span text:style-name="T23">if</text:span></text:p>
      <text:p text:style-name="P9"><text:s text:c="32"/><text:span text:style-name="T21">end </text:span><text:span text:style-name="T28">if</text:span></text:p>
      <text:p text:style-name="P9"><text:s text:c="24"/><text:span text:style-name="T21">end </text:span><text:span text:style-name="T28">for</text:span></text:p>
      <text:p text:style-name="P8"><text:span text:style-name="T5"><text:s text:c="24"/></text:span><text:span text:style-name="T22">if</text:span><text:span text:style-name="T25"> minI &gt; -1 </text:span><text:span text:style-name="T22">then</text:span></text:p>
      <text:p text:style-name="P8"><text:s text:c="32"/><text:span text:style-name="T25">outputFile.setInt32(outputPos, minVal)</text:span></text:p>
      <text:p text:style-name="P8"><text:s text:c="32"/><text:span text:style-name="T25">outputPos += 1</text:span></text:p>
      <text:p text:style-name="P8"><text:s text:c="32"/><text:span text:style-name="T25">inputFileRuns[minI][0].next()</text:span></text:p>
      <text:p text:style-name="P8"><text:s text:c="32"/><text:span text:style-name="T25">hasMore = True</text:span></text:p>
      <text:p text:style-name="P8"><text:s text:c="24"/><text:span text:style-name="T22">else</text:span></text:p>
      <text:p text:style-name="P8"><text:s text:c="32"/><text:span text:style-name="T25">hasMore = False</text:span></text:p>
      <text:p text:style-name="P8"><text:s text:c="24"/><text:span text:style-name="T22">end </text:span><text:span text:style-name="T23">if</text:span></text:p>
      <text:p text:style-name="P32"><text:s text:c="16"/>end while</text:p>
      <text:p text:style-name="P10"/>
      <text:p text:style-name="P8"><text:s text:c="16"/><text:span text:style-name="T25">outputLength = outputPos - outputStart</text:span></text:p>
      <text:p text:style-name="P8"><text:s text:c="16"/><text:span text:style-name="T25">outputFileRuns.append(</text:span><text:span text:style-name="T22">new Run</text:span><text:span text:style-name="T25">(outputStart, outputLength, outputFile))</text:span></text:p>
      <text:p text:style-name="P8"><text:s text:c="16"/><text:span text:style-name="T25">switchTo = -1</text:span></text:p>
      <text:p text:style-name="P8"><text:s text:c="16"/><text:span text:style-name="T25">switchToCount = 0</text:span></text:p>
      <text:p text:style-name="P8"><text:s text:c="16"/><text:span text:style-name="T22">for</text:span><text:span text:style-name="T25"> i=0 </text:span><text:span text:style-name="T22">to</text:span><text:span text:style-name="T25"> inputFiles.length </text:span><text:span text:style-name="T22">then</text:span></text:p>
      <text:p text:style-name="P8"><text:s text:c="24"/><text:span text:style-name="T22">if</text:span><text:span text:style-name="T25"> inputFileRuns[i].length &gt; 0 </text:span><text:span text:style-name="T22">then</text:span></text:p>
      <text:p text:style-name="P8"><text:s text:c="32"/><text:span text:style-name="T25">inputFileRuns[i].pop(0)</text:span></text:p>
      <text:p text:style-name="P8"><text:s text:c="32"/><text:span text:style-name="T22">if</text:span><text:span text:style-name="T25"> inputFileRuns[i].length == 0 </text:span><text:span text:style-name="T22">then</text:span></text:p>
      <text:p text:style-name="P8"><text:s text:c="40"/><text:span text:style-name="T25">switchTo = i</text:span></text:p>
      <text:p text:style-name="P8"><text:s text:c="40"/><text:span text:style-name="T25">switchToCount += 1</text:span></text:p>
      <text:p text:style-name="P8"><text:soft-page-break/><text:s text:c="32"/><text:span text:style-name="T22">end </text:span><text:span text:style-name="T23">if</text:span></text:p>
      <text:p text:style-name="P8"><text:s text:c="24"/><text:span text:style-name="T22">end </text:span><text:span text:style-name="T23">if</text:span></text:p>
      <text:p text:style-name="P8"><text:s text:c="16"/><text:span text:style-name="T22">end </text:span><text:span text:style-name="T23">for</text:span></text:p>
      <text:p text:style-name="P10"/>
      <text:p text:style-name="P8"><text:s text:c="16"/><text:span text:style-name="T22">if</text:span><text:span text:style-name="T25"> switchToCount == inputFiles.length </text:span><text:span text:style-name="T22">then</text:span></text:p>
      <text:p text:style-name="P8"><text:s text:c="24"/><text:span text:style-name="T25">keepGoing = False</text:span></text:p>
      <text:p text:style-name="P8"><text:s text:c="16"/><text:span text:style-name="T22">else</text:span></text:p>
      <text:p text:style-name="P8"><text:s text:c="24"/><text:span text:style-name="T22">if</text:span><text:span text:style-name="T25"> switchTo &gt; -1 </text:span><text:span text:style-name="T22">then</text:span></text:p>
      <text:p text:style-name="P8"><text:s text:c="32"/><text:span text:style-name="T25">temp = outputFile</text:span></text:p>
      <text:p text:style-name="P8"><text:s text:c="32"/><text:span text:style-name="T25">outputFile = inputFiles[switchTo]</text:span></text:p>
      <text:p text:style-name="P8"><text:s text:c="32"/><text:span text:style-name="T25">inputFiles[switchTo] = temp</text:span></text:p>
      <text:p text:style-name="P8"><text:s text:c="32"/><text:span text:style-name="T25">temp = outputFileRuns</text:span></text:p>
      <text:p text:style-name="P8"><text:s text:c="32"/><text:span text:style-name="T25">outputFileRuns = inputFileRuns[switchTo]</text:span></text:p>
      <text:p text:style-name="P8"><text:s text:c="32"/><text:span text:style-name="T25">inputFileRuns[switchTo] = temp</text:span></text:p>
      <text:p text:style-name="P8"><text:s text:c="32"/><text:span text:style-name="T25">outputPos = 0</text:span></text:p>
      <text:p text:style-name="P8"><text:s text:c="24"/><text:span text:style-name="T22">end </text:span><text:span text:style-name="T23">if</text:span></text:p>
      <text:p text:style-name="P8"><text:s text:c="16"/><text:span text:style-name="T22">end </text:span><text:span text:style-name="T23">if</text:span></text:p>
      <text:p text:style-name="P53"><text:s text:c="8"/>end while</text:p>
      <text:p text:style-name="P53"/>
      <text:p text:style-name="P10"><text:span text:style-name="T6"><text:s text:c="8"/></text:span><text:span text:style-name="T10"># Завершення виконання</text:span></text:p>
      <text:p text:style-name="P53"/>
      <text:p text:style-name="P8"><text:s text:c="8"/><text:span text:style-name="T25">copy(outputFile, binf)</text:span></text:p>
      <text:p text:style-name="P8"><text:s text:c="8"/><text:span text:style-name="T25">deleteAll(inputFiles)</text:span></text:p>
      <text:p text:style-name="P8"><text:s text:c="8"/><text:span text:style-name="T25">delete(outputFile)</text:span></text:p>
      <text:p text:style-name="P5">end <text:span text:style-name="T49">function</text:span></text:p>
      <text:p text:style-name="P11"/>
      <text:list xml:id="list123546293005988" text:continue-numbering="true" text:style-name="L2">
        <text:list-item>
          <text:list>
            <text:list-item>
              <text:p text:style-name="P61">Програмна реалізація алгоритму</text:p>
              <text:list>
                <text:list-item>
                  <text:p text:style-name="P61">Вихідний код</text:p>
                </text:list-item>
              </text:list>
            </text:list-item>
          </text:list>
        </text:list-item>
      </text:list>
      <text:p text:style-name="P38">BinFile.py</text:p>
      <text:p text:style-name="P36"><text:span text:style-name="T11">import</text:span> <text:span text:style-name="T17">os</text:span></text:p>
      <text:p text:style-name="P36"><text:span text:style-name="T11">class</text:span> <text:span text:style-name="T17">BinFile</text:span>:</text:p>
      <text:p text:style-name="P39"><text:s text:c="8"/><text:span text:style-name="T12">def</text:span><text:span text:style-name="T30"> </text:span><text:span text:style-name="T19">__init__</text:span><text:span text:style-name="T30">(</text:span><text:span text:style-name="T13">self</text:span><text:span text:style-name="T30">, name, mode</text:span><text:span text:style-name="T33">=</text:span><text:span text:style-name="T36">"r+b"</text:span><text:span text:style-name="T30">):</text:span></text:p>
      <text:p text:style-name="P39"><text:s text:c="16"/><text:span text:style-name="T12">try</text:span><text:span text:style-name="T30">:</text:span></text:p>
      <text:p text:style-name="P39"><text:s text:c="24"/><text:span text:style-name="T30">myFile </text:span><text:span text:style-name="T33">=</text:span><text:span text:style-name="T30"> </text:span><text:span text:style-name="T13">open</text:span><text:span text:style-name="T30">(name, mode)</text:span></text:p>
      <text:p text:style-name="P39"><text:s text:c="24"/><text:span text:style-name="T13">self</text:span><text:span text:style-name="T33">.</text:span><text:span text:style-name="T30">myFile </text:span><text:span text:style-name="T33">=</text:span><text:span text:style-name="T30"> myFile</text:span></text:p>
      <text:p text:style-name="P39"><text:s text:c="24"/><text:span text:style-name="T13">self</text:span><text:span text:style-name="T33">.</text:span><text:span text:style-name="T30">name </text:span><text:span text:style-name="T33">=</text:span><text:span text:style-name="T30"> name</text:span></text:p>
      <text:p text:style-name="P39"><text:s text:c="24"/><text:span text:style-name="T30">myFile</text:span><text:span text:style-name="T33">.</text:span><text:span text:style-name="T30">seek(</text:span><text:span text:style-name="T33">0</text:span><text:span text:style-name="T30">,</text:span><text:span text:style-name="T33">2</text:span><text:span text:style-name="T30">)</text:span></text:p>
      <text:p text:style-name="P39"><text:s text:c="24"/><text:span text:style-name="T13">self</text:span><text:span text:style-name="T33">.</text:span><text:span text:style-name="T30">size </text:span><text:span text:style-name="T33">=</text:span><text:span text:style-name="T30"> myFile</text:span><text:span text:style-name="T33">.</text:span><text:span text:style-name="T30">tell() </text:span><text:span text:style-name="T33">//</text:span><text:span text:style-name="T30"> </text:span><text:span text:style-name="T33">4</text:span></text:p>
      <text:p text:style-name="P39"><text:s text:c="24"/><text:span text:style-name="T13">self</text:span><text:span text:style-name="T33">.</text:span><text:span text:style-name="T30">ok </text:span><text:span text:style-name="T33">=</text:span><text:span text:style-name="T30"> </text:span><text:span text:style-name="T13">True</text:span></text:p>
      <text:p text:style-name="P39"><text:s text:c="24"/><text:span text:style-name="T13">self</text:span><text:span text:style-name="T33">.</text:span><text:span text:style-name="T30">closed </text:span><text:span text:style-name="T33">=</text:span><text:span text:style-name="T30"> </text:span><text:span text:style-name="T13">False</text:span></text:p>
      <text:p text:style-name="P39"><text:s text:c="16"/><text:span text:style-name="T12">except</text:span><text:span text:style-name="T30"> </text:span><text:span text:style-name="T48">IOError</text:span><text:span text:style-name="T30">:</text:span></text:p>
      <text:p text:style-name="P39"><text:s text:c="24"/><text:span text:style-name="T13">self</text:span><text:span text:style-name="T33">.</text:span><text:span text:style-name="T30">ok </text:span><text:span text:style-name="T33">=</text:span><text:span text:style-name="T30"> </text:span><text:span text:style-name="T13">False</text:span></text:p>
      <text:p text:style-name="P46"/>
      <text:p text:style-name="P39"><text:s text:c="8"/><text:span text:style-name="T12">def</text:span><text:span text:style-name="T30"> </text:span><text:span text:style-name="T19">getInt32</text:span><text:span text:style-name="T30">(</text:span><text:span text:style-name="T13">self</text:span><text:span text:style-name="T30">, pos):</text:span></text:p>
      <text:p text:style-name="P39"><text:s text:c="16"/><text:span text:style-name="T13">self</text:span><text:span text:style-name="T33">.</text:span><text:span text:style-name="T30">myFile</text:span><text:span text:style-name="T33">.</text:span><text:span text:style-name="T30">seek(pos</text:span><text:span text:style-name="T33">*4</text:span><text:span text:style-name="T30">)</text:span></text:p>
      <text:p text:style-name="P39"><text:s text:c="16"/><text:span text:style-name="T30">arr </text:span><text:span text:style-name="T33">=</text:span><text:span text:style-name="T30"> </text:span><text:span text:style-name="T13">self</text:span><text:span text:style-name="T33">.</text:span><text:span text:style-name="T30">myFile</text:span><text:span text:style-name="T33">.</text:span><text:span text:style-name="T30">read(</text:span><text:span text:style-name="T33">4</text:span><text:span text:style-name="T30">)</text:span></text:p>
      <text:p text:style-name="P39"><text:s text:c="16"/><text:span text:style-name="T12">return</text:span><text:span text:style-name="T30"> ((arr[</text:span><text:span text:style-name="T33">3</text:span><text:span text:style-name="T30">]</text:span><text:span text:style-name="T33">*256+</text:span><text:span text:style-name="T30">arr[</text:span><text:span text:style-name="T33">2</text:span><text:span text:style-name="T30">])</text:span><text:span text:style-name="T33">*256+</text:span><text:span text:style-name="T30">arr[</text:span><text:span text:style-name="T33">1</text:span><text:span text:style-name="T30">])</text:span><text:span text:style-name="T33">*256+</text:span><text:span text:style-name="T30">arr[</text:span><text:span text:style-name="T33">0</text:span><text:span text:style-name="T30">]</text:span></text:p>
      <text:p text:style-name="P36"/>
      <text:p text:style-name="P39"><text:s text:c="8"/><text:span text:style-name="T12">def</text:span><text:span text:style-name="T30"> </text:span><text:span text:style-name="T19">getInts32</text:span><text:span text:style-name="T30">(</text:span><text:span text:style-name="T13">self</text:span><text:span text:style-name="T30">, pos, amount):</text:span></text:p>
      <text:p text:style-name="P39"><text:s text:c="16"/><text:span text:style-name="T13">self</text:span><text:span text:style-name="T33">.</text:span><text:span text:style-name="T30">myFile</text:span><text:span text:style-name="T33">.</text:span><text:span text:style-name="T30">seek(pos</text:span><text:span text:style-name="T33">*4</text:span><text:span text:style-name="T30">)</text:span></text:p>
      <text:p text:style-name="P39"><text:s text:c="16"/><text:span text:style-name="T30">arr </text:span><text:span text:style-name="T33">=</text:span><text:span text:style-name="T30"> </text:span><text:span text:style-name="T13">self</text:span><text:span text:style-name="T33">.</text:span><text:span text:style-name="T30">myFile</text:span><text:span text:style-name="T33">.</text:span><text:span text:style-name="T30">read(amount</text:span><text:span text:style-name="T33">*4</text:span><text:span text:style-name="T30">)</text:span></text:p>
      <text:p text:style-name="P39"><text:s text:c="16"/><text:span text:style-name="T30">outputs </text:span><text:span text:style-name="T33">=</text:span><text:span text:style-name="T30"> []</text:span></text:p>
      <text:p text:style-name="P39"><text:s text:c="16"/><text:span text:style-name="T12">for</text:span><text:span text:style-name="T30"> i </text:span><text:span text:style-name="T44">in</text:span><text:span text:style-name="T30"> </text:span><text:span text:style-name="T13">range</text:span><text:span text:style-name="T30">(</text:span><text:span text:style-name="T33">0</text:span><text:span text:style-name="T30">, </text:span><text:span text:style-name="T13">len</text:span><text:span text:style-name="T30">(arr), </text:span><text:span text:style-name="T33">4</text:span><text:span text:style-name="T30">):</text:span></text:p>
      <text:p text:style-name="P39"><text:s text:c="24"/><text:span text:style-name="T30">outputs</text:span><text:span text:style-name="T33">.</text:span><text:span text:style-name="T30">append(((arr[i</text:span><text:span text:style-name="T33">+3</text:span><text:span text:style-name="T30">]</text:span><text:span text:style-name="T33">*256+</text:span><text:span text:style-name="T30">arr[i</text:span><text:span text:style-name="T33">+2</text:span><text:span text:style-name="T30">])</text:span><text:span text:style-name="T33">*256+</text:span><text:span text:style-name="T30">arr[i</text:span><text:span text:style-name="T33">+1</text:span><text:span text:style-name="T30">])</text:span><text:span text:style-name="T33">*256+</text:span><text:span text:style-name="T30">arr[i])</text:span></text:p>
      <text:p text:style-name="P39"><text:s text:c="16"/><text:span text:style-name="T12">return</text:span><text:span text:style-name="T30"> outputs</text:span></text:p>
      <text:p text:style-name="P36"/>
      <text:p text:style-name="P39"><text:s text:c="8"/><text:span text:style-name="T12">def</text:span><text:span text:style-name="T30"> </text:span><text:span text:style-name="T19">setInt32</text:span><text:span text:style-name="T30">(</text:span><text:span text:style-name="T13">self</text:span><text:span text:style-name="T30">, pos, value):</text:span></text:p>
      <text:p text:style-name="P39"><text:s text:c="16"/><text:span text:style-name="T13">self</text:span><text:span text:style-name="T33">.</text:span><text:span text:style-name="T30">myFile</text:span><text:span text:style-name="T33">.</text:span><text:span text:style-name="T30">seek(pos</text:span><text:span text:style-name="T33">*4</text:span><text:span text:style-name="T30">)</text:span></text:p>
      <text:p text:style-name="P39"><text:s text:c="16"/><text:span text:style-name="T30">arr </text:span><text:span text:style-name="T33">=</text:span><text:span text:style-name="T30"> []</text:span></text:p>
      <text:p text:style-name="P39"><text:s text:c="16"/><text:span text:style-name="T12">for</text:span><text:span text:style-name="T30"> i </text:span><text:span text:style-name="T44">in</text:span><text:span text:style-name="T30"> </text:span><text:span text:style-name="T13">range</text:span><text:span text:style-name="T30">(</text:span><text:span text:style-name="T33">4</text:span><text:span text:style-name="T30">):</text:span></text:p>
      <text:p text:style-name="P39"><text:s text:c="24"/><text:span text:style-name="T30">arr</text:span><text:span text:style-name="T33">.</text:span><text:span text:style-name="T30">append(value </text:span><text:span text:style-name="T33">%</text:span><text:span text:style-name="T30"> </text:span><text:span text:style-name="T33">256</text:span><text:span text:style-name="T30">)</text:span></text:p>
      <text:p text:style-name="P39"><text:s text:c="24"/><text:span text:style-name="T30">value </text:span><text:span text:style-name="T33">//=</text:span><text:span text:style-name="T30"> </text:span><text:span text:style-name="T33">256</text:span></text:p>
      <text:p text:style-name="P39"><text:s text:c="16"/><text:span text:style-name="T13">self</text:span><text:span text:style-name="T33">.</text:span><text:span text:style-name="T30">myFile</text:span><text:span text:style-name="T33">.</text:span><text:span text:style-name="T30">write(</text:span><text:span text:style-name="T13">bytearray</text:span><text:span text:style-name="T30">(arr))</text:span></text:p>
      <text:p text:style-name="P39"><text:s text:c="16"/><text:span text:style-name="T12">if</text:span><text:span text:style-name="T30">(pos</text:span><text:span text:style-name="T33">+1</text:span><text:span text:style-name="T30"> </text:span><text:span text:style-name="T33">&gt;</text:span><text:span text:style-name="T30"> </text:span><text:span text:style-name="T13">self</text:span><text:span text:style-name="T33">.</text:span><text:span text:style-name="T30">size):</text:span></text:p>
      <text:p text:style-name="P39"><text:s text:c="24"/><text:span text:style-name="T13">self</text:span><text:span text:style-name="T33">.</text:span><text:span text:style-name="T30">size </text:span><text:span text:style-name="T33">=</text:span><text:span text:style-name="T30"> pos</text:span><text:span text:style-name="T33">+1</text:span></text:p>
      <text:p text:style-name="P48"/>
      <text:p text:style-name="P39"><text:s text:c="8"/><text:span text:style-name="T12">def</text:span><text:span text:style-name="T30"> </text:span><text:span text:style-name="T19">setInts32</text:span><text:span text:style-name="T30">(</text:span><text:span text:style-name="T13">self</text:span><text:span text:style-name="T30">, pos, values):</text:span></text:p>
      <text:p text:style-name="P39"><text:s text:c="16"/><text:span text:style-name="T13">self</text:span><text:span text:style-name="T33">.</text:span><text:span text:style-name="T30">myFile</text:span><text:span text:style-name="T33">.</text:span><text:span text:style-name="T30">seek(pos</text:span><text:span text:style-name="T33">*4</text:span><text:span text:style-name="T30">)</text:span></text:p>
      <text:p text:style-name="P39"><text:s text:c="16"/><text:span text:style-name="T30">arr </text:span><text:span text:style-name="T33">=</text:span><text:span text:style-name="T30"> []</text:span></text:p>
      <text:p text:style-name="P39"><text:s text:c="16"/><text:span text:style-name="T12">for</text:span><text:span text:style-name="T30"> j </text:span><text:span text:style-name="T44">in</text:span><text:span text:style-name="T30"> </text:span><text:span text:style-name="T13">range</text:span><text:span text:style-name="T30">(</text:span><text:span text:style-name="T13">len</text:span><text:span text:style-name="T30">(values)):</text:span></text:p>
      <text:p text:style-name="P39"><text:soft-page-break/><text:s text:c="24"/><text:span text:style-name="T30">value </text:span><text:span text:style-name="T33">=</text:span><text:span text:style-name="T30"> values[j]</text:span></text:p>
      <text:p text:style-name="P39"><text:s text:c="24"/><text:span text:style-name="T12">for</text:span><text:span text:style-name="T30"> i </text:span><text:span text:style-name="T44">in</text:span><text:span text:style-name="T30"> </text:span><text:span text:style-name="T13">range</text:span><text:span text:style-name="T30">(</text:span><text:span text:style-name="T33">4</text:span><text:span text:style-name="T30">):</text:span></text:p>
      <text:p text:style-name="P39"><text:s text:c="32"/><text:span text:style-name="T30">arr</text:span><text:span text:style-name="T33">.</text:span><text:span text:style-name="T30">append(value </text:span><text:span text:style-name="T33">%</text:span><text:span text:style-name="T30"> </text:span><text:span text:style-name="T33">256</text:span><text:span text:style-name="T30">)</text:span></text:p>
      <text:p text:style-name="P39"><text:s text:c="32"/><text:span text:style-name="T30">value </text:span><text:span text:style-name="T33">//=</text:span><text:span text:style-name="T30"> </text:span><text:span text:style-name="T33">256</text:span></text:p>
      <text:p text:style-name="P39"><text:s text:c="16"/><text:span text:style-name="T13">self</text:span><text:span text:style-name="T33">.</text:span><text:span text:style-name="T30">myFile</text:span><text:span text:style-name="T33">.</text:span><text:span text:style-name="T30">write(</text:span><text:span text:style-name="T13">bytearray</text:span><text:span text:style-name="T30">(arr))</text:span></text:p>
      <text:p text:style-name="P36"/>
      <text:p text:style-name="P39"><text:s text:c="8"/><text:span text:style-name="T12">def</text:span><text:span text:style-name="T30"> </text:span><text:span text:style-name="T19">close</text:span><text:span text:style-name="T30">(</text:span><text:span text:style-name="T13">self</text:span><text:span text:style-name="T30">):</text:span></text:p>
      <text:p text:style-name="P39"><text:s text:c="16"/><text:span text:style-name="T12">if</text:span><text:span text:style-name="T30">(</text:span><text:span text:style-name="T44">not</text:span><text:span text:style-name="T30"> </text:span><text:span text:style-name="T13">self</text:span><text:span text:style-name="T33">.</text:span><text:span text:style-name="T30">closed):</text:span></text:p>
      <text:p text:style-name="P39"><text:s text:c="24"/><text:span text:style-name="T13">self</text:span><text:span text:style-name="T33">.</text:span><text:span text:style-name="T30">myFile</text:span><text:span text:style-name="T33">.</text:span><text:span text:style-name="T30">close()</text:span></text:p>
      <text:p text:style-name="P39"><text:s text:c="24"/><text:span text:style-name="T13">self</text:span><text:span text:style-name="T33">.</text:span><text:span text:style-name="T30">closed </text:span><text:span text:style-name="T33">=</text:span><text:span text:style-name="T30"> </text:span><text:span text:style-name="T13">True</text:span></text:p>
      <text:p text:style-name="P46"/>
      <text:p text:style-name="P39"><text:s text:c="8"/><text:span text:style-name="T12">def</text:span><text:span text:style-name="T30"> </text:span><text:span text:style-name="T19">delete</text:span><text:span text:style-name="T30">(</text:span><text:span text:style-name="T13">self</text:span><text:span text:style-name="T30">):</text:span></text:p>
      <text:p text:style-name="P39"><text:s text:c="16"/><text:span text:style-name="T12">if</text:span><text:span text:style-name="T30">(</text:span><text:span text:style-name="T44">not</text:span><text:span text:style-name="T30"> </text:span><text:span text:style-name="T13">self</text:span><text:span text:style-name="T33">.</text:span><text:span text:style-name="T30">closed):</text:span></text:p>
      <text:p text:style-name="P39"><text:s text:c="24"/><text:span text:style-name="T13">self</text:span><text:span text:style-name="T33">.</text:span><text:span text:style-name="T30">myFile</text:span><text:span text:style-name="T33">.</text:span><text:span text:style-name="T30">close()</text:span></text:p>
      <text:p text:style-name="P39"><text:s text:c="24"/><text:span text:style-name="T13">self</text:span><text:span text:style-name="T33">.</text:span><text:span text:style-name="T30">closed </text:span><text:span text:style-name="T33">=</text:span><text:span text:style-name="T30"> </text:span><text:span text:style-name="T13">True</text:span></text:p>
      <text:p text:style-name="P39"><text:s text:c="16"/><text:span text:style-name="T30">os</text:span><text:span text:style-name="T33">.</text:span><text:span text:style-name="T30">remove(</text:span><text:span text:style-name="T13">self</text:span><text:span text:style-name="T33">.</text:span><text:span text:style-name="T30">name)</text:span></text:p>
      <text:p text:style-name="P63"/>
      <text:p text:style-name="P66"/>
      <text:p text:style-name="P67"><text:span text:style-name="T3">Sorter.py</text:span></text:p>
      <text:p text:style-name="P52">#!/bin/env python</text:p>
      <text:p text:style-name="P42"><text:span text:style-name="T11">from</text:span> <text:span text:style-name="T17">BinFile</text:span> <text:span text:style-name="T11">import</text:span> BinFile</text:p>
      <text:p text:style-name="P42"><text:span text:style-name="T11">import</text:span> <text:span text:style-name="T17">random</text:span></text:p>
      <text:p text:style-name="P42"><text:span text:style-name="T11">import</text:span> <text:span text:style-name="T17">math</text:span></text:p>
      <text:p text:style-name="P42"><text:span text:style-name="T11">import</text:span> <text:span text:style-name="T17">time</text:span></text:p>
      <text:p text:style-name="P42"><text:span text:style-name="T11">class</text:span> <text:span text:style-name="T17">Run</text:span>:</text:p>
      <text:p text:style-name="P43"><text:s text:c="8"/><text:span text:style-name="T14">def</text:span><text:span text:style-name="T25"> </text:span><text:span text:style-name="T20">__init__</text:span><text:span text:style-name="T25">(</text:span><text:span text:style-name="T15">self</text:span><text:span text:style-name="T25">, start, length, binFile):</text:span></text:p>
      <text:p text:style-name="P43"><text:s text:c="16"/><text:span text:style-name="T15">self</text:span><text:span text:style-name="T34">.</text:span><text:span text:style-name="T25">start </text:span><text:span text:style-name="T34">=</text:span><text:span text:style-name="T25"> start</text:span></text:p>
      <text:p text:style-name="P43"><text:s text:c="16"/><text:span text:style-name="T15">self</text:span><text:span text:style-name="T34">.</text:span><text:span text:style-name="T25">length </text:span><text:span text:style-name="T34">=</text:span><text:span text:style-name="T25"> length</text:span></text:p>
      <text:p text:style-name="P43"><text:s text:c="16"/><text:span text:style-name="T15">self</text:span><text:span text:style-name="T34">.</text:span><text:span text:style-name="T25">pos </text:span><text:span text:style-name="T34">=</text:span><text:span text:style-name="T25"> </text:span><text:span text:style-name="T34">0</text:span></text:p>
      <text:p text:style-name="P43"><text:s text:c="16"/><text:span text:style-name="T15">self</text:span><text:span text:style-name="T34">.</text:span><text:span text:style-name="T25">binFile </text:span><text:span text:style-name="T34">=</text:span><text:span text:style-name="T25"> binFile</text:span></text:p>
      <text:p text:style-name="P43"><text:s text:c="16"/><text:span text:style-name="T14">if</text:span><text:span text:style-name="T25"> length </text:span><text:span text:style-name="T34">&gt;</text:span><text:span text:style-name="T25"> </text:span><text:span text:style-name="T34">0</text:span><text:span text:style-name="T25">:</text:span></text:p>
      <text:p text:style-name="P43"><text:s text:c="24"/><text:span text:style-name="T15">self</text:span><text:span text:style-name="T34">.</text:span><text:span text:style-name="T25">hasMore </text:span><text:span text:style-name="T34">=</text:span><text:span text:style-name="T25"> </text:span><text:span text:style-name="T15">True</text:span></text:p>
      <text:p text:style-name="P43"><text:s text:c="24"/><text:span text:style-name="T15">self</text:span><text:span text:style-name="T34">.</text:span><text:span text:style-name="T25">value </text:span><text:span text:style-name="T34">=</text:span><text:span text:style-name="T25"> binFile</text:span><text:span text:style-name="T34">.</text:span><text:span text:style-name="T25">getInt32(start)</text:span></text:p>
      <text:p text:style-name="P43"><text:s text:c="16"/><text:span text:style-name="T14">else</text:span><text:span text:style-name="T25">:</text:span></text:p>
      <text:p text:style-name="P43"><text:s text:c="24"/><text:span text:style-name="T15">self</text:span><text:span text:style-name="T34">.</text:span><text:span text:style-name="T25">hasMore </text:span><text:span text:style-name="T34">=</text:span><text:span text:style-name="T25"> </text:span><text:span text:style-name="T15">False</text:span></text:p>
      <text:p text:style-name="P43"><text:s text:c="24"/><text:span text:style-name="T15">self</text:span><text:span text:style-name="T34">.</text:span><text:span text:style-name="T25">value </text:span><text:span text:style-name="T34">=</text:span><text:span text:style-name="T25"> </text:span><text:span text:style-name="T34">0</text:span></text:p>
      <text:p text:style-name="P43"><text:span text:style-name="T34"/></text:p>
      <text:p text:style-name="P43"><text:s text:c="8"/><text:span text:style-name="T14">def</text:span><text:span text:style-name="T25"> </text:span><text:span text:style-name="T20">next</text:span><text:span text:style-name="T25">(</text:span><text:span text:style-name="T15">self</text:span><text:span text:style-name="T25">):</text:span></text:p>
      <text:p text:style-name="P43"><text:s text:c="16"/><text:span text:style-name="T15">self</text:span><text:span text:style-name="T34">.</text:span><text:span text:style-name="T25">pos </text:span><text:span text:style-name="T34">+=</text:span><text:span text:style-name="T25"> </text:span><text:span text:style-name="T34">1</text:span></text:p>
      <text:p text:style-name="P43"><text:s text:c="16"/><text:span text:style-name="T14">if</text:span><text:span text:style-name="T25">(</text:span><text:span text:style-name="T15">self</text:span><text:span text:style-name="T34">.</text:span><text:span text:style-name="T25">pos </text:span><text:span text:style-name="T34">&lt;</text:span><text:span text:style-name="T25"> </text:span><text:span text:style-name="T15">self</text:span><text:span text:style-name="T34">.</text:span><text:span text:style-name="T25">length):</text:span></text:p>
      <text:p text:style-name="P43"><text:s text:c="24"/><text:span text:style-name="T15">self</text:span><text:span text:style-name="T34">.</text:span><text:span text:style-name="T25">value </text:span><text:span text:style-name="T34">=</text:span><text:span text:style-name="T25"> </text:span><text:span text:style-name="T15">self</text:span><text:span text:style-name="T34">.</text:span><text:span text:style-name="T25">binFile</text:span><text:span text:style-name="T34">.</text:span><text:span text:style-name="T25">getInt32(</text:span><text:span text:style-name="T15">self</text:span><text:span text:style-name="T34">.</text:span><text:span text:style-name="T25">start </text:span><text:span text:style-name="T34">+</text:span><text:span text:style-name="T25"> </text:span><text:span text:style-name="T15">self</text:span><text:span text:style-name="T34">.</text:span><text:span text:style-name="T25">pos)</text:span></text:p>
      <text:p text:style-name="P43"><text:s text:c="16"/><text:span text:style-name="T14">else</text:span><text:span text:style-name="T25">:</text:span></text:p>
      <text:p text:style-name="P43"><text:s text:c="24"/><text:span text:style-name="T15">self</text:span><text:span text:style-name="T34">.</text:span><text:span text:style-name="T25">hasMore </text:span><text:span text:style-name="T34">=</text:span><text:span text:style-name="T25"> </text:span><text:span text:style-name="T15">False</text:span></text:p>
      <text:p text:style-name="P43"><text:span text:style-name="T15"/></text:p>
      <text:p text:style-name="P43"><text:span text:style-name="T15"/></text:p>
      <text:p text:style-name="P42"><text:span text:style-name="T11">def</text:span> <text:span text:style-name="T16">sort</text:span>(fileCount, runSize, visualize):</text:p>
      <text:p text:style-name="P43"><text:s text:c="8"/><text:span text:style-name="T25">startTime </text:span><text:span text:style-name="T34">=</text:span><text:span text:style-name="T25"> time</text:span><text:span text:style-name="T34">.</text:span><text:span text:style-name="T25">time()</text:span></text:p>
      <text:p text:style-name="P43"><text:s text:c="8"/><text:span text:style-name="T25">binf </text:span><text:span text:style-name="T34">=</text:span><text:span text:style-name="T25"> BinFile(</text:span><text:span text:style-name="T39">"numbers"</text:span><text:span text:style-name="T25">, </text:span><text:span text:style-name="T39">"r+b"</text:span><text:span text:style-name="T25">)</text:span></text:p>
      <text:p text:style-name="P43"><text:span text:style-name="T25"/></text:p>
      <text:p text:style-name="P43"><text:s text:c="8"/><text:span text:style-name="T42"># Створення файлів</text:span></text:p>
      <text:p text:style-name="P43"><text:s text:c="8"/><text:span text:style-name="T25">inputFiles </text:span><text:span text:style-name="T34">=</text:span><text:span text:style-name="T25"> []</text:span></text:p>
      <text:p text:style-name="P43"><text:s text:c="8"/><text:span text:style-name="T25">inputFileRuns </text:span><text:span text:style-name="T34">=</text:span><text:span text:style-name="T25"> []</text:span></text:p>
      <text:p text:style-name="P43"><text:s text:c="8"/><text:span text:style-name="T25">outputFile </text:span><text:span text:style-name="T34">=</text:span><text:span text:style-name="T25"> BinFile(</text:span><text:span text:style-name="T39">"workingFile0"</text:span><text:span text:style-name="T25">, </text:span><text:span text:style-name="T39">"w+b"</text:span><text:span text:style-name="T25">)</text:span></text:p>
      <text:p text:style-name="P43"><text:s text:c="8"/><text:span text:style-name="T25">outputFileRuns </text:span><text:span text:style-name="T34">=</text:span><text:span text:style-name="T25"> []</text:span></text:p>
      <text:p text:style-name="P43"><text:s text:c="8"/><text:span text:style-name="T14">for</text:span><text:span text:style-name="T25"> i </text:span><text:span text:style-name="T45">in</text:span><text:span text:style-name="T25"> </text:span><text:span text:style-name="T15">range</text:span><text:span text:style-name="T25">(</text:span><text:span text:style-name="T34">1</text:span><text:span text:style-name="T25">, fileCount):</text:span></text:p>
      <text:p text:style-name="P43"><text:s text:c="16"/><text:span text:style-name="T25">inputFiles</text:span><text:span text:style-name="T34">.</text:span><text:span text:style-name="T25">append(BinFile(</text:span><text:span text:style-name="T39">"workingFile"</text:span><text:span text:style-name="T34">+</text:span><text:span text:style-name="T15">str</text:span><text:span text:style-name="T25">(i), </text:span><text:span text:style-name="T39">"w+b"</text:span><text:span text:style-name="T25">))</text:span></text:p>
      <text:p text:style-name="P43"><text:s text:c="16"/><text:span text:style-name="T25">inputFileRuns</text:span><text:span text:style-name="T34">.</text:span><text:span text:style-name="T25">append([])</text:span></text:p>
      <text:p text:style-name="P43"><text:s text:c="8"/><text:span text:style-name="T14">print</text:span><text:span text:style-name="T25">(</text:span><text:span text:style-name="T39">"Created "</text:span><text:span text:style-name="T34">+</text:span><text:span text:style-name="T15">str</text:span><text:span text:style-name="T25">(fileCount)</text:span><text:span text:style-name="T34">+</text:span><text:span text:style-name="T39">" temporary files.</text:span><text:span text:style-name="T47">\n</text:span><text:span text:style-name="T39">"</text:span><text:span text:style-name="T25">)</text:span></text:p>
      <text:p text:style-name="P43"><text:span text:style-name="T25"/></text:p>
      <text:p text:style-name="P43"><text:s text:c="8"/><text:span text:style-name="T42"># Розрахунок розподілу</text:span></text:p>
      <text:p text:style-name="P43"><text:s text:c="8"/><text:span text:style-name="T25">distributions </text:span><text:span text:style-name="T34">=</text:span><text:span text:style-name="T25"> [</text:span><text:span text:style-name="T34">1</text:span><text:span text:style-name="T25">] </text:span><text:span text:style-name="T34">*</text:span><text:span text:style-name="T25"> </text:span><text:span text:style-name="T15">len</text:span><text:span text:style-name="T25">(inputFiles)</text:span></text:p>
      <text:p text:style-name="P43"><text:s text:c="8"/><text:span text:style-name="T25">currentSize </text:span><text:span text:style-name="T34">=</text:span><text:span text:style-name="T25"> </text:span><text:span text:style-name="T15">len</text:span><text:span text:style-name="T25">(inputFiles)</text:span></text:p>
      <text:p text:style-name="P43"><text:s text:c="8"/><text:span text:style-name="T25">targetSize </text:span><text:span text:style-name="T34">=</text:span><text:span text:style-name="T25"> math</text:span><text:span text:style-name="T34">.</text:span><text:span text:style-name="T25">ceil(binf</text:span><text:span text:style-name="T34">.</text:span><text:span text:style-name="T25">size </text:span><text:span text:style-name="T34">/</text:span><text:span text:style-name="T25"> runSize)</text:span></text:p>
      <text:p text:style-name="P43"><text:s text:c="8"/><text:span text:style-name="T14">while</text:span><text:span text:style-name="T25"> currentSize </text:span><text:span text:style-name="T34">&lt;</text:span><text:span text:style-name="T25"> targetSize:</text:span></text:p>
      <text:p text:style-name="P43"><text:s text:c="16"/><text:span text:style-name="T14">print</text:span><text:span text:style-name="T25">(distributions)</text:span></text:p>
      <text:p text:style-name="P43"><text:s text:c="16"/><text:span text:style-name="T25">maxVal </text:span><text:span text:style-name="T34">=</text:span><text:span text:style-name="T25"> </text:span><text:span text:style-name="T34">-1</text:span></text:p>
      <text:p text:style-name="P43"><text:s text:c="16"/><text:span text:style-name="T25">maxI </text:span><text:span text:style-name="T34">=</text:span><text:span text:style-name="T25"> </text:span><text:span text:style-name="T34">0</text:span></text:p>
      <text:p text:style-name="P43"><text:s text:c="16"/><text:span text:style-name="T14">for</text:span><text:span text:style-name="T25"> i </text:span><text:span text:style-name="T45">in</text:span><text:span text:style-name="T25"> </text:span><text:span text:style-name="T15">range</text:span><text:span text:style-name="T25">(</text:span><text:span text:style-name="T15">len</text:span><text:span text:style-name="T25">(distributions)): </text:span><text:span text:style-name="T42"># Знайти найбільше</text:span></text:p>
      <text:p text:style-name="P43"><text:s text:c="24"/><text:span text:style-name="T14">if</text:span><text:span text:style-name="T25">(distributions[i] </text:span><text:span text:style-name="T34">&gt;</text:span><text:span text:style-name="T25"> maxVal):</text:span></text:p>
      <text:p text:style-name="P43"><text:s text:c="32"/><text:span text:style-name="T25">maxVal </text:span><text:span text:style-name="T34">=</text:span><text:span text:style-name="T25"> distributions[i]</text:span></text:p>
      <text:p text:style-name="P43"><text:s text:c="32"/><text:span text:style-name="T25">maxI </text:span><text:span text:style-name="T34">=</text:span><text:span text:style-name="T25"> i</text:span></text:p>
      <text:p text:style-name="P43"><text:s text:c="16"/><text:span text:style-name="T14">for</text:span><text:span text:style-name="T25"> i </text:span><text:span text:style-name="T45">in</text:span><text:span text:style-name="T25"> </text:span><text:span text:style-name="T15">range</text:span><text:span text:style-name="T25">(</text:span><text:span text:style-name="T15">len</text:span><text:span text:style-name="T25">(distributions)): </text:span><text:span text:style-name="T42"># Додати до всіх інших</text:span></text:p>
      <text:p text:style-name="P43"><text:s text:c="24"/><text:span text:style-name="T14">if</text:span><text:span text:style-name="T25">(i </text:span><text:span text:style-name="T34">!=</text:span><text:span text:style-name="T25"> maxI):</text:span></text:p>
      <text:p text:style-name="P43"><text:s text:c="32"/><text:span text:style-name="T25">distributions[i] </text:span><text:span text:style-name="T34">+=</text:span><text:span text:style-name="T25"> maxVal</text:span></text:p>
      <text:p text:style-name="P43"><text:s text:c="32"/><text:span text:style-name="T25">currentSize </text:span><text:span text:style-name="T34">+=</text:span><text:span text:style-name="T25"> maxVal</text:span></text:p>
      <text:p text:style-name="P43"><text:s text:c="8"/><text:span text:style-name="T14">print</text:span><text:span text:style-name="T25">(</text:span><text:span text:style-name="T39">"-"</text:span><text:span text:style-name="T34">*60</text:span><text:span text:style-name="T25">)</text:span></text:p>
      <text:p text:style-name="P43"><text:s text:c="8"/><text:span text:style-name="T14">print</text:span><text:span text:style-name="T25">(</text:span><text:span text:style-name="T39">"Розподіл: "</text:span><text:span text:style-name="T34">+</text:span><text:span text:style-name="T15">str</text:span><text:span text:style-name="T25">(distributions))</text:span></text:p>
      <text:p text:style-name="P43"><text:s text:c="8"/><text:span text:style-name="T14">print</text:span><text:span text:style-name="T25">(</text:span><text:span text:style-name="T39">"Всього серій: "</text:span><text:span text:style-name="T34">+</text:span><text:span text:style-name="T15">str</text:span><text:span text:style-name="T25">(currentSize))</text:span></text:p>
      <text:p text:style-name="P43"><text:s text:c="8"/><text:span text:style-name="T14">print</text:span><text:span text:style-name="T25">(</text:span><text:span text:style-name="T39">"Справжніх серій: "</text:span><text:span text:style-name="T34">+</text:span><text:span text:style-name="T15">str</text:span><text:span text:style-name="T25">(targetSize))</text:span></text:p>
      <text:p text:style-name="P43"><text:s text:c="8"/><text:span text:style-name="T14">print</text:span><text:span text:style-name="T25">(</text:span><text:span text:style-name="T39">"Пустих серій: "</text:span><text:span text:style-name="T34">+</text:span><text:span text:style-name="T15">str</text:span><text:span text:style-name="T25">(currentSize </text:span><text:span text:style-name="T34">-</text:span><text:span text:style-name="T25"> targetSize)</text:span><text:span text:style-name="T34">+</text:span><text:span text:style-name="T39">"</text:span><text:span text:style-name="T47">\n</text:span><text:span text:style-name="T39">"</text:span><text:span text:style-name="T25">)</text:span></text:p>
      <text:p text:style-name="P43"><text:s text:c="8"/><text:span text:style-name="T25">totalRuns </text:span><text:span text:style-name="T34">=</text:span><text:span text:style-name="T25"> currentSize</text:span></text:p>
      <text:p text:style-name="P43"><text:span text:style-name="T25"/></text:p>
      <text:p text:style-name="P43"><text:s text:c="8"/><text:span text:style-name="T42"># Ро</text:span><text:span text:style-name="T43">з</text:span><text:span text:style-name="T42">биття вхідного файлу в серії та ро</text:span><text:span text:style-name="T43">з</text:span><text:span text:style-name="T42">кладання </text:span><text:span text:style-name="T43">ї</text:span><text:span text:style-name="T42">х по файлам</text:span></text:p>
      <text:p text:style-name="P43"><text:s text:c="8"/><text:span text:style-name="T25">writeFilePos </text:span><text:span text:style-name="T34">=</text:span><text:span text:style-name="T25"> [</text:span><text:span text:style-name="T34">0</text:span><text:span text:style-name="T25">] </text:span><text:span text:style-name="T34">*</text:span><text:span text:style-name="T25"> </text:span><text:span text:style-name="T15">len</text:span><text:span text:style-name="T25">(inputFiles)</text:span></text:p>
      <text:p text:style-name="P43"><text:s text:c="8"/><text:span text:style-name="T25">writeToFiles </text:span><text:span text:style-name="T34">=</text:span><text:span text:style-name="T25"> [x </text:span><text:span text:style-name="T14">for</text:span><text:span text:style-name="T25"> x </text:span><text:span text:style-name="T45">in</text:span><text:span text:style-name="T25"> </text:span><text:span text:style-name="T15">range</text:span><text:span text:style-name="T25">(</text:span><text:span text:style-name="T15">len</text:span><text:span text:style-name="T25">(inputFiles))]</text:span></text:p>
      <text:p text:style-name="P43"><text:s text:c="8"/><text:span text:style-name="T25">distr </text:span><text:span text:style-name="T34">=</text:span><text:span text:style-name="T25"> [distributions[x] </text:span><text:span text:style-name="T14">for</text:span><text:span text:style-name="T25"> x </text:span><text:span text:style-name="T45">in</text:span><text:span text:style-name="T25"> </text:span><text:span text:style-name="T15">range</text:span><text:span text:style-name="T25">(</text:span><text:span text:style-name="T15">len</text:span><text:span text:style-name="T25">(inputFiles))]</text:span></text:p>
      <text:p text:style-name="P43"><text:s text:c="8"/><text:span text:style-name="T25">writeToFile </text:span><text:span text:style-name="T34">=</text:span><text:span text:style-name="T25"> </text:span><text:span text:style-name="T34">0</text:span></text:p>
      <text:p text:style-name="P43"><text:s text:c="8"/><text:span text:style-name="T25">writeToFileIdx </text:span><text:span text:style-name="T34">=</text:span><text:span text:style-name="T25"> </text:span><text:span text:style-name="T34">0</text:span></text:p>
      <text:p text:style-name="P43"><text:s text:c="8"/><text:span text:style-name="T25">readPos </text:span><text:span text:style-name="T34">=</text:span><text:span text:style-name="T25"> </text:span><text:span text:style-name="T34">0</text:span></text:p>
      <text:p text:style-name="P43"><text:s text:c="8"/><text:span text:style-name="T25">runsWrittenSoFar </text:span><text:span text:style-name="T34">=</text:span><text:span text:style-name="T25"> </text:span><text:span text:style-name="T34">0</text:span></text:p>
      <text:p text:style-name="P43"><text:s text:c="8"/><text:span text:style-name="T14">while</text:span><text:span text:style-name="T25"> readPos </text:span><text:span text:style-name="T34">&lt;</text:span><text:span text:style-name="T25"> binf</text:span><text:span text:style-name="T34">.</text:span><text:span text:style-name="T25">size:</text:span></text:p>
      <text:p text:style-name="P43"><text:s text:c="16"/><text:span text:style-name="T25">ints </text:span><text:span text:style-name="T34">=</text:span><text:span text:style-name="T25"> binf</text:span><text:span text:style-name="T34">.</text:span><text:span text:style-name="T25">getInts32(readPos, runSize)</text:span></text:p>
      <text:p text:style-name="P43"><text:s text:c="16"/><text:span text:style-name="T25">ints</text:span><text:span text:style-name="T34">.</text:span><text:span text:style-name="T25">sort()</text:span></text:p>
      <text:p text:style-name="P43"><text:s text:c="16"/><text:span text:style-name="T25">inputFiles[writeToFile]</text:span><text:span text:style-name="T34">.</text:span><text:span text:style-name="T25">setInts32(writeFilePos[writeToFile], ints)</text:span></text:p>
      <text:p text:style-name="P43"><text:s text:c="16"/><text:span text:style-name="T25">inputFileRuns[writeToFile]</text:span><text:span text:style-name="T34">.</text:span><text:span text:style-name="T25">append(Run(writeFilePos[writeToFile], </text:span><text:span text:style-name="T15">len</text:span><text:span text:style-name="T25">(ints), inputFiles[writeToFile]))</text:span></text:p>
      <text:p text:style-name="P43"><text:soft-page-break/><text:s text:c="16"/><text:span text:style-name="T14">if</text:span><text:span text:style-name="T25">(visualize):</text:span></text:p>
      <text:p text:style-name="P43"><text:s text:c="24"/><text:span text:style-name="T14">print</text:span><text:span text:style-name="T25">(</text:span><text:span text:style-name="T39">"запис "</text:span><text:span text:style-name="T34">+</text:span><text:span text:style-name="T15">str</text:span><text:span text:style-name="T25">(</text:span><text:span text:style-name="T15">len</text:span><text:span text:style-name="T25">(ints))</text:span><text:span text:style-name="T34">+</text:span><text:span text:style-name="T39">" значень в файл "</text:span><text:span text:style-name="T34">+</text:span><text:span text:style-name="T25">inputFiles[writeToFile]</text:span><text:span text:style-name="T34">.</text:span><text:span text:style-name="T25">name</text:span><text:span text:style-name="T34">+</text:span><text:span text:style-name="T39">" "</text:span><text:span text:style-name="T34">+</text:span><text:span text:style-name="T15">str</text:span><text:span text:style-name="T25">(distr))</text:span></text:p>
      <text:p text:style-name="P43"><text:s text:c="16"/><text:span text:style-name="T25">distr[writeToFileIdx] </text:span><text:span text:style-name="T34">-=</text:span><text:span text:style-name="T25"> </text:span><text:span text:style-name="T34">1</text:span></text:p>
      <text:p text:style-name="P43"><text:s text:c="16"/><text:span text:style-name="T14">if</text:span><text:span text:style-name="T25">(distr[writeToFileIdx] </text:span><text:span text:style-name="T34">&lt;</text:span><text:span text:style-name="T25"> </text:span><text:span text:style-name="T34">1</text:span><text:span text:style-name="T25">):</text:span></text:p>
      <text:p text:style-name="P43"><text:s text:c="24"/><text:span text:style-name="T25">writeToFiles</text:span><text:span text:style-name="T34">.</text:span><text:span text:style-name="T25">pop(writeToFileIdx)</text:span></text:p>
      <text:p text:style-name="P43"><text:s text:c="24"/><text:span text:style-name="T25">distr</text:span><text:span text:style-name="T34">.</text:span><text:span text:style-name="T25">pop(writeToFileIdx)</text:span></text:p>
      <text:p text:style-name="P43"><text:s text:c="24"/><text:span text:style-name="T25">writeToFileIdx </text:span><text:span text:style-name="T34">-=</text:span><text:span text:style-name="T25"> </text:span><text:span text:style-name="T34">1</text:span></text:p>
      <text:p text:style-name="P43"><text:s text:c="16"/><text:span text:style-name="T25">readPos </text:span><text:span text:style-name="T34">+=</text:span><text:span text:style-name="T25"> runSize</text:span></text:p>
      <text:p text:style-name="P43"><text:s text:c="16"/><text:span text:style-name="T25">writeFilePos[writeToFile] </text:span><text:span text:style-name="T34">+=</text:span><text:span text:style-name="T25"> runSize</text:span></text:p>
      <text:p text:style-name="P43"><text:s text:c="16"/><text:span text:style-name="T25">writeToFileIdx </text:span><text:span text:style-name="T34">=</text:span><text:span text:style-name="T25"> (writeToFileIdx </text:span><text:span text:style-name="T34">+</text:span><text:span text:style-name="T25"> </text:span><text:span text:style-name="T34">1</text:span><text:span text:style-name="T25">) </text:span><text:span text:style-name="T34">%</text:span><text:span text:style-name="T25"> </text:span><text:span text:style-name="T15">len</text:span><text:span text:style-name="T25">(writeToFiles)</text:span></text:p>
      <text:p text:style-name="P43"><text:s text:c="16"/><text:span text:style-name="T25">writeToFile </text:span><text:span text:style-name="T34">=</text:span><text:span text:style-name="T25"> writeToFiles[writeToFileIdx]</text:span></text:p>
      <text:p text:style-name="P43"><text:s text:c="16"/><text:span text:style-name="T25">runsWrittenSoFar </text:span><text:span text:style-name="T34">+=</text:span><text:span text:style-name="T25"> </text:span><text:span text:style-name="T34">1</text:span></text:p>
      <text:p text:style-name="P43"><text:s text:c="8"/><text:span text:style-name="T14">while</text:span><text:span text:style-name="T25"> runsWrittenSoFar </text:span><text:span text:style-name="T34">&lt;</text:span><text:span text:style-name="T25"> totalRuns:</text:span></text:p>
      <text:p text:style-name="P43"><text:s text:c="16"/><text:span text:style-name="T25">inputFileRuns[writeToFile]</text:span><text:span text:style-name="T34">.</text:span><text:span text:style-name="T25">append(Run(writeFilePos[writeToFile], </text:span><text:span text:style-name="T34">0</text:span><text:span text:style-name="T25">, inputFiles[writeToFile]))</text:span></text:p>
      <text:p text:style-name="P43"><text:s text:c="16"/><text:span text:style-name="T14">if</text:span><text:span text:style-name="T25">(visualize):</text:span></text:p>
      <text:p text:style-name="P43"><text:s text:c="24"/><text:span text:style-name="T14">print</text:span><text:span text:style-name="T25">(</text:span><text:span text:style-name="T39">"запис пустої серії в файл "</text:span><text:span text:style-name="T34">+</text:span><text:span text:style-name="T25">inputFiles[writeToFile]</text:span><text:span text:style-name="T34">.</text:span><text:span text:style-name="T25">name</text:span><text:span text:style-name="T34">+</text:span><text:span text:style-name="T39">" "</text:span><text:span text:style-name="T34">+</text:span><text:span text:style-name="T15">str</text:span><text:span text:style-name="T25">(distr))</text:span></text:p>
      <text:p text:style-name="P43"><text:s text:c="16"/><text:span text:style-name="T25">distr[writeToFileIdx] </text:span><text:span text:style-name="T34">-=</text:span><text:span text:style-name="T25"> </text:span><text:span text:style-name="T34">1</text:span></text:p>
      <text:p text:style-name="P43"><text:s text:c="16"/><text:span text:style-name="T14">if</text:span><text:span text:style-name="T25">(distr[writeToFileIdx] </text:span><text:span text:style-name="T34">&lt;</text:span><text:span text:style-name="T25"> </text:span><text:span text:style-name="T34">1</text:span><text:span text:style-name="T25">):</text:span></text:p>
      <text:p text:style-name="P43"><text:s text:c="24"/><text:span text:style-name="T25">writeToFiles</text:span><text:span text:style-name="T34">.</text:span><text:span text:style-name="T25">pop(writeToFileIdx)</text:span></text:p>
      <text:p text:style-name="P43"><text:s text:c="24"/><text:span text:style-name="T25">distr</text:span><text:span text:style-name="T34">.</text:span><text:span text:style-name="T25">pop(writeToFileIdx)</text:span></text:p>
      <text:p text:style-name="P43"><text:s text:c="24"/><text:span text:style-name="T25">writeToFileIdx </text:span><text:span text:style-name="T34">-=</text:span><text:span text:style-name="T25"> </text:span><text:span text:style-name="T34">1</text:span></text:p>
      <text:p text:style-name="P43"><text:s text:c="16"/><text:span text:style-name="T14">if</text:span><text:span text:style-name="T25">(</text:span><text:span text:style-name="T15">len</text:span><text:span text:style-name="T25">(writeToFiles) </text:span><text:span text:style-name="T34">&gt;</text:span><text:span text:style-name="T25"> </text:span><text:span text:style-name="T34">0</text:span><text:span text:style-name="T25">): </text:span><text:span text:style-name="T42"># Запобігти вилітам від %0 та читання поза межами</text:span></text:p>
      <text:p text:style-name="P43"><text:s text:c="24"/><text:span text:style-name="T25">writeToFileIdx </text:span><text:span text:style-name="T34">=</text:span><text:span text:style-name="T25"> (writeToFileIdx </text:span><text:span text:style-name="T34">+</text:span><text:span text:style-name="T25"> </text:span><text:span text:style-name="T34">1</text:span><text:span text:style-name="T25">) </text:span><text:span text:style-name="T34">%</text:span><text:span text:style-name="T25"> </text:span><text:span text:style-name="T15">len</text:span><text:span text:style-name="T25">(writeToFiles)</text:span></text:p>
      <text:p text:style-name="P43"><text:s text:c="24"/><text:span text:style-name="T25">writeToFile </text:span><text:span text:style-name="T34">=</text:span><text:span text:style-name="T25"> writeToFiles[writeToFileIdx]</text:span></text:p>
      <text:p text:style-name="P43"><text:s text:c="16"/><text:span text:style-name="T25">runsWrittenSoFar </text:span><text:span text:style-name="T34">+=</text:span><text:span text:style-name="T25"> </text:span><text:span text:style-name="T34">1</text:span></text:p>
      <text:p text:style-name="P43"><text:span text:style-name="T34"/></text:p>
      <text:p text:style-name="P43"><text:s text:c="8"/><text:span text:style-name="T42"># </text:span><text:span text:style-name="T43">Злиття</text:span></text:p>
      <text:p text:style-name="P43"><text:s text:c="8"/><text:span text:style-name="T25">keepGoing </text:span><text:span text:style-name="T34">=</text:span><text:span text:style-name="T25"> </text:span><text:span text:style-name="T15">True</text:span></text:p>
      <text:p text:style-name="P43"><text:s text:c="8"/><text:span text:style-name="T25">outputPos </text:span><text:span text:style-name="T34">=</text:span><text:span text:style-name="T25"> </text:span><text:span text:style-name="T34">0</text:span></text:p>
      <text:p text:style-name="P43"><text:s text:c="8"/><text:span text:style-name="T14">while</text:span><text:span text:style-name="T25"> keepGoing:</text:span></text:p>
      <text:p text:style-name="P43"><text:s text:c="16"/><text:span text:style-name="T25">hasMore </text:span><text:span text:style-name="T34">=</text:span><text:span text:style-name="T25"> </text:span><text:span text:style-name="T15">True</text:span></text:p>
      <text:p text:style-name="P43"><text:s text:c="16"/><text:span text:style-name="T25">outputStart </text:span><text:span text:style-name="T34">=</text:span><text:span text:style-name="T25"> outputPos</text:span></text:p>
      <text:p text:style-name="P43"><text:s text:c="16"/><text:span text:style-name="T14">while</text:span><text:span text:style-name="T25"> hasMore:</text:span></text:p>
      <text:p text:style-name="P43"><text:s text:c="24"/><text:span text:style-name="T25">minI </text:span><text:span text:style-name="T34">=</text:span><text:span text:style-name="T25"> </text:span><text:span text:style-name="T34">-1</text:span></text:p>
      <text:p text:style-name="P43"><text:s text:c="24"/><text:span text:style-name="T25">minVal </text:span><text:span text:style-name="T34">=</text:span><text:span text:style-name="T25"> </text:span><text:span text:style-name="T34">9999999</text:span></text:p>
      <text:p text:style-name="P43"><text:s text:c="24"/><text:span text:style-name="T14">for</text:span><text:span text:style-name="T25"> i </text:span><text:span text:style-name="T45">in</text:span><text:span text:style-name="T25"> </text:span><text:span text:style-name="T15">range</text:span><text:span text:style-name="T25">(</text:span><text:span text:style-name="T15">len</text:span><text:span text:style-name="T25">(inputFiles)):</text:span></text:p>
      <text:p text:style-name="P43"><text:s text:c="32"/><text:span text:style-name="T14">if</text:span><text:span text:style-name="T25">(</text:span><text:span text:style-name="T15">len</text:span><text:span text:style-name="T25">(inputFileRuns[i]) </text:span><text:span text:style-name="T34">&gt;</text:span><text:span text:style-name="T25"> </text:span><text:span text:style-name="T34">0</text:span><text:span text:style-name="T25"> </text:span><text:span text:style-name="T45">and</text:span><text:span text:style-name="T25"> inputFileRuns[i][</text:span><text:span text:style-name="T34">0</text:span><text:span text:style-name="T25">]</text:span><text:span text:style-name="T34">.</text:span><text:span text:style-name="T25">hasMore):</text:span></text:p>
      <text:p text:style-name="P43"><text:s text:c="40"/><text:span text:style-name="T25">value </text:span><text:span text:style-name="T34">=</text:span><text:span text:style-name="T25"> inputFileRuns[i][</text:span><text:span text:style-name="T34">0</text:span><text:span text:style-name="T25">]</text:span><text:span text:style-name="T34">.</text:span><text:span text:style-name="T25">value</text:span></text:p>
      <text:p text:style-name="P43"><text:s text:c="40"/><text:span text:style-name="T42">#print(" Перевіряємо значення: "+str(value))</text:span></text:p>
      <text:p text:style-name="P43"><text:s text:c="40"/><text:span text:style-name="T14">if</text:span><text:span text:style-name="T25">(value </text:span><text:span text:style-name="T34">&lt;</text:span><text:span text:style-name="T25"> minVal):</text:span></text:p>
      <text:p text:style-name="P43"><text:s text:c="48"/><text:span text:style-name="T25">minVal </text:span><text:span text:style-name="T34">=</text:span><text:span text:style-name="T25"> value</text:span></text:p>
      <text:p text:style-name="P43"><text:s text:c="48"/><text:span text:style-name="T25">minI </text:span><text:span text:style-name="T34">=</text:span><text:span text:style-name="T25"> i</text:span></text:p>
      <text:p text:style-name="P43"><text:s text:c="24"/><text:span text:style-name="T14">if</text:span><text:span text:style-name="T25">(minI </text:span><text:span text:style-name="T34">&gt;</text:span><text:span text:style-name="T25"> </text:span><text:span text:style-name="T34">-1</text:span><text:span text:style-name="T25">):</text:span></text:p>
      <text:p text:style-name="P43"><text:s text:c="32"/><text:span text:style-name="T42">#print("Мінімум: "+str(minVal))</text:span></text:p>
      <text:p text:style-name="P43"><text:s text:c="32"/><text:span text:style-name="T25">outputFile</text:span><text:span text:style-name="T34">.</text:span><text:span text:style-name="T25">setInt32(outputPos, minVal)</text:span></text:p>
      <text:p text:style-name="P43"><text:s text:c="32"/><text:span text:style-name="T25">outputPos </text:span><text:span text:style-name="T34">+=</text:span><text:span text:style-name="T25"> </text:span><text:span text:style-name="T34">1</text:span></text:p>
      <text:p text:style-name="P43"><text:s text:c="32"/><text:span text:style-name="T25">inputFileRuns[minI][</text:span><text:span text:style-name="T34">0</text:span><text:span text:style-name="T25">]</text:span><text:span text:style-name="T34">.</text:span><text:span text:style-name="T25">next()</text:span></text:p>
      <text:p text:style-name="P43"><text:s text:c="32"/><text:span text:style-name="T25">hasMore </text:span><text:span text:style-name="T34">=</text:span><text:span text:style-name="T25"> </text:span><text:span text:style-name="T15">True</text:span></text:p>
      <text:p text:style-name="P43"><text:s text:c="24"/><text:span text:style-name="T14">else</text:span><text:span text:style-name="T25">:</text:span></text:p>
      <text:p text:style-name="P43"><text:s text:c="32"/><text:span text:style-name="T25">hasMore </text:span><text:span text:style-name="T34">=</text:span><text:span text:style-name="T25"> </text:span><text:span text:style-name="T15">False</text:span></text:p>
      <text:p text:style-name="P43"><text:s text:c="16"/><text:span text:style-name="T42">#print("Немає нічого")</text:span></text:p>
      <text:p text:style-name="P43"><text:s text:c="16"/><text:span text:style-name="T25">outputLength </text:span><text:span text:style-name="T34">=</text:span><text:span text:style-name="T25"> outputPos </text:span><text:span text:style-name="T34">-</text:span><text:span text:style-name="T25"> outputStart</text:span></text:p>
      <text:p text:style-name="P43"><text:s text:c="16"/><text:span text:style-name="T25">outputFileRuns</text:span><text:span text:style-name="T34">.</text:span><text:span text:style-name="T25">append(Run(outputStart, outputLength, outputFile))</text:span></text:p>
      <text:p text:style-name="P43"><text:s text:c="16"/><text:span text:style-name="T25">switchTo </text:span><text:span text:style-name="T34">=</text:span><text:span text:style-name="T25"> </text:span><text:span text:style-name="T34">-1</text:span></text:p>
      <text:p text:style-name="P43"><text:s text:c="16"/><text:span text:style-name="T25">switchToCount </text:span><text:span text:style-name="T34">=</text:span><text:span text:style-name="T25"> </text:span><text:span text:style-name="T34">0</text:span></text:p>
      <text:p text:style-name="P43"><text:s text:c="16"/><text:span text:style-name="T14">for</text:span><text:span text:style-name="T25"> i </text:span><text:span text:style-name="T45">in</text:span><text:span text:style-name="T25"> </text:span><text:span text:style-name="T15">range</text:span><text:span text:style-name="T25">(</text:span><text:span text:style-name="T15">len</text:span><text:span text:style-name="T25">(inputFiles)):</text:span></text:p>
      <text:p text:style-name="P43"><text:s text:c="24"/><text:span text:style-name="T14">if</text:span><text:span text:style-name="T25">(</text:span><text:span text:style-name="T15">len</text:span><text:span text:style-name="T25">(inputFileRuns[i]) </text:span><text:span text:style-name="T34">&gt;</text:span><text:span text:style-name="T25"> </text:span><text:span text:style-name="T34">0</text:span><text:span text:style-name="T25">):</text:span></text:p>
      <text:p text:style-name="P43"><text:s text:c="32"/><text:span text:style-name="T25">inputFileRuns[i]</text:span><text:span text:style-name="T34">.</text:span><text:span text:style-name="T25">pop(</text:span><text:span text:style-name="T34">0</text:span><text:span text:style-name="T25">)</text:span></text:p>
      <text:p text:style-name="P43"><text:s text:c="32"/><text:span text:style-name="T14">if</text:span><text:span text:style-name="T25">(</text:span><text:span text:style-name="T15">len</text:span><text:span text:style-name="T25">(inputFileRuns[i]) </text:span><text:span text:style-name="T34">==</text:span><text:span text:style-name="T25"> </text:span><text:span text:style-name="T34">0</text:span><text:span text:style-name="T25">):</text:span></text:p>
      <text:p text:style-name="P43"><text:s text:c="40"/><text:span text:style-name="T25">switchTo </text:span><text:span text:style-name="T34">=</text:span><text:span text:style-name="T25"> i</text:span></text:p>
      <text:p text:style-name="P43"><text:s text:c="40"/><text:span text:style-name="T25">switchToCount </text:span><text:span text:style-name="T34">+=</text:span><text:span text:style-name="T25"> </text:span><text:span text:style-name="T34">1</text:span></text:p>
      <text:p text:style-name="P43"><text:s text:c="16"/><text:span text:style-name="T14">if</text:span><text:span text:style-name="T25">(switchToCount </text:span><text:span text:style-name="T34">==</text:span><text:span text:style-name="T25"> </text:span><text:span text:style-name="T15">len</text:span><text:span text:style-name="T25">(inputFiles)): </text:span><text:span text:style-name="T42"># Всі файли пусті - вийти</text:span></text:p>
      <text:p text:style-name="P43"><text:s text:c="24"/><text:span text:style-name="T25">keepGoing </text:span><text:span text:style-name="T34">=</text:span><text:span text:style-name="T25"> </text:span><text:span text:style-name="T15">False</text:span></text:p>
      <text:p text:style-name="P43"><text:s text:c="16"/><text:span text:style-name="T14">elif</text:span><text:span text:style-name="T25">(switchTo </text:span><text:span text:style-name="T34">&gt;</text:span><text:span text:style-name="T25"> </text:span><text:span text:style-name="T34">-1</text:span><text:span text:style-name="T25">): </text:span><text:span text:style-name="T42"># Один з файлів пустий - переключитись на нього</text:span></text:p>
      <text:p text:style-name="P43"><text:s text:c="24"/><text:span text:style-name="T14">if</text:span><text:span text:style-name="T25">(visualize):</text:span></text:p>
      <text:p text:style-name="P43"><text:s text:c="32"/><text:span text:style-name="T14">print</text:span><text:span text:style-name="T25">(</text:span><text:span text:style-name="T39">"В файлі "</text:span><text:span text:style-name="T34">+</text:span><text:span text:style-name="T25">inputFiles[switchTo]</text:span><text:span text:style-name="T34">.</text:span><text:span text:style-name="T25">name</text:span><text:span text:style-name="T34">+</text:span><text:span text:style-name="T39">" скінчилися серії. Робимо його вихідним"</text:span><text:span text:style-name="T25">)</text:span></text:p>
      <text:p text:style-name="P43"><text:s text:c="24"/><text:span text:style-name="T25">outputFile, inputFiles[switchTo] </text:span><text:span text:style-name="T34">=</text:span><text:span text:style-name="T25"> inputFiles[switchTo], outputFile</text:span></text:p>
      <text:p text:style-name="P43"><text:s text:c="24"/><text:span text:style-name="T25">outputFileRuns, inputFileRuns[switchTo] </text:span><text:span text:style-name="T34">=</text:span><text:span text:style-name="T25"> inputFileRuns[switchTo], outputFileRuns</text:span></text:p>
      <text:p text:style-name="P43"><text:s text:c="24"/><text:span text:style-name="T25">outputPos </text:span><text:span text:style-name="T34">=</text:span><text:span text:style-name="T25"> </text:span><text:span text:style-name="T34">0</text:span></text:p>
      <text:p text:style-name="P43"><text:s text:c="16"/><text:span text:style-name="T14">if</text:span><text:span text:style-name="T25">(visualize):</text:span></text:p>
      <text:p text:style-name="P43"><text:s text:c="24"/><text:span text:style-name="T14">print</text:span><text:span text:style-name="T25">(</text:span><text:span text:style-name="T39">"Розподіл серій:"</text:span><text:span text:style-name="T25">)</text:span></text:p>
      <text:p text:style-name="P43"><text:s text:c="24"/><text:span text:style-name="T14">for</text:span><text:span text:style-name="T25"> i </text:span><text:span text:style-name="T45">in</text:span><text:span text:style-name="T25"> </text:span><text:span text:style-name="T15">range</text:span><text:span text:style-name="T25">(</text:span><text:span text:style-name="T15">len</text:span><text:span text:style-name="T25">(inputFileRuns)):</text:span></text:p>
      <text:p text:style-name="P43"><text:s text:c="32"/><text:span text:style-name="T14">print</text:span><text:span text:style-name="T25">(</text:span><text:span text:style-name="T39">" "</text:span><text:span text:style-name="T34">+</text:span><text:span text:style-name="T25">inputFiles[i]</text:span><text:span text:style-name="T34">.</text:span><text:span text:style-name="T25">name</text:span><text:span text:style-name="T34">+</text:span><text:span text:style-name="T39">"&gt; "</text:span><text:span text:style-name="T34">+</text:span><text:span text:style-name="T25">(</text:span><text:span text:style-name="T39">"="</text:span><text:span text:style-name="T34">*</text:span><text:span text:style-name="T15">len</text:span><text:span text:style-name="T25">(inputFileRuns[i])))</text:span></text:p>
      <text:p text:style-name="P43"><text:s text:c="24"/><text:span text:style-name="T14">print</text:span><text:span text:style-name="T25">(</text:span><text:span text:style-name="T39">" "</text:span><text:span text:style-name="T34">+</text:span><text:span text:style-name="T25">outputFile</text:span><text:span text:style-name="T34">.</text:span><text:span text:style-name="T25">name</text:span><text:span text:style-name="T34">+</text:span><text:span text:style-name="T39">"&lt; "</text:span><text:span text:style-name="T34">+</text:span><text:span text:style-name="T25">(</text:span><text:span text:style-name="T39">"="</text:span><text:span text:style-name="T34">*</text:span><text:span text:style-name="T15">len</text:span><text:span text:style-name="T25">(outputFileRuns)))</text:span></text:p>
      <text:p text:style-name="P43"><text:s text:c="8"/><text:span text:style-name="T14">for</text:span><text:span text:style-name="T25"> i </text:span><text:span text:style-name="T45">in</text:span><text:span text:style-name="T25"> </text:span><text:span text:style-name="T15">range</text:span><text:span text:style-name="T25">(outputFileRuns[</text:span><text:span text:style-name="T34">0</text:span><text:span text:style-name="T25">]</text:span><text:span text:style-name="T34">.</text:span><text:span text:style-name="T25">length):</text:span></text:p>
      <text:p text:style-name="P43"><text:soft-page-break/><text:s text:c="16"/><text:span text:style-name="T25">binf</text:span><text:span text:style-name="T34">.</text:span><text:span text:style-name="T25">setInt32(i, outputFile</text:span><text:span text:style-name="T34">.</text:span><text:span text:style-name="T25">getInt32(i))</text:span></text:p>
      <text:p text:style-name="P43"><text:s text:c="8"/><text:span text:style-name="T14">for</text:span><text:span text:style-name="T25"> inf </text:span><text:span text:style-name="T45">in</text:span><text:span text:style-name="T25"> inputFiles:</text:span></text:p>
      <text:p text:style-name="P43"><text:s text:c="16"/><text:span text:style-name="T25">inf</text:span><text:span text:style-name="T34">.</text:span><text:span text:style-name="T25">delete()</text:span></text:p>
      <text:p text:style-name="P43"><text:s text:c="8"/><text:span text:style-name="T25">outputFile</text:span><text:span text:style-name="T34">.</text:span><text:span text:style-name="T25">delete()</text:span></text:p>
      <text:p text:style-name="P43"><text:s text:c="8"/><text:span text:style-name="T14">print</text:span><text:span text:style-name="T25">(</text:span><text:span text:style-name="T39">"На виконання пійшло "</text:span><text:span text:style-name="T34">+</text:span><text:span text:style-name="T15">str</text:span><text:span text:style-name="T25">(time</text:span><text:span text:style-name="T34">.</text:span><text:span text:style-name="T25">time() </text:span><text:span text:style-name="T34">-</text:span><text:span text:style-name="T25"> startTime)</text:span><text:span text:style-name="T34">+</text:span><text:span text:style-name="T39">" секунд"</text:span><text:span text:style-name="T25">)</text:span></text:p>
      <text:p text:style-name="P43"><text:span text:style-name="T25"/></text:p>
      <text:p text:style-name="P43"><text:span text:style-name="T25"/></text:p>
      <text:p text:style-name="P42"><text:span text:style-name="T11">def</text:span> <text:span text:style-name="T16">main</text:span>():</text:p>
      <text:p text:style-name="P43"><text:s text:c="8"/><text:span text:style-name="T25">fileCount </text:span><text:span text:style-name="T34">=</text:span><text:span text:style-name="T25"> </text:span><text:span text:style-name="T15">int</text:span><text:span text:style-name="T25">(</text:span><text:span text:style-name="T15">input</text:span><text:span text:style-name="T25">(</text:span><text:span text:style-name="T39">"Кількість файлів: "</text:span><text:span text:style-name="T25">))</text:span></text:p>
      <text:p text:style-name="P43"><text:s text:c="8"/><text:span text:style-name="T25">runSize </text:span><text:span text:style-name="T34">=</text:span><text:span text:style-name="T25"> </text:span><text:span text:style-name="T15">int</text:span><text:span text:style-name="T25">(</text:span><text:span text:style-name="T15">input</text:span><text:span text:style-name="T25">(</text:span><text:span text:style-name="T39">"Кількість чисел в серії: "</text:span><text:span text:style-name="T25">))</text:span></text:p>
      <text:p text:style-name="P43"><text:s text:c="8"/><text:span text:style-name="T25">visualize </text:span><text:span text:style-name="T34">=</text:span><text:span text:style-name="T25"> (</text:span><text:span text:style-name="T15">input</text:span><text:span text:style-name="T25">(</text:span><text:span text:style-name="T39">"Показувати сортування? (т/н) "</text:span><text:span text:style-name="T25">) </text:span><text:span text:style-name="T34">==</text:span><text:span text:style-name="T25"> </text:span><text:span text:style-name="T39">"т"</text:span><text:span text:style-name="T25">)</text:span></text:p>
      <text:p text:style-name="P43"><text:s text:c="8"/><text:span text:style-name="T25">sort(fileCount, runSize, visualize)</text:span></text:p>
      <text:p text:style-name="P43"><text:span text:style-name="T25"/></text:p>
      <text:p text:style-name="P43"><text:span text:style-name="T25"/></text:p>
      <text:p text:style-name="P42"><text:span text:style-name="T11">if</text:span> __name__ <text:span text:style-name="T32">==</text:span> <text:span text:style-name="T35">"__main__"</text:span>:</text:p>
      <text:p text:style-name="P43"><text:s text:c="8"/><text:span text:style-name="T25">main()</text:span></text:p>
      <text:p text:style-name="P42"/>
      <text:p text:style-name="P41"/>
      <text:p text:style-name="P68"/>
      <text:list xml:id="list123547870826256" text:continue-numbering="true" text:style-name="L2">
        <text:list-item>
          <text:list>
            <text:list-item>
              <text:list>
                <text:list-item>
                  <text:p text:style-name="P65">Виконання</text:p>
                </text:list-item>
              </text:list>
            </text:list-item>
          </text:list>
        </text:list-item>
      </text:list>
      <text:p text:style-name="P54"><text:span text:style-name="Source_20_Text"><text:span text:style-name="T55">vadik@vadik:~&gt; cd polymerge/</text:span></text:span></text:p>
      <text:p text:style-name="P54"><text:span text:style-name="Source_20_Text"><text:span text:style-name="T55">vadik@vadik:~/polymerge&gt; ./GenRandom.py </text:span></text:span></text:p>
      <text:p text:style-name="P54"><text:span text:style-name="Source_20_Text"><text:span text:style-name="T55">Створити файл зі скількома випадковими числами?</text:span></text:span></text:p>
      <text:p text:style-name="P54"><text:span text:style-name="Source_20_Text"><text:span text:style-name="T55">1000</text:span></text:span></text:p>
      <text:p text:style-name="P54"><text:span text:style-name="Source_20_Text"><text:span text:style-name="T55">Готово</text:span></text:span></text:p>
      <text:p text:style-name="P54"><text:span text:style-name="Source_20_Text"><text:span text:style-name="T55">vadik@vadik:~/polymerge&gt; ./FileViewer.py </text:span></text:span></text:p>
      <text:p text:style-name="P54"><text:span text:style-name="Source_20_Text"><text:span text:style-name="T55">Файл має 1000 чисел.</text:span></text:span></text:p>
      <text:p text:style-name="P54"><text:span text:style-name="Source_20_Text"><text:span text:style-name="T55">З якої позиції продивитись файл?</text:span></text:span></text:p>
      <text:p text:style-name="P54"><text:span text:style-name="Source_20_Text"><text:span text:style-name="T55">0</text:span></text:span></text:p>
      <text:p text:style-name="P54"><text:span text:style-name="Source_20_Text"><text:span text:style-name="T55">Скільки чисел продивитись?</text:span></text:span></text:p>
      <text:p text:style-name="P54"><text:span text:style-name="Source_20_Text"><text:span text:style-name="T55">10</text:span></text:span></text:p>
      <text:p text:style-name="P54"><text:span text:style-name="Source_20_Text"><text:span text:style-name="T55">===== Числа =====</text:span></text:span></text:p>
      <text:p text:style-name="P54"><text:span text:style-name="Source_20_Text"><text:span text:style-name="T55"><text:s/>0: 8058</text:span></text:span></text:p>
      <text:p text:style-name="P54"><text:span text:style-name="Source_20_Text"><text:span text:style-name="T55"><text:s/>1: 7427</text:span></text:span></text:p>
      <text:p text:style-name="P54"><text:span text:style-name="Source_20_Text"><text:span text:style-name="T55"><text:s/>2: 4341</text:span></text:span></text:p>
      <text:p text:style-name="P54"><text:span text:style-name="Source_20_Text"><text:span text:style-name="T55"><text:s/>3: 3087</text:span></text:span></text:p>
      <text:p text:style-name="P54"><text:span text:style-name="Source_20_Text"><text:span text:style-name="T55"><text:s/>4: 9282</text:span></text:span></text:p>
      <text:p text:style-name="P54"><text:span text:style-name="Source_20_Text"><text:span text:style-name="T55"><text:s/>5: 1197</text:span></text:span></text:p>
      <text:p text:style-name="P54"><text:span text:style-name="Source_20_Text"><text:span text:style-name="T55"><text:s/>6: 8002</text:span></text:span></text:p>
      <text:p text:style-name="P54"><text:span text:style-name="Source_20_Text"><text:span text:style-name="T55"><text:s/>7: 7559</text:span></text:span></text:p>
      <text:p text:style-name="P54"><text:span text:style-name="Source_20_Text"><text:span text:style-name="T55"><text:s/>8: 9311</text:span></text:span></text:p>
      <text:p text:style-name="P54"><text:span text:style-name="Source_20_Text"><text:span text:style-name="T55"><text:s/>9: 9900</text:span></text:span></text:p>
      <text:p text:style-name="P54"><text:span text:style-name="Source_20_Text"><text:span text:style-name="T55"/></text:span></text:p>
      <text:p text:style-name="P54"><text:span text:style-name="Source_20_Text"><text:span text:style-name="T55">vadik@vadik:~/polymerge&gt; ./Sorter</text:span></text:span></text:p>
      <text:p text:style-name="P54"><text:span text:style-name="Source_20_Text"><text:span text:style-name="T55">bash: ./Sorter: Нет такого файла или каталога</text:span></text:span></text:p>
      <text:p text:style-name="P54"><text:span text:style-name="Source_20_Text"><text:span text:style-name="T55">vadik@vadik:~/polymerge&gt; ./Sorter.py</text:span></text:span></text:p>
      <text:p text:style-name="P54"><text:span text:style-name="Source_20_Text"><text:span text:style-name="T55">Кількість файлів: 4</text:span></text:span></text:p>
      <text:p text:style-name="P54"><text:span text:style-name="Source_20_Text"><text:span text:style-name="T55">Кількість чисел в серії: 10</text:span></text:span></text:p>
      <text:p text:style-name="P54"><text:span text:style-name="Source_20_Text"><text:span text:style-name="T55">Показувати сортування? (т/н) т</text:span></text:span></text:p>
      <text:p text:style-name="P54"><text:span text:style-name="Source_20_Text"><text:span text:style-name="T55">Created 4 temporary files.</text:span></text:span></text:p>
      <text:p text:style-name="P54"><text:span text:style-name="Source_20_Text"><text:span text:style-name="T55"/></text:span></text:p>
      <text:p text:style-name="P54"><text:span text:style-name="Source_20_Text"><text:span text:style-name="T55">[1, 1, 1]</text:span></text:span></text:p>
      <text:p text:style-name="P54"><text:span text:style-name="Source_20_Text"><text:span text:style-name="T55">[1, 2, 2]</text:span></text:span></text:p>
      <text:p text:style-name="P54"><text:span text:style-name="Source_20_Text"><text:span text:style-name="T55">[3, 2, 4]</text:span></text:span></text:p>
      <text:p text:style-name="P54"><text:span text:style-name="Source_20_Text"><text:span text:style-name="T55">[7, 6, 4]</text:span></text:span></text:p>
      <text:p text:style-name="P54"><text:span text:style-name="Source_20_Text"><text:span text:style-name="T55">[7, 13, 11]</text:span></text:span></text:p>
      <text:p text:style-name="P54"><text:span text:style-name="Source_20_Text"><text:span text:style-name="T55">[20, 13, 24]</text:span></text:span></text:p>
      <text:p text:style-name="P54"><text:span text:style-name="Source_20_Text"><text:span text:style-name="T55">------------------------------------------------------------</text:span></text:span></text:p>
      <text:p text:style-name="P54"><text:span text:style-name="Source_20_Text"><text:span text:style-name="T55">Розподіл: [44, 37, 24]</text:span></text:span></text:p>
      <text:p text:style-name="P54"><text:span text:style-name="Source_20_Text"><text:span text:style-name="T55">Всього серій: 105</text:span></text:span></text:p>
      <text:p text:style-name="P54"><text:span text:style-name="Source_20_Text"><text:span text:style-name="T55">Справжніх серій: 100</text:span></text:span></text:p>
      <text:p text:style-name="P54"><text:span text:style-name="Source_20_Text"><text:span text:style-name="T55">Пустих серій: 5</text:span></text:span></text:p>
      <text:p text:style-name="P54"><text:span text:style-name="Source_20_Text"><text:span text:style-name="T55"/></text:span></text:p>
      <text:p text:style-name="P54"><text:span text:style-name="Source_20_Text"><text:span text:style-name="T55">запис 10 значень в файл workingFile1 [44, 37, 24]</text:span></text:span></text:p>
      <text:p text:style-name="P54"><text:span text:style-name="Source_20_Text"><text:span text:style-name="T55">запис 10 значень в файл workingFile2 [43, 37, 24]</text:span></text:span></text:p>
      <text:p text:style-name="P54"><text:span text:style-name="Source_20_Text"><text:span text:style-name="T55">запис 10 значень в файл workingFile3 [43, 36, 24]</text:span></text:span></text:p>
      <text:p text:style-name="P54"><text:span text:style-name="Source_20_Text"><text:span text:style-name="T55">запис 10 значень в файл workingFile1 [43, 36, 23]</text:span></text:span></text:p>
      <text:p text:style-name="P54"><text:span text:style-name="Source_20_Text"><text:span text:style-name="T55">запис 10 значень в файл workingFile2 [42, 36, 23]</text:span></text:span></text:p>
      <text:p text:style-name="P54"><text:span text:style-name="Source_20_Text"><text:span text:style-name="T55">запис 10 значень в файл workingFile3 [42, 35, 23]</text:span></text:span></text:p>
      <text:p text:style-name="P54"><text:span text:style-name="Source_20_Text"><text:span text:style-name="T55">запис 10 значень в файл workingFile1 [42, 35, 22]</text:span></text:span></text:p>
      <text:p text:style-name="P54"><text:span text:style-name="Source_20_Text"><text:span text:style-name="T55">запис 10 значень в файл workingFile2 [41, 35, 22]</text:span></text:span></text:p>
      <text:p text:style-name="P54"><text:span text:style-name="Source_20_Text"><text:span text:style-name="T55">запис 10 значень в файл workingFile3 [41, 34, 22]</text:span></text:span></text:p>
      <text:p text:style-name="P54"><text:span text:style-name="Source_20_Text"><text:span text:style-name="T55">запис 10 значень в файл workingFile1 [41, 34, 21]</text:span></text:span></text:p>
      <text:p text:style-name="P54"><text:span text:style-name="Source_20_Text"><text:span text:style-name="T55">запис 10 значень в файл workingFile2 [40, 34, 21]</text:span></text:span></text:p>
      <text:p text:style-name="P54"><text:span text:style-name="Source_20_Text"><text:span text:style-name="T55">запис 10 значень в файл workingFile3 [40, 33, 21]</text:span></text:span></text:p>
      <text:p text:style-name="P54"><text:span text:style-name="Source_20_Text"><text:span text:style-name="T55">запис 10 значень в файл workingFile1 [40, 33, 20]</text:span></text:span></text:p>
      <text:p text:style-name="P54"><text:span text:style-name="Source_20_Text"><text:span text:style-name="T55">запис 10 значень в файл workingFile2 [39, 33, 20]</text:span></text:span></text:p>
      <text:p text:style-name="P54"><text:span text:style-name="Source_20_Text"><text:span text:style-name="T55">запис 10 значень в файл workingFile3 [39, 32, 20]</text:span></text:span></text:p>
      <text:p text:style-name="P54"><text:span text:style-name="Source_20_Text"><text:span text:style-name="T55">запис 10 значень в файл workingFile1 [39, 32, 19]</text:span></text:span></text:p>
      <text:p text:style-name="P54"><text:span text:style-name="Source_20_Text"><text:span text:style-name="T55">запис 10 значень в файл workingFile2 [38, 32, 19]</text:span></text:span></text:p>
      <text:p text:style-name="P54"><text:span text:style-name="Source_20_Text"><text:span text:style-name="T55">запис 10 значень в файл workingFile3 [38, 31, 19]</text:span></text:span></text:p>
      <text:p text:style-name="P54"><text:span text:style-name="Source_20_Text"><text:span text:style-name="T55">запис 10 значень в файл workingFile1 [38, 31, 18]</text:span></text:span></text:p>
      <text:p text:style-name="P54"><text:span text:style-name="Source_20_Text"><text:span text:style-name="T55">запис 10 значень в файл workingFile2 [37, 31, 18]</text:span></text:span></text:p>
      <text:p text:style-name="P54"><text:span text:style-name="Source_20_Text"><text:span text:style-name="T55">запис 10 значень в файл workingFile3 [37, 30, 18]</text:span></text:span></text:p>
      <text:p text:style-name="P54"><text:span text:style-name="Source_20_Text"><text:span text:style-name="T55">запис 10 значень в файл workingFile1 [37, 30, 17]</text:span></text:span></text:p>
      <text:p text:style-name="P54"><text:span text:style-name="Source_20_Text"><text:span text:style-name="T55">запис 10 значень в файл workingFile2 [36, 30, 17]</text:span></text:span></text:p>
      <text:p text:style-name="P54"><text:span text:style-name="Source_20_Text"><text:span text:style-name="T55">запис 10 значень в файл workingFile3 [36, 29, 17]</text:span></text:span></text:p>
      <text:p text:style-name="P54"><text:span text:style-name="Source_20_Text"><text:span text:style-name="T55">запис 10 значень в файл workingFile1 [36, 29, 16]</text:span></text:span></text:p>
      <text:p text:style-name="P54"><text:span text:style-name="Source_20_Text"><text:span text:style-name="T55">запис 10 значень в файл workingFile2 [35, 29, 16]</text:span></text:span></text:p>
      <text:p text:style-name="P54"><text:span text:style-name="Source_20_Text"><text:span text:style-name="T55">запис 10 значень в файл workingFile3 [35, 28, 16]</text:span></text:span></text:p>
      <text:p text:style-name="P54"><text:span text:style-name="Source_20_Text"><text:span text:style-name="T55">запис 10 значень в файл workingFile1 [35, 28, 15]</text:span></text:span></text:p>
      <text:p text:style-name="P54"><text:span text:style-name="Source_20_Text"><text:span text:style-name="T55">запис 10 значень в файл workingFile2 [34, 28, 15]</text:span></text:span></text:p>
      <text:p text:style-name="P54"><text:span text:style-name="Source_20_Text"><text:span text:style-name="T55">запис 10 значень в файл workingFile3 [34, 27, 15]</text:span></text:span></text:p>
      <text:p text:style-name="P54"><text:span text:style-name="Source_20_Text"><text:span text:style-name="T55">запис 10 значень в файл workingFile1 [34, 27, 14]</text:span></text:span></text:p>
      <text:p text:style-name="P54"><text:span text:style-name="Source_20_Text"><text:span text:style-name="T55">запис 10 значень в файл workingFile2 [33, 27, 14]</text:span></text:span></text:p>
      <text:p text:style-name="P54"><text:span text:style-name="Source_20_Text"><text:span text:style-name="T55">запис 10 значень в файл workingFile3 [33, 26, 14]</text:span></text:span></text:p>
      <text:p text:style-name="P54"><text:span text:style-name="Source_20_Text"><text:span text:style-name="T55">запис 10 значень в файл workingFile1 [33, 26, 13]</text:span></text:span></text:p>
      <text:p text:style-name="P54"><text:soft-page-break/><text:span text:style-name="Source_20_Text"><text:span text:style-name="T55">запис 10 значень в файл workingFile2 [32, 26, 13]</text:span></text:span></text:p>
      <text:p text:style-name="P54"><text:span text:style-name="Source_20_Text"><text:span text:style-name="T55">запис 10 значень в файл workingFile3 [32, 25, 13]</text:span></text:span></text:p>
      <text:p text:style-name="P54"><text:span text:style-name="Source_20_Text"><text:span text:style-name="T55">запис 10 значень в файл workingFile1 [32, 25, 12]</text:span></text:span></text:p>
      <text:p text:style-name="P54"><text:span text:style-name="Source_20_Text"><text:span text:style-name="T55">запис 10 значень в файл workingFile2 [31, 25, 12]</text:span></text:span></text:p>
      <text:p text:style-name="P54"><text:span text:style-name="Source_20_Text"><text:span text:style-name="T55">запис 10 значень в файл workingFile3 [31, 24, 12]</text:span></text:span></text:p>
      <text:p text:style-name="P54"><text:span text:style-name="Source_20_Text"><text:span text:style-name="T55">запис 10 значень в файл workingFile1 [31, 24, 11]</text:span></text:span></text:p>
      <text:p text:style-name="P54"><text:span text:style-name="Source_20_Text"><text:span text:style-name="T55">запис 10 значень в файл workingFile2 [30, 24, 11]</text:span></text:span></text:p>
      <text:p text:style-name="P54"><text:span text:style-name="Source_20_Text"><text:span text:style-name="T55">запис 10 значень в файл workingFile3 [30, 23, 11]</text:span></text:span></text:p>
      <text:p text:style-name="P54"><text:span text:style-name="Source_20_Text"><text:span text:style-name="T55">запис 10 значень в файл workingFile1 [30, 23, 10]</text:span></text:span></text:p>
      <text:p text:style-name="P54"><text:span text:style-name="Source_20_Text"><text:span text:style-name="T55">запис 10 значень в файл workingFile2 [29, 23, 10]</text:span></text:span></text:p>
      <text:p text:style-name="P54"><text:span text:style-name="Source_20_Text"><text:span text:style-name="T55">запис 10 значень в файл workingFile3 [29, 22, 10]</text:span></text:span></text:p>
      <text:p text:style-name="P54"><text:span text:style-name="Source_20_Text"><text:span text:style-name="T55">запис 10 значень в файл workingFile1 [29, 22, 9]</text:span></text:span></text:p>
      <text:p text:style-name="P54"><text:span text:style-name="Source_20_Text"><text:span text:style-name="T55">запис 10 значень в файл workingFile2 [28, 22, 9]</text:span></text:span></text:p>
      <text:p text:style-name="P54"><text:span text:style-name="Source_20_Text"><text:span text:style-name="T55">запис 10 значень в файл workingFile3 [28, 21, 9]</text:span></text:span></text:p>
      <text:p text:style-name="P54"><text:span text:style-name="Source_20_Text"><text:span text:style-name="T55">запис 10 значень в файл workingFile1 [28, 21, 8]</text:span></text:span></text:p>
      <text:p text:style-name="P54"><text:span text:style-name="Source_20_Text"><text:span text:style-name="T55">запис 10 значень в файл workingFile2 [27, 21, 8]</text:span></text:span></text:p>
      <text:p text:style-name="P54"><text:span text:style-name="Source_20_Text"><text:span text:style-name="T55">запис 10 значень в файл workingFile3 [27, 20, 8]</text:span></text:span></text:p>
      <text:p text:style-name="P54"><text:span text:style-name="Source_20_Text"><text:span text:style-name="T55">запис 10 значень в файл workingFile1 [27, 20, 7]</text:span></text:span></text:p>
      <text:p text:style-name="P54"><text:span text:style-name="Source_20_Text"><text:span text:style-name="T55">запис 10 значень в файл workingFile2 [26, 20, 7]</text:span></text:span></text:p>
      <text:p text:style-name="P54"><text:span text:style-name="Source_20_Text"><text:span text:style-name="T55">запис 10 значень в файл workingFile3 [26, 19, 7]</text:span></text:span></text:p>
      <text:p text:style-name="P54"><text:span text:style-name="Source_20_Text"><text:span text:style-name="T55">запис 10 значень в файл workingFile1 [26, 19, 6]</text:span></text:span></text:p>
      <text:p text:style-name="P54"><text:span text:style-name="Source_20_Text"><text:span text:style-name="T55">запис 10 значень в файл workingFile2 [25, 19, 6]</text:span></text:span></text:p>
      <text:p text:style-name="P54"><text:span text:style-name="Source_20_Text"><text:span text:style-name="T55">запис 10 значень в файл workingFile3 [25, 18, 6]</text:span></text:span></text:p>
      <text:p text:style-name="P54"><text:span text:style-name="Source_20_Text"><text:span text:style-name="T55">запис 10 значень в файл workingFile1 [25, 18, 5]</text:span></text:span></text:p>
      <text:p text:style-name="P54"><text:span text:style-name="Source_20_Text"><text:span text:style-name="T55">запис 10 значень в файл workingFile2 [24, 18, 5]</text:span></text:span></text:p>
      <text:p text:style-name="P54"><text:span text:style-name="Source_20_Text"><text:span text:style-name="T55">запис 10 значень в файл workingFile3 [24, 17, 5]</text:span></text:span></text:p>
      <text:p text:style-name="P54"><text:span text:style-name="Source_20_Text"><text:span text:style-name="T55">запис 10 значень в файл workingFile1 [24, 17, 4]</text:span></text:span></text:p>
      <text:p text:style-name="P54"><text:span text:style-name="Source_20_Text"><text:span text:style-name="T55">запис 10 значень в файл workingFile2 [23, 17, 4]</text:span></text:span></text:p>
      <text:p text:style-name="P54"><text:span text:style-name="Source_20_Text"><text:span text:style-name="T55">запис 10 значень в файл workingFile3 [23, 16, 4]</text:span></text:span></text:p>
      <text:p text:style-name="P54"><text:span text:style-name="Source_20_Text"><text:span text:style-name="T55">запис 10 значень в файл workingFile1 [23, 16, 3]</text:span></text:span></text:p>
      <text:p text:style-name="P54"><text:span text:style-name="Source_20_Text"><text:span text:style-name="T55">запис 10 значень в файл workingFile2 [22, 16, 3]</text:span></text:span></text:p>
      <text:p text:style-name="P54"><text:span text:style-name="Source_20_Text"><text:span text:style-name="T55">запис 10 значень в файл workingFile3 [22, 15, 3]</text:span></text:span></text:p>
      <text:p text:style-name="P54"><text:span text:style-name="Source_20_Text"><text:span text:style-name="T55">запис 10 значень в файл workingFile1 [22, 15, 2]</text:span></text:span></text:p>
      <text:p text:style-name="P54"><text:span text:style-name="Source_20_Text"><text:span text:style-name="T55">запис 10 значень в файл workingFile2 [21, 15, 2]</text:span></text:span></text:p>
      <text:p text:style-name="P54"><text:span text:style-name="Source_20_Text"><text:span text:style-name="T55">запис 10 значень в файл workingFile3 [21, 14, 2]</text:span></text:span></text:p>
      <text:p text:style-name="P54"><text:span text:style-name="Source_20_Text"><text:span text:style-name="T55">запис 10 значень в файл workingFile1 [21, 14, 1]</text:span></text:span></text:p>
      <text:p text:style-name="P54"><text:span text:style-name="Source_20_Text"><text:span text:style-name="T55">запис 10 значень в файл workingFile2 [20, 14, 1]</text:span></text:span></text:p>
      <text:p text:style-name="P54"><text:span text:style-name="Source_20_Text"><text:span text:style-name="T55">запис 10 значень в файл workingFile3 [20, 13, 1]</text:span></text:span></text:p>
      <text:p text:style-name="P54"><text:span text:style-name="Source_20_Text"><text:span text:style-name="T55">запис 10 значень в файл workingFile1 [20, 13]</text:span></text:span></text:p>
      <text:p text:style-name="P54"><text:span text:style-name="Source_20_Text"><text:span text:style-name="T55">запис 10 значень в файл workingFile2 [19, 13]</text:span></text:span></text:p>
      <text:p text:style-name="P54"><text:span text:style-name="Source_20_Text"><text:span text:style-name="T55">запис 10 значень в файл workingFile1 [19, 12]</text:span></text:span></text:p>
      <text:p text:style-name="P54"><text:span text:style-name="Source_20_Text"><text:span text:style-name="T55">запис 10 значень в файл workingFile2 [18, 12]</text:span></text:span></text:p>
      <text:p text:style-name="P54"><text:span text:style-name="Source_20_Text"><text:span text:style-name="T55">запис 10 значень в файл workingFile1 [18, 11]</text:span></text:span></text:p>
      <text:p text:style-name="P54"><text:span text:style-name="Source_20_Text"><text:span text:style-name="T55">запис 10 значень в файл workingFile2 [17, 11]</text:span></text:span></text:p>
      <text:p text:style-name="P54"><text:span text:style-name="Source_20_Text"><text:span text:style-name="T55">запис 10 значень в файл workingFile1 [17, 10]</text:span></text:span></text:p>
      <text:p text:style-name="P54"><text:span text:style-name="Source_20_Text"><text:span text:style-name="T55">запис 10 значень в файл workingFile2 [16, 10]</text:span></text:span></text:p>
      <text:p text:style-name="P54"><text:span text:style-name="Source_20_Text"><text:span text:style-name="T55">запис 10 значень в файл workingFile1 [16, 9]</text:span></text:span></text:p>
      <text:p text:style-name="P54"><text:span text:style-name="Source_20_Text"><text:span text:style-name="T55">запис 10 значень в файл workingFile2 [15, 9]</text:span></text:span></text:p>
      <text:p text:style-name="P54"><text:span text:style-name="Source_20_Text"><text:span text:style-name="T55">запис 10 значень в файл workingFile1 [15, 8]</text:span></text:span></text:p>
      <text:p text:style-name="P54"><text:span text:style-name="Source_20_Text"><text:span text:style-name="T55">запис 10 значень в файл workingFile2 [14, 8]</text:span></text:span></text:p>
      <text:p text:style-name="P54"><text:span text:style-name="Source_20_Text"><text:span text:style-name="T55">запис 10 значень в файл workingFile1 [14, 7]</text:span></text:span></text:p>
      <text:p text:style-name="P54"><text:span text:style-name="Source_20_Text"><text:span text:style-name="T55">запис 10 значень в файл workingFile2 [13, 7]</text:span></text:span></text:p>
      <text:p text:style-name="P54"><text:span text:style-name="Source_20_Text"><text:span text:style-name="T55">запис 10 значень в файл workingFile1 [13, 6]</text:span></text:span></text:p>
      <text:p text:style-name="P54"><text:span text:style-name="Source_20_Text"><text:span text:style-name="T55">запис 10 значень в файл workingFile2 [12, 6]</text:span></text:span></text:p>
      <text:p text:style-name="P54"><text:span text:style-name="Source_20_Text"><text:span text:style-name="T55">запис 10 значень в файл workingFile1 [12, 5]</text:span></text:span></text:p>
      <text:p text:style-name="P54"><text:span text:style-name="Source_20_Text"><text:span text:style-name="T55">запис 10 значень в файл workingFile2 [11, 5]</text:span></text:span></text:p>
      <text:p text:style-name="P54"><text:span text:style-name="Source_20_Text"><text:span text:style-name="T55">запис 10 значень в файл workingFile1 [11, 4]</text:span></text:span></text:p>
      <text:p text:style-name="P54"><text:span text:style-name="Source_20_Text"><text:span text:style-name="T55">запис 10 значень в файл workingFile2 [10, 4]</text:span></text:span></text:p>
      <text:p text:style-name="P54"><text:span text:style-name="Source_20_Text"><text:span text:style-name="T55">запис 10 значень в файл workingFile1 [10, 3]</text:span></text:span></text:p>
      <text:p text:style-name="P54"><text:span text:style-name="Source_20_Text"><text:span text:style-name="T55">запис 10 значень в файл workingFile2 [9, 3]</text:span></text:span></text:p>
      <text:p text:style-name="P54"><text:span text:style-name="Source_20_Text"><text:span text:style-name="T55">запис 10 значень в файл workingFile1 [9, 2]</text:span></text:span></text:p>
      <text:p text:style-name="P54"><text:span text:style-name="Source_20_Text"><text:span text:style-name="T55">запис 10 значень в файл workingFile2 [8, 2]</text:span></text:span></text:p>
      <text:p text:style-name="P54"><text:span text:style-name="Source_20_Text"><text:span text:style-name="T55">запис 10 значень в файл workingFile1 [8, 1]</text:span></text:span></text:p>
      <text:p text:style-name="P54"><text:span text:style-name="Source_20_Text"><text:span text:style-name="T55">запис 10 значень в файл workingFile2 [7, 1]</text:span></text:span></text:p>
      <text:p text:style-name="P54"><text:span text:style-name="Source_20_Text"><text:span text:style-name="T55">запис 10 значень в файл workingFile1 [7]</text:span></text:span></text:p>
      <text:p text:style-name="P54"><text:span text:style-name="Source_20_Text"><text:span text:style-name="T55">запис 10 значень в файл workingFile1 [6]</text:span></text:span></text:p>
      <text:p text:style-name="P54"><text:span text:style-name="Source_20_Text"><text:span text:style-name="T55">запис пустої серії в файл workingFile1 [5]</text:span></text:span></text:p>
      <text:p text:style-name="P54"><text:span text:style-name="Source_20_Text"><text:span text:style-name="T55">запис пустої серії в файл workingFile1 [4]</text:span></text:span></text:p>
      <text:p text:style-name="P54"><text:span text:style-name="Source_20_Text"><text:span text:style-name="T55">запис пустої серії в файл workingFile1 [3]</text:span></text:span></text:p>
      <text:p text:style-name="P54"><text:span text:style-name="Source_20_Text"><text:span text:style-name="T55">запис пустої серії в файл workingFile1 [2]</text:span></text:span></text:p>
      <text:p text:style-name="P54"><text:span text:style-name="Source_20_Text"><text:span text:style-name="T55">запис пустої серії в файл workingFile1 [1]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=========================</text:span></text:span></text:p>
      <text:p text:style-name="P54"><text:span text:style-name="Source_20_Text"><text:span text:style-name="T55"><text:s/>workingFile2&gt; ====================================</text:span></text:span></text:p>
      <text:p text:style-name="P54"><text:span text:style-name="Source_20_Text"><text:span text:style-name="T55"><text:s/>workingFile3&gt; =======================</text:span></text:span></text:p>
      <text:p text:style-name="P54"><text:span text:style-name="Source_20_Text"><text:span text:style-name="T55"><text:s/>workingFile0&lt; 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========================</text:span></text:span></text:p>
      <text:p text:style-name="P54"><text:span text:style-name="Source_20_Text"><text:span text:style-name="T55"><text:s/>workingFile2&gt; ===================================</text:span></text:span></text:p>
      <text:p text:style-name="P54"><text:span text:style-name="Source_20_Text"><text:span text:style-name="T55"><text:s/>workingFile3&gt; ======================</text:span></text:span></text:p>
      <text:p text:style-name="P54"><text:span text:style-name="Source_20_Text"><text:span text:style-name="T55"><text:s/>workingFile0&lt; 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=======================</text:span></text:span></text:p>
      <text:p text:style-name="P54"><text:span text:style-name="Source_20_Text"><text:span text:style-name="T55"><text:s/>workingFile2&gt; ==================================</text:span></text:span></text:p>
      <text:p text:style-name="P54"><text:span text:style-name="Source_20_Text"><text:span text:style-name="T55"><text:s/>workingFile3&gt; =====================</text:span></text:span></text:p>
      <text:p text:style-name="P54"><text:span text:style-name="Source_20_Text"><text:span text:style-name="T55"><text:s/>workingFile0&lt; 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======================</text:span></text:span></text:p>
      <text:p text:style-name="P54"><text:span text:style-name="Source_20_Text"><text:span text:style-name="T55"><text:s/>workingFile2&gt; =================================</text:span></text:span></text:p>
      <text:p text:style-name="P54"><text:span text:style-name="Source_20_Text"><text:span text:style-name="T55"><text:s/>workingFile3&gt; ====================</text:span></text:span></text:p>
      <text:p text:style-name="P54"><text:span text:style-name="Source_20_Text"><text:span text:style-name="T55"><text:s/>workingFile0&lt; 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=====================</text:span></text:span></text:p>
      <text:p text:style-name="P54"><text:span text:style-name="Source_20_Text"><text:span text:style-name="T55"><text:s/>workingFile2&gt; ================================</text:span></text:span></text:p>
      <text:p text:style-name="P54"><text:span text:style-name="Source_20_Text"><text:span text:style-name="T55"><text:s/>workingFile3&gt; ===================</text:span></text:span></text:p>
      <text:p text:style-name="P54"><text:span text:style-name="Source_20_Text"><text:span text:style-name="T55"><text:s/>workingFile0&lt; 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====================</text:span></text:span></text:p>
      <text:p text:style-name="P54"><text:span text:style-name="Source_20_Text"><text:span text:style-name="T55"><text:s/>workingFile2&gt; ===============================</text:span></text:span></text:p>
      <text:p text:style-name="P54"><text:span text:style-name="Source_20_Text"><text:span text:style-name="T55"><text:s/>workingFile3&gt; ==================</text:span></text:span></text:p>
      <text:p text:style-name="P54"><text:span text:style-name="Source_20_Text"><text:span text:style-name="T55"><text:s/>workingFile0&lt; =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===================</text:span></text:span></text:p>
      <text:p text:style-name="P54"><text:span text:style-name="Source_20_Text"><text:span text:style-name="T55"><text:s/>workingFile2&gt; ==============================</text:span></text:span></text:p>
      <text:p text:style-name="P54"><text:span text:style-name="Source_20_Text"><text:span text:style-name="T55"><text:s/>workingFile3&gt; =================</text:span></text:span></text:p>
      <text:p text:style-name="P54"><text:span text:style-name="Source_20_Text"><text:span text:style-name="T55"><text:s/>workingFile0&lt; =======</text:span></text:span></text:p>
      <text:p text:style-name="P54"><text:span text:style-name="Source_20_Text"><text:span text:style-name="T55">Розподіл серій:</text:span></text:span></text:p>
      <text:p text:style-name="P54"><text:soft-page-break/><text:span text:style-name="Source_20_Text"><text:span text:style-name="T55"><text:s/>workingFile1&gt; ====================================</text:span></text:span></text:p>
      <text:p text:style-name="P54"><text:span text:style-name="Source_20_Text"><text:span text:style-name="T55"><text:s/>workingFile2&gt; =============================</text:span></text:span></text:p>
      <text:p text:style-name="P54"><text:span text:style-name="Source_20_Text"><text:span text:style-name="T55"><text:s/>workingFile3&gt; ================</text:span></text:span></text:p>
      <text:p text:style-name="P54"><text:span text:style-name="Source_20_Text"><text:span text:style-name="T55"><text:s/>workingFile0&lt; ===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=================</text:span></text:span></text:p>
      <text:p text:style-name="P54"><text:span text:style-name="Source_20_Text"><text:span text:style-name="T55"><text:s/>workingFile2&gt; ============================</text:span></text:span></text:p>
      <text:p text:style-name="P54"><text:span text:style-name="Source_20_Text"><text:span text:style-name="T55"><text:s/>workingFile3&gt; ===============</text:span></text:span></text:p>
      <text:p text:style-name="P54"><text:span text:style-name="Source_20_Text"><text:span text:style-name="T55"><text:s/>workingFile0&lt; ====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================</text:span></text:span></text:p>
      <text:p text:style-name="P54"><text:span text:style-name="Source_20_Text"><text:span text:style-name="T55"><text:s/>workingFile2&gt; ===========================</text:span></text:span></text:p>
      <text:p text:style-name="P54"><text:span text:style-name="Source_20_Text"><text:span text:style-name="T55"><text:s/>workingFile3&gt; ==============</text:span></text:span></text:p>
      <text:p text:style-name="P54"><text:span text:style-name="Source_20_Text"><text:span text:style-name="T55"><text:s/>workingFile0&lt; =====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===============</text:span></text:span></text:p>
      <text:p text:style-name="P54"><text:span text:style-name="Source_20_Text"><text:span text:style-name="T55"><text:s/>workingFile2&gt; ==========================</text:span></text:span></text:p>
      <text:p text:style-name="P54"><text:span text:style-name="Source_20_Text"><text:span text:style-name="T55"><text:s/>workingFile3&gt; =============</text:span></text:span></text:p>
      <text:p text:style-name="P54"><text:span text:style-name="Source_20_Text"><text:span text:style-name="T55"><text:s/>workingFile0&lt; ======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==============</text:span></text:span></text:p>
      <text:p text:style-name="P54"><text:span text:style-name="Source_20_Text"><text:span text:style-name="T55"><text:s/>workingFile2&gt; =========================</text:span></text:span></text:p>
      <text:p text:style-name="P54"><text:span text:style-name="Source_20_Text"><text:span text:style-name="T55"><text:s/>workingFile3&gt; ============</text:span></text:span></text:p>
      <text:p text:style-name="P54"><text:span text:style-name="Source_20_Text"><text:span text:style-name="T55"><text:s/>workingFile0&lt; =======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=============</text:span></text:span></text:p>
      <text:p text:style-name="P54"><text:span text:style-name="Source_20_Text"><text:span text:style-name="T55"><text:s/>workingFile2&gt; ========================</text:span></text:span></text:p>
      <text:p text:style-name="P54"><text:span text:style-name="Source_20_Text"><text:span text:style-name="T55"><text:s/>workingFile3&gt; ===========</text:span></text:span></text:p>
      <text:p text:style-name="P54"><text:span text:style-name="Source_20_Text"><text:span text:style-name="T55"><text:s/>workingFile0&lt; ========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============</text:span></text:span></text:p>
      <text:p text:style-name="P54"><text:span text:style-name="Source_20_Text"><text:span text:style-name="T55"><text:s/>workingFile2&gt; =======================</text:span></text:span></text:p>
      <text:p text:style-name="P54"><text:span text:style-name="Source_20_Text"><text:span text:style-name="T55"><text:s/>workingFile3&gt; ==========</text:span></text:span></text:p>
      <text:p text:style-name="P54"><text:span text:style-name="Source_20_Text"><text:span text:style-name="T55"><text:s/>workingFile0&lt; =========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===========</text:span></text:span></text:p>
      <text:p text:style-name="P54"><text:span text:style-name="Source_20_Text"><text:span text:style-name="T55"><text:s/>workingFile2&gt; ======================</text:span></text:span></text:p>
      <text:p text:style-name="P54"><text:span text:style-name="Source_20_Text"><text:span text:style-name="T55"><text:s/>workingFile3&gt; =========</text:span></text:span></text:p>
      <text:p text:style-name="P54"><text:span text:style-name="Source_20_Text"><text:span text:style-name="T55"><text:s/>workingFile0&lt; ==========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==========</text:span></text:span></text:p>
      <text:p text:style-name="P54"><text:span text:style-name="Source_20_Text"><text:span text:style-name="T55"><text:s/>workingFile2&gt; =====================</text:span></text:span></text:p>
      <text:p text:style-name="P54"><text:span text:style-name="Source_20_Text"><text:span text:style-name="T55"><text:s/>workingFile3&gt; ========</text:span></text:span></text:p>
      <text:p text:style-name="P54"><text:span text:style-name="Source_20_Text"><text:span text:style-name="T55"><text:s/>workingFile0&lt; ===========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=========</text:span></text:span></text:p>
      <text:p text:style-name="P54"><text:span text:style-name="Source_20_Text"><text:span text:style-name="T55"><text:s/>workingFile2&gt; ====================</text:span></text:span></text:p>
      <text:p text:style-name="P54"><text:span text:style-name="Source_20_Text"><text:span text:style-name="T55"><text:s/>workingFile3&gt; =======</text:span></text:span></text:p>
      <text:p text:style-name="P54"><text:span text:style-name="Source_20_Text"><text:span text:style-name="T55"><text:s/>workingFile0&lt; ============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========</text:span></text:span></text:p>
      <text:p text:style-name="P54"><text:span text:style-name="Source_20_Text"><text:span text:style-name="T55"><text:s/>workingFile2&gt; ===================</text:span></text:span></text:p>
      <text:p text:style-name="P54"><text:span text:style-name="Source_20_Text"><text:span text:style-name="T55"><text:s/>workingFile3&gt; ======</text:span></text:span></text:p>
      <text:p text:style-name="P54"><text:span text:style-name="Source_20_Text"><text:span text:style-name="T55"><text:s/>workingFile0&lt; =============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=======</text:span></text:span></text:p>
      <text:p text:style-name="P54"><text:span text:style-name="Source_20_Text"><text:span text:style-name="T55"><text:s/>workingFile2&gt; ==================</text:span></text:span></text:p>
      <text:p text:style-name="P54"><text:span text:style-name="Source_20_Text"><text:span text:style-name="T55"><text:s/>workingFile3&gt; =====</text:span></text:span></text:p>
      <text:p text:style-name="P54"><text:span text:style-name="Source_20_Text"><text:span text:style-name="T55"><text:s/>workingFile0&lt; ==============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======</text:span></text:span></text:p>
      <text:p text:style-name="P54"><text:span text:style-name="Source_20_Text"><text:span text:style-name="T55"><text:s/>workingFile2&gt; =================</text:span></text:span></text:p>
      <text:p text:style-name="P54"><text:span text:style-name="Source_20_Text"><text:span text:style-name="T55"><text:s/>workingFile3&gt; ====</text:span></text:span></text:p>
      <text:p text:style-name="P54"><text:span text:style-name="Source_20_Text"><text:span text:style-name="T55"><text:s/>workingFile0&lt; ===============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=====</text:span></text:span></text:p>
      <text:p text:style-name="P54"><text:span text:style-name="Source_20_Text"><text:span text:style-name="T55"><text:s/>workingFile2&gt; ================</text:span></text:span></text:p>
      <text:p text:style-name="P54"><text:span text:style-name="Source_20_Text"><text:span text:style-name="T55"><text:s/>workingFile3&gt; ===</text:span></text:span></text:p>
      <text:p text:style-name="P54"><text:span text:style-name="Source_20_Text"><text:span text:style-name="T55"><text:s/>workingFile0&lt; ================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====</text:span></text:span></text:p>
      <text:p text:style-name="P54"><text:span text:style-name="Source_20_Text"><text:span text:style-name="T55"><text:s/>workingFile2&gt; ===============</text:span></text:span></text:p>
      <text:p text:style-name="P54"><text:span text:style-name="Source_20_Text"><text:span text:style-name="T55"><text:s/>workingFile3&gt; ==</text:span></text:span></text:p>
      <text:p text:style-name="P54"><text:span text:style-name="Source_20_Text"><text:span text:style-name="T55"><text:s/>workingFile0&lt; =================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===</text:span></text:span></text:p>
      <text:p text:style-name="P54"><text:span text:style-name="Source_20_Text"><text:span text:style-name="T55"><text:s/>workingFile2&gt; ==============</text:span></text:span></text:p>
      <text:p text:style-name="P54"><text:span text:style-name="Source_20_Text"><text:span text:style-name="T55"><text:s/>workingFile3&gt; =</text:span></text:span></text:p>
      <text:p text:style-name="P54"><text:span text:style-name="Source_20_Text"><text:span text:style-name="T55"><text:s/>workingFile0&lt; =======================</text:span></text:span></text:p>
      <text:p text:style-name="P54"><text:span text:style-name="Source_20_Text"><text:span text:style-name="T55">В файлі workingFile3 скінчилися серії. Робимо його вихідним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==</text:span></text:span></text:p>
      <text:p text:style-name="P54"><text:span text:style-name="Source_20_Text"><text:span text:style-name="T55"><text:s/>workingFile2&gt; =============</text:span></text:span></text:p>
      <text:p text:style-name="P54"><text:span text:style-name="Source_20_Text"><text:span text:style-name="T55"><text:s/>workingFile0&gt; ========================</text:span></text:span></text:p>
      <text:p text:style-name="P54"><text:span text:style-name="Source_20_Text"><text:span text:style-name="T55"><text:s/>workingFile3&lt; 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=</text:span></text:span></text:p>
      <text:p text:style-name="P54"><text:span text:style-name="Source_20_Text"><text:span text:style-name="T55"><text:s/>workingFile2&gt; ============</text:span></text:span></text:p>
      <text:p text:style-name="P54"><text:span text:style-name="Source_20_Text"><text:span text:style-name="T55"><text:s/>workingFile0&gt; =======================</text:span></text:span></text:p>
      <text:p text:style-name="P54"><text:span text:style-name="Source_20_Text"><text:span text:style-name="T55"><text:s/>workingFile3&lt; 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=</text:span></text:span></text:p>
      <text:p text:style-name="P54"><text:span text:style-name="Source_20_Text"><text:span text:style-name="T55"><text:s/>workingFile2&gt; ===========</text:span></text:span></text:p>
      <text:p text:style-name="P54"><text:span text:style-name="Source_20_Text"><text:span text:style-name="T55"><text:s/>workingFile0&gt; ======================</text:span></text:span></text:p>
      <text:p text:style-name="P54"><text:span text:style-name="Source_20_Text"><text:span text:style-name="T55"><text:s/>workingFile3&lt; 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=</text:span></text:span></text:p>
      <text:p text:style-name="P54"><text:span text:style-name="Source_20_Text"><text:span text:style-name="T55"><text:s/>workingFile2&gt; ==========</text:span></text:span></text:p>
      <text:p text:style-name="P54"><text:span text:style-name="Source_20_Text"><text:span text:style-name="T55"><text:s/>workingFile0&gt; =====================</text:span></text:span></text:p>
      <text:p text:style-name="P54"><text:span text:style-name="Source_20_Text"><text:span text:style-name="T55"><text:s/>workingFile3&lt; 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=</text:span></text:span></text:p>
      <text:p text:style-name="P54"><text:span text:style-name="Source_20_Text"><text:span text:style-name="T55"><text:s/>workingFile2&gt; =========</text:span></text:span></text:p>
      <text:p text:style-name="P54"><text:span text:style-name="Source_20_Text"><text:span text:style-name="T55"><text:s/>workingFile0&gt; ====================</text:span></text:span></text:p>
      <text:p text:style-name="P54"><text:span text:style-name="Source_20_Text"><text:span text:style-name="T55"><text:s/>workingFile3&lt; 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=</text:span></text:span></text:p>
      <text:p text:style-name="P54"><text:soft-page-break/><text:span text:style-name="Source_20_Text"><text:span text:style-name="T55"><text:s/>workingFile2&gt; ========</text:span></text:span></text:p>
      <text:p text:style-name="P54"><text:span text:style-name="Source_20_Text"><text:span text:style-name="T55"><text:s/>workingFile0&gt; ===================</text:span></text:span></text:p>
      <text:p text:style-name="P54"><text:span text:style-name="Source_20_Text"><text:span text:style-name="T55"><text:s/>workingFile3&lt; 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=</text:span></text:span></text:p>
      <text:p text:style-name="P54"><text:span text:style-name="Source_20_Text"><text:span text:style-name="T55"><text:s/>workingFile2&gt; =======</text:span></text:span></text:p>
      <text:p text:style-name="P54"><text:span text:style-name="Source_20_Text"><text:span text:style-name="T55"><text:s/>workingFile0&gt; ==================</text:span></text:span></text:p>
      <text:p text:style-name="P54"><text:span text:style-name="Source_20_Text"><text:span text:style-name="T55"><text:s/>workingFile3&lt; =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=</text:span></text:span></text:p>
      <text:p text:style-name="P54"><text:span text:style-name="Source_20_Text"><text:span text:style-name="T55"><text:s/>workingFile2&gt; ======</text:span></text:span></text:p>
      <text:p text:style-name="P54"><text:span text:style-name="Source_20_Text"><text:span text:style-name="T55"><text:s/>workingFile0&gt; =================</text:span></text:span></text:p>
      <text:p text:style-name="P54"><text:span text:style-name="Source_20_Text"><text:span text:style-name="T55"><text:s/>workingFile3&lt; ==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=</text:span></text:span></text:p>
      <text:p text:style-name="P54"><text:span text:style-name="Source_20_Text"><text:span text:style-name="T55"><text:s/>workingFile2&gt; =====</text:span></text:span></text:p>
      <text:p text:style-name="P54"><text:span text:style-name="Source_20_Text"><text:span text:style-name="T55"><text:s/>workingFile0&gt; ================</text:span></text:span></text:p>
      <text:p text:style-name="P54"><text:span text:style-name="Source_20_Text"><text:span text:style-name="T55"><text:s/>workingFile3&lt; ===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=</text:span></text:span></text:p>
      <text:p text:style-name="P54"><text:span text:style-name="Source_20_Text"><text:span text:style-name="T55"><text:s/>workingFile2&gt; ====</text:span></text:span></text:p>
      <text:p text:style-name="P54"><text:span text:style-name="Source_20_Text"><text:span text:style-name="T55"><text:s/>workingFile0&gt; ===============</text:span></text:span></text:p>
      <text:p text:style-name="P54"><text:span text:style-name="Source_20_Text"><text:span text:style-name="T55"><text:s/>workingFile3&lt; ====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=</text:span></text:span></text:p>
      <text:p text:style-name="P54"><text:span text:style-name="Source_20_Text"><text:span text:style-name="T55"><text:s/>workingFile2&gt; ===</text:span></text:span></text:p>
      <text:p text:style-name="P54"><text:span text:style-name="Source_20_Text"><text:span text:style-name="T55"><text:s/>workingFile0&gt; ==============</text:span></text:span></text:p>
      <text:p text:style-name="P54"><text:span text:style-name="Source_20_Text"><text:span text:style-name="T55"><text:s/>workingFile3&lt; =====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=</text:span></text:span></text:p>
      <text:p text:style-name="P54"><text:span text:style-name="Source_20_Text"><text:span text:style-name="T55"><text:s/>workingFile2&gt; ==</text:span></text:span></text:p>
      <text:p text:style-name="P54"><text:span text:style-name="Source_20_Text"><text:span text:style-name="T55"><text:s/>workingFile0&gt; =============</text:span></text:span></text:p>
      <text:p text:style-name="P54"><text:span text:style-name="Source_20_Text"><text:span text:style-name="T55"><text:s/>workingFile3&lt; ======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=</text:span></text:span></text:p>
      <text:p text:style-name="P54"><text:span text:style-name="Source_20_Text"><text:span text:style-name="T55"><text:s/>workingFile2&gt; =</text:span></text:span></text:p>
      <text:p text:style-name="P54"><text:span text:style-name="Source_20_Text"><text:span text:style-name="T55"><text:s/>workingFile0&gt; ============</text:span></text:span></text:p>
      <text:p text:style-name="P54"><text:span text:style-name="Source_20_Text"><text:span text:style-name="T55"><text:s/>workingFile3&lt; ============</text:span></text:span></text:p>
      <text:p text:style-name="P54"><text:span text:style-name="Source_20_Text"><text:span text:style-name="T55">В файлі workingFile2 скінчилися серії. Робимо його вихідним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=</text:span></text:span></text:p>
      <text:p text:style-name="P54"><text:span text:style-name="Source_20_Text"><text:span text:style-name="T55"><text:s/>workingFile3&gt; =============</text:span></text:span></text:p>
      <text:p text:style-name="P54"><text:span text:style-name="Source_20_Text"><text:span text:style-name="T55"><text:s/>workingFile0&gt; ===========</text:span></text:span></text:p>
      <text:p text:style-name="P54"><text:span text:style-name="Source_20_Text"><text:span text:style-name="T55"><text:s/>workingFile2&lt; 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=</text:span></text:span></text:p>
      <text:p text:style-name="P54"><text:span text:style-name="Source_20_Text"><text:span text:style-name="T55"><text:s/>workingFile3&gt; ============</text:span></text:span></text:p>
      <text:p text:style-name="P54"><text:span text:style-name="Source_20_Text"><text:span text:style-name="T55"><text:s/>workingFile0&gt; ==========</text:span></text:span></text:p>
      <text:p text:style-name="P54"><text:span text:style-name="Source_20_Text"><text:span text:style-name="T55"><text:s/>workingFile2&lt; 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=</text:span></text:span></text:p>
      <text:p text:style-name="P54"><text:span text:style-name="Source_20_Text"><text:span text:style-name="T55"><text:s/>workingFile3&gt; ===========</text:span></text:span></text:p>
      <text:p text:style-name="P54"><text:span text:style-name="Source_20_Text"><text:span text:style-name="T55"><text:s/>workingFile0&gt; =========</text:span></text:span></text:p>
      <text:p text:style-name="P54"><text:span text:style-name="Source_20_Text"><text:span text:style-name="T55"><text:s/>workingFile2&lt; 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=</text:span></text:span></text:p>
      <text:p text:style-name="P54"><text:span text:style-name="Source_20_Text"><text:span text:style-name="T55"><text:s/>workingFile3&gt; ==========</text:span></text:span></text:p>
      <text:p text:style-name="P54"><text:span text:style-name="Source_20_Text"><text:span text:style-name="T55"><text:s/>workingFile0&gt; ========</text:span></text:span></text:p>
      <text:p text:style-name="P54"><text:span text:style-name="Source_20_Text"><text:span text:style-name="T55"><text:s/>workingFile2&lt; 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=</text:span></text:span></text:p>
      <text:p text:style-name="P54"><text:span text:style-name="Source_20_Text"><text:span text:style-name="T55"><text:s/>workingFile3&gt; =========</text:span></text:span></text:p>
      <text:p text:style-name="P54"><text:span text:style-name="Source_20_Text"><text:span text:style-name="T55"><text:s/>workingFile0&gt; =======</text:span></text:span></text:p>
      <text:p text:style-name="P54"><text:span text:style-name="Source_20_Text"><text:span text:style-name="T55"><text:s/>workingFile2&lt; 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=</text:span></text:span></text:p>
      <text:p text:style-name="P54"><text:span text:style-name="Source_20_Text"><text:span text:style-name="T55"><text:s/>workingFile3&gt; ========</text:span></text:span></text:p>
      <text:p text:style-name="P54"><text:span text:style-name="Source_20_Text"><text:span text:style-name="T55"><text:s/>workingFile0&gt; ======</text:span></text:span></text:p>
      <text:p text:style-name="P54"><text:span text:style-name="Source_20_Text"><text:span text:style-name="T55"><text:s/>workingFile2&lt; ===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1&gt; =</text:span></text:span></text:p>
      <text:p text:style-name="P54"><text:span text:style-name="Source_20_Text"><text:span text:style-name="T55"><text:s/>workingFile3&gt; =======</text:span></text:span></text:p>
      <text:p text:style-name="P54"><text:span text:style-name="Source_20_Text"><text:span text:style-name="T55"><text:s/>workingFile0&gt; =====</text:span></text:span></text:p>
      <text:p text:style-name="P54"><text:span text:style-name="Source_20_Text"><text:span text:style-name="T55"><text:s/>workingFile2&lt; ======</text:span></text:span></text:p>
      <text:p text:style-name="P54"><text:span text:style-name="Source_20_Text"><text:span text:style-name="T55">В файлі workingFile1 скінчилися серії. Робимо його вихідним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2&gt; =======</text:span></text:span></text:p>
      <text:p text:style-name="P54"><text:span text:style-name="Source_20_Text"><text:span text:style-name="T55"><text:s/>workingFile3&gt; ======</text:span></text:span></text:p>
      <text:p text:style-name="P54"><text:span text:style-name="Source_20_Text"><text:span text:style-name="T55"><text:s/>workingFile0&gt; ====</text:span></text:span></text:p>
      <text:p text:style-name="P54"><text:span text:style-name="Source_20_Text"><text:span text:style-name="T55"><text:s/>workingFile1&lt; 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2&gt; ======</text:span></text:span></text:p>
      <text:p text:style-name="P54"><text:span text:style-name="Source_20_Text"><text:span text:style-name="T55"><text:s/>workingFile3&gt; =====</text:span></text:span></text:p>
      <text:p text:style-name="P54"><text:span text:style-name="Source_20_Text"><text:span text:style-name="T55"><text:s/>workingFile0&gt; ===</text:span></text:span></text:p>
      <text:p text:style-name="P54"><text:span text:style-name="Source_20_Text"><text:span text:style-name="T55"><text:s/>workingFile1&lt; 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2&gt; =====</text:span></text:span></text:p>
      <text:p text:style-name="P54"><text:span text:style-name="Source_20_Text"><text:span text:style-name="T55"><text:s/>workingFile3&gt; ====</text:span></text:span></text:p>
      <text:p text:style-name="P54"><text:span text:style-name="Source_20_Text"><text:span text:style-name="T55"><text:s/>workingFile0&gt; ==</text:span></text:span></text:p>
      <text:p text:style-name="P54"><text:span text:style-name="Source_20_Text"><text:span text:style-name="T55"><text:s/>workingFile1&lt; ==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2&gt; ====</text:span></text:span></text:p>
      <text:p text:style-name="P54"><text:span text:style-name="Source_20_Text"><text:span text:style-name="T55"><text:s/>workingFile3&gt; ===</text:span></text:span></text:p>
      <text:p text:style-name="P54"><text:span text:style-name="Source_20_Text"><text:span text:style-name="T55"><text:s/>workingFile0&gt; =</text:span></text:span></text:p>
      <text:p text:style-name="P54"><text:span text:style-name="Source_20_Text"><text:span text:style-name="T55"><text:s/>workingFile1&lt; ===</text:span></text:span></text:p>
      <text:p text:style-name="P54"><text:span text:style-name="Source_20_Text"><text:span text:style-name="T55">В файлі workingFile0 скінчилися серії. Робимо його вихідним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2&gt; ===</text:span></text:span></text:p>
      <text:p text:style-name="P54"><text:span text:style-name="Source_20_Text"><text:span text:style-name="T55"><text:s/>workingFile3&gt; ==</text:span></text:span></text:p>
      <text:p text:style-name="P54"><text:span text:style-name="Source_20_Text"><text:span text:style-name="T55"><text:s/>workingFile1&gt; ====</text:span></text:span></text:p>
      <text:p text:style-name="P54"><text:span text:style-name="Source_20_Text"><text:span text:style-name="T55"><text:s/>workingFile0&lt; 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2&gt; ==</text:span></text:span></text:p>
      <text:p text:style-name="P54"><text:span text:style-name="Source_20_Text"><text:span text:style-name="T55"><text:s/>workingFile3&gt; =</text:span></text:span></text:p>
      <text:p text:style-name="P54"><text:span text:style-name="Source_20_Text"><text:span text:style-name="T55"><text:s/>workingFile1&gt; ===</text:span></text:span></text:p>
      <text:p text:style-name="P54"><text:span text:style-name="Source_20_Text"><text:span text:style-name="T55"><text:s/>workingFile0&lt; =</text:span></text:span></text:p>
      <text:p text:style-name="P54"><text:span text:style-name="Source_20_Text"><text:span text:style-name="T55">В файлі workingFile3 скінчилися серії. Робимо його вихідним</text:span></text:span></text:p>
      <text:p text:style-name="P54"><text:soft-page-break/><text:span text:style-name="Source_20_Text"><text:span text:style-name="T55">Розподіл серій:</text:span></text:span></text:p>
      <text:p text:style-name="P54"><text:span text:style-name="Source_20_Text"><text:span text:style-name="T55"><text:s/>workingFile2&gt; =</text:span></text:span></text:p>
      <text:p text:style-name="P54"><text:span text:style-name="Source_20_Text"><text:span text:style-name="T55"><text:s/>workingFile0&gt; ==</text:span></text:span></text:p>
      <text:p text:style-name="P54"><text:span text:style-name="Source_20_Text"><text:span text:style-name="T55"><text:s/>workingFile1&gt; ==</text:span></text:span></text:p>
      <text:p text:style-name="P54"><text:span text:style-name="Source_20_Text"><text:span text:style-name="T55"><text:s/>workingFile3&lt; </text:span></text:span></text:p>
      <text:p text:style-name="P54"><text:span text:style-name="Source_20_Text"><text:span text:style-name="T55">В файлі workingFile2 скінчилися серії. Робимо його вихідним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3&gt; =</text:span></text:span></text:p>
      <text:p text:style-name="P54"><text:span text:style-name="Source_20_Text"><text:span text:style-name="T55"><text:s/>workingFile0&gt; =</text:span></text:span></text:p>
      <text:p text:style-name="P54"><text:span text:style-name="Source_20_Text"><text:span text:style-name="T55"><text:s/>workingFile1&gt; =</text:span></text:span></text:p>
      <text:p text:style-name="P54"><text:span text:style-name="Source_20_Text"><text:span text:style-name="T55"><text:s/>workingFile2&lt; </text:span></text:span></text:p>
      <text:p text:style-name="P54"><text:span text:style-name="Source_20_Text"><text:span text:style-name="T55">Розподіл серій:</text:span></text:span></text:p>
      <text:p text:style-name="P54"><text:span text:style-name="Source_20_Text"><text:span text:style-name="T55"><text:s/>workingFile3&gt; </text:span></text:span></text:p>
      <text:p text:style-name="P54"><text:span text:style-name="Source_20_Text"><text:span text:style-name="T55"><text:s/>workingFile0&gt; </text:span></text:span></text:p>
      <text:p text:style-name="P54"><text:span text:style-name="Source_20_Text"><text:span text:style-name="T55"><text:s/>workingFile1&gt; </text:span></text:span></text:p>
      <text:p text:style-name="P54"><text:span text:style-name="Source_20_Text"><text:span text:style-name="T55"><text:s/>workingFile2&lt; =</text:span></text:span></text:p>
      <text:p text:style-name="P54"><text:span text:style-name="Source_20_Text"><text:span text:style-name="T55">На виконання пійшло 0.024651527404785156 секунд</text:span></text:span></text:p>
      <text:p text:style-name="P54"><text:span text:style-name="Source_20_Text"><text:span text:style-name="T55">vadik@vadik:~/polymerge&gt; ./FileViewer.py </text:span></text:span></text:p>
      <text:p text:style-name="P54"><text:span text:style-name="Source_20_Text"><text:span text:style-name="T55">Файл має 1000 чисел.</text:span></text:span></text:p>
      <text:p text:style-name="P54"><text:span text:style-name="Source_20_Text"><text:span text:style-name="T55">З якої позиції продивитись файл?</text:span></text:span></text:p>
      <text:p text:style-name="P54"><text:span text:style-name="Source_20_Text"><text:span text:style-name="T55">0</text:span></text:span></text:p>
      <text:p text:style-name="P54"><text:span text:style-name="Source_20_Text"><text:span text:style-name="T55">Скільки чисел продивитись?</text:span></text:span></text:p>
      <text:p text:style-name="P54"><text:span text:style-name="Source_20_Text"><text:span text:style-name="T55">100</text:span></text:span></text:p>
      <text:p text:style-name="P54"><text:span text:style-name="Source_20_Text"><text:span text:style-name="T55">===== Числа =====</text:span></text:span></text:p>
      <text:p text:style-name="P54"><text:span text:style-name="Source_20_Text"><text:span text:style-name="T55"><text:s text:c="2"/>0: 9</text:span></text:span></text:p>
      <text:p text:style-name="P54"><text:span text:style-name="Source_20_Text"><text:span text:style-name="T55"><text:s text:c="2"/>1: 29</text:span></text:span></text:p>
      <text:p text:style-name="P54"><text:span text:style-name="Source_20_Text"><text:span text:style-name="T55"><text:s text:c="2"/>2: 33</text:span></text:span></text:p>
      <text:p text:style-name="P54"><text:span text:style-name="Source_20_Text"><text:span text:style-name="T55"><text:s text:c="2"/>3: 43</text:span></text:span></text:p>
      <text:p text:style-name="P54"><text:span text:style-name="Source_20_Text"><text:span text:style-name="T55"><text:s text:c="2"/>4: 53</text:span></text:span></text:p>
      <text:p text:style-name="P54"><text:span text:style-name="Source_20_Text"><text:span text:style-name="T55"><text:s text:c="2"/>5: 66</text:span></text:span></text:p>
      <text:p text:style-name="P54"><text:span text:style-name="Source_20_Text"><text:span text:style-name="T55"><text:s text:c="2"/>6: 84</text:span></text:span></text:p>
      <text:p text:style-name="P54"><text:span text:style-name="Source_20_Text"><text:span text:style-name="T55"><text:s text:c="2"/>7: 101</text:span></text:span></text:p>
      <text:p text:style-name="P54"><text:span text:style-name="Source_20_Text"><text:span text:style-name="T55"><text:s text:c="2"/>8: 120</text:span></text:span></text:p>
      <text:p text:style-name="P54"><text:span text:style-name="Source_20_Text"><text:span text:style-name="T55"><text:s text:c="2"/>9: 140</text:span></text:span></text:p>
      <text:p text:style-name="P54"><text:span text:style-name="Source_20_Text"><text:span text:style-name="T55"><text:s/>10: 161</text:span></text:span></text:p>
      <text:p text:style-name="P54"><text:span text:style-name="Source_20_Text"><text:span text:style-name="T55"><text:s/>11: 178</text:span></text:span></text:p>
      <text:p text:style-name="P54"><text:span text:style-name="Source_20_Text"><text:span text:style-name="T55"><text:s/>12: 178</text:span></text:span></text:p>
      <text:p text:style-name="P54"><text:span text:style-name="Source_20_Text"><text:span text:style-name="T55"><text:s/>13: 208</text:span></text:span></text:p>
      <text:p text:style-name="P54"><text:span text:style-name="Source_20_Text"><text:span text:style-name="T55"><text:s/>14: 256</text:span></text:span></text:p>
      <text:p text:style-name="P54"><text:span text:style-name="Source_20_Text"><text:span text:style-name="T55"><text:s/>15: 257</text:span></text:span></text:p>
      <text:p text:style-name="P54"><text:span text:style-name="Source_20_Text"><text:span text:style-name="T55"><text:s/>16: 266</text:span></text:span></text:p>
      <text:p text:style-name="P54"><text:span text:style-name="Source_20_Text"><text:span text:style-name="T55"><text:s/>17: 267</text:span></text:span></text:p>
      <text:p text:style-name="P54"><text:span text:style-name="Source_20_Text"><text:span text:style-name="T55"><text:s/>18: 303</text:span></text:span></text:p>
      <text:p text:style-name="P54"><text:span text:style-name="Source_20_Text"><text:span text:style-name="T55"><text:s/>19: 311</text:span></text:span></text:p>
      <text:p text:style-name="P54"><text:span text:style-name="Source_20_Text"><text:span text:style-name="T55"><text:s/>20: 321</text:span></text:span></text:p>
      <text:p text:style-name="P54"><text:span text:style-name="Source_20_Text"><text:span text:style-name="T55"><text:s/>21: 321</text:span></text:span></text:p>
      <text:p text:style-name="P54"><text:span text:style-name="Source_20_Text"><text:span text:style-name="T55"><text:s/>22: 321</text:span></text:span></text:p>
      <text:p text:style-name="P54"><text:span text:style-name="Source_20_Text"><text:span text:style-name="T55"><text:s/>23: 338</text:span></text:span></text:p>
      <text:p text:style-name="P54"><text:span text:style-name="Source_20_Text"><text:span text:style-name="T55"><text:s/>24: 340</text:span></text:span></text:p>
      <text:p text:style-name="P54"><text:span text:style-name="Source_20_Text"><text:span text:style-name="T55"><text:s/>25: 351</text:span></text:span></text:p>
      <text:p text:style-name="P54"><text:span text:style-name="Source_20_Text"><text:span text:style-name="T55"><text:s/>26: 360</text:span></text:span></text:p>
      <text:p text:style-name="P54"><text:span text:style-name="Source_20_Text"><text:span text:style-name="T55"><text:s/>27: 360</text:span></text:span></text:p>
      <text:p text:style-name="P54"><text:span text:style-name="Source_20_Text"><text:span text:style-name="T55"><text:s/>28: 366</text:span></text:span></text:p>
      <text:p text:style-name="P54"><text:span text:style-name="Source_20_Text"><text:span text:style-name="T55"><text:s/>29: 367</text:span></text:span></text:p>
      <text:p text:style-name="P54"><text:span text:style-name="Source_20_Text"><text:span text:style-name="T55"><text:s/>30: 370</text:span></text:span></text:p>
      <text:p text:style-name="P54"><text:span text:style-name="Source_20_Text"><text:span text:style-name="T55"><text:s/>31: 400</text:span></text:span></text:p>
      <text:p text:style-name="P54"><text:span text:style-name="Source_20_Text"><text:span text:style-name="T55"><text:s/>32: 404</text:span></text:span></text:p>
      <text:p text:style-name="P54"><text:span text:style-name="Source_20_Text"><text:span text:style-name="T55"><text:s/>33: 428</text:span></text:span></text:p>
      <text:p text:style-name="P54"><text:span text:style-name="Source_20_Text"><text:span text:style-name="T55"><text:s/>34: 433</text:span></text:span></text:p>
      <text:p text:style-name="P54"><text:span text:style-name="Source_20_Text"><text:span text:style-name="T55"><text:s/>35: 437</text:span></text:span></text:p>
      <text:p text:style-name="P54"><text:span text:style-name="Source_20_Text"><text:span text:style-name="T55"><text:s/>36: 441</text:span></text:span></text:p>
      <text:p text:style-name="P54"><text:span text:style-name="Source_20_Text"><text:span text:style-name="T55"><text:s/>37: 447</text:span></text:span></text:p>
      <text:p text:style-name="P54"><text:span text:style-name="Source_20_Text"><text:span text:style-name="T55"><text:s/>38: 447</text:span></text:span></text:p>
      <text:p text:style-name="P54"><text:span text:style-name="Source_20_Text"><text:span text:style-name="T55"><text:s/>39: 448</text:span></text:span></text:p>
      <text:p text:style-name="P54"><text:span text:style-name="Source_20_Text"><text:span text:style-name="T55"><text:s/>40: 465</text:span></text:span></text:p>
      <text:p text:style-name="P54"><text:span text:style-name="Source_20_Text"><text:span text:style-name="T55"><text:s/>41: 485</text:span></text:span></text:p>
      <text:p text:style-name="P54"><text:span text:style-name="Source_20_Text"><text:span text:style-name="T55"><text:s/>42: 493</text:span></text:span></text:p>
      <text:p text:style-name="P54"><text:span text:style-name="Source_20_Text"><text:span text:style-name="T55"><text:s/>43: 519</text:span></text:span></text:p>
      <text:p text:style-name="P54"><text:span text:style-name="Source_20_Text"><text:span text:style-name="T55"><text:s/>44: 525</text:span></text:span></text:p>
      <text:p text:style-name="P54"><text:span text:style-name="Source_20_Text"><text:span text:style-name="T55"><text:s/>45: 552</text:span></text:span></text:p>
      <text:p text:style-name="P54"><text:span text:style-name="Source_20_Text"><text:span text:style-name="T55"><text:s/>46: 552</text:span></text:span></text:p>
      <text:p text:style-name="P54"><text:span text:style-name="Source_20_Text"><text:span text:style-name="T55"><text:s/>47: 568</text:span></text:span></text:p>
      <text:p text:style-name="P54"><text:span text:style-name="Source_20_Text"><text:span text:style-name="T55"><text:s/>48: 573</text:span></text:span></text:p>
      <text:p text:style-name="P54"><text:span text:style-name="Source_20_Text"><text:span text:style-name="T55"><text:s/>49: 573</text:span></text:span></text:p>
      <text:p text:style-name="P54"><text:span text:style-name="Source_20_Text"><text:span text:style-name="T55"><text:s/>50: 587</text:span></text:span></text:p>
      <text:p text:style-name="P54"><text:span text:style-name="Source_20_Text"><text:span text:style-name="T55"><text:s/>51: 597</text:span></text:span></text:p>
      <text:p text:style-name="P54"><text:span text:style-name="Source_20_Text"><text:span text:style-name="T55"><text:s/>52: 622</text:span></text:span></text:p>
      <text:p text:style-name="P54"><text:span text:style-name="Source_20_Text"><text:span text:style-name="T55"><text:s/>53: 624</text:span></text:span></text:p>
      <text:p text:style-name="P54"><text:span text:style-name="Source_20_Text"><text:span text:style-name="T55"><text:s/>54: 633</text:span></text:span></text:p>
      <text:p text:style-name="P54"><text:span text:style-name="Source_20_Text"><text:span text:style-name="T55"><text:s/>55: 635</text:span></text:span></text:p>
      <text:p text:style-name="P54"><text:span text:style-name="Source_20_Text"><text:span text:style-name="T55"><text:s/>56: 645</text:span></text:span></text:p>
      <text:p text:style-name="P54"><text:span text:style-name="Source_20_Text"><text:span text:style-name="T55"><text:s/>57: 648</text:span></text:span></text:p>
      <text:p text:style-name="P54"><text:span text:style-name="Source_20_Text"><text:span text:style-name="T55"><text:s/>58: 649</text:span></text:span></text:p>
      <text:p text:style-name="P54"><text:span text:style-name="Source_20_Text"><text:span text:style-name="T55"><text:s/>59: 667</text:span></text:span></text:p>
      <text:p text:style-name="P54"><text:span text:style-name="Source_20_Text"><text:span text:style-name="T55"><text:s/>60: 676</text:span></text:span></text:p>
      <text:p text:style-name="P54"><text:span text:style-name="Source_20_Text"><text:span text:style-name="T55"><text:s/>61: 678</text:span></text:span></text:p>
      <text:p text:style-name="P54"><text:span text:style-name="Source_20_Text"><text:span text:style-name="T55"><text:s/>62: 678</text:span></text:span></text:p>
      <text:p text:style-name="P54"><text:span text:style-name="Source_20_Text"><text:span text:style-name="T55"><text:s/>63: 683</text:span></text:span></text:p>
      <text:p text:style-name="P54"><text:span text:style-name="Source_20_Text"><text:span text:style-name="T55"><text:s/>64: 697</text:span></text:span></text:p>
      <text:p text:style-name="P54"><text:span text:style-name="Source_20_Text"><text:span text:style-name="T55"><text:s/>65: 701</text:span></text:span></text:p>
      <text:p text:style-name="P54"><text:span text:style-name="Source_20_Text"><text:span text:style-name="T55"><text:s/>66: 702</text:span></text:span></text:p>
      <text:p text:style-name="P54"><text:span text:style-name="Source_20_Text"><text:span text:style-name="T55"><text:s/>67: 706</text:span></text:span></text:p>
      <text:p text:style-name="P54"><text:span text:style-name="Source_20_Text"><text:span text:style-name="T55"><text:s/>68: 706</text:span></text:span></text:p>
      <text:p text:style-name="P54"><text:span text:style-name="Source_20_Text"><text:span text:style-name="T55"><text:s/>69: 721</text:span></text:span></text:p>
      <text:p text:style-name="P54"><text:span text:style-name="Source_20_Text"><text:span text:style-name="T55"><text:s/>70: 726</text:span></text:span></text:p>
      <text:p text:style-name="P54"><text:span text:style-name="Source_20_Text"><text:span text:style-name="T55"><text:s/>71: 736</text:span></text:span></text:p>
      <text:p text:style-name="P54"><text:span text:style-name="Source_20_Text"><text:span text:style-name="T55"><text:s/>72: 768</text:span></text:span></text:p>
      <text:p text:style-name="P54"><text:span text:style-name="Source_20_Text"><text:span text:style-name="T55"><text:s/>73: 775</text:span></text:span></text:p>
      <text:p text:style-name="P54"><text:span text:style-name="Source_20_Text"><text:span text:style-name="T55"><text:s/>74: 815</text:span></text:span></text:p>
      <text:p text:style-name="P54"><text:span text:style-name="Source_20_Text"><text:span text:style-name="T55"><text:s/>75: 817</text:span></text:span></text:p>
      <text:p text:style-name="P54"><text:span text:style-name="Source_20_Text"><text:span text:style-name="T55"><text:s/>76: 824</text:span></text:span></text:p>
      <text:p text:style-name="P54"><text:span text:style-name="Source_20_Text"><text:span text:style-name="T55"><text:s/>77: 827</text:span></text:span></text:p>
      <text:p text:style-name="P54"><text:span text:style-name="Source_20_Text"><text:span text:style-name="T55"><text:s/>78: 830</text:span></text:span></text:p>
      <text:p text:style-name="P54"><text:span text:style-name="Source_20_Text"><text:span text:style-name="T55"><text:s/>79: 835</text:span></text:span></text:p>
      <text:p text:style-name="P54"><text:span text:style-name="Source_20_Text"><text:span text:style-name="T55"><text:s/>80: 845</text:span></text:span></text:p>
      <text:p text:style-name="P54"><text:span text:style-name="Source_20_Text"><text:span text:style-name="T55"><text:s/>81: 877</text:span></text:span></text:p>
      <text:p text:style-name="P54"><text:span text:style-name="Source_20_Text"><text:span text:style-name="T55"><text:s/>82: 884</text:span></text:span></text:p>
      <text:p text:style-name="P54"><text:soft-page-break/><text:span text:style-name="Source_20_Text"><text:span text:style-name="T55"><text:s/>83: 891</text:span></text:span></text:p>
      <text:p text:style-name="P54"><text:span text:style-name="Source_20_Text"><text:span text:style-name="T55"><text:s/>84: 894</text:span></text:span></text:p>
      <text:p text:style-name="P54"><text:span text:style-name="Source_20_Text"><text:span text:style-name="T55"><text:s/>85: 896</text:span></text:span></text:p>
      <text:p text:style-name="P54"><text:span text:style-name="Source_20_Text"><text:span text:style-name="T55"><text:s/>86: 906</text:span></text:span></text:p>
      <text:p text:style-name="P54"><text:span text:style-name="Source_20_Text"><text:span text:style-name="T55"><text:s/>87: 916</text:span></text:span></text:p>
      <text:p text:style-name="P54"><text:span text:style-name="Source_20_Text"><text:span text:style-name="T55"><text:s/>88: 922</text:span></text:span></text:p>
      <text:p text:style-name="P54"><text:span text:style-name="Source_20_Text"><text:span text:style-name="T55"><text:s/>89: 937</text:span></text:span></text:p>
      <text:p text:style-name="P54"><text:span text:style-name="Source_20_Text"><text:span text:style-name="T55"><text:s/>90: 963</text:span></text:span></text:p>
      <text:p text:style-name="P54"><text:span text:style-name="Source_20_Text"><text:span text:style-name="T55"><text:s/>91: 971</text:span></text:span></text:p>
      <text:p text:style-name="P54"><text:span text:style-name="Source_20_Text"><text:span text:style-name="T55"><text:s/>92: 990</text:span></text:span></text:p>
      <text:p text:style-name="P54"><text:span text:style-name="Source_20_Text"><text:span text:style-name="T55"><text:s/>93: 1006</text:span></text:span></text:p>
      <text:p text:style-name="P54"><text:span text:style-name="Source_20_Text"><text:span text:style-name="T55"><text:s/>94: 1019</text:span></text:span></text:p>
      <text:p text:style-name="P54"><text:span text:style-name="Source_20_Text"><text:span text:style-name="T55"><text:s/>95: 1023</text:span></text:span></text:p>
      <text:p text:style-name="P54"><text:span text:style-name="Source_20_Text"><text:span text:style-name="T55"><text:s/>96: 1031</text:span></text:span></text:p>
      <text:p text:style-name="P54"><text:span text:style-name="Source_20_Text"><text:span text:style-name="T55"><text:s/>97: 1038</text:span></text:span></text:p>
      <text:p text:style-name="P54"><text:span text:style-name="Source_20_Text"><text:span text:style-name="T55"><text:s/>98: 1053</text:span></text:span></text:p>
      <text:p text:style-name="P54"><text:span text:style-name="Source_20_Text"><text:span text:style-name="T55"><text:s/>99: 1056</text:span></text:span></text:p>
      <text:p text:style-name="P54"><text:span text:style-name="Source_20_Text"><text:span text:style-name="T55"/></text:span></text:p>
      <text:p text:style-name="P55"/>
      <text:list xml:id="list123546566082957" text:continue-numbering="true" text:style-name="L2">
        <text:list-item>
          <text:p text:style-name="P59">ВИСНОВОК</text:p>
        </text:list-item>
      </text:list>
      <text:p text:style-name="P64">При виконанні лабораторної роботи було ознайомлено з різними алгоритмами зовнішнього сортування, був створений псевдокод, імплементація на мові програмування Python базового та модифікованого алгоритмів та була порівняна швидкість виконання обох алгоритмів. На сортування 1<text:span text:style-name="T51">0</text:span> МБ (2500<text:span text:style-name="T51">0</text:span>00 чисел) базовим алгоритмом уходить <text:span text:style-name="T52">13</text:span> хвилин <text:span text:style-name="T52">41</text:span> секунд<text:span text:style-name="T52">а</text:span>. Для підвищення швидкості роботи була створена модифікація алгоритму. Основна ідея модифікації заклечається в розбитті вхідного файлу на секції певного розміру та сортування чисел усередині їх за допомогою внутрішнього сортування. На сортування 1<text:span text:style-name="T51">0</text:span> МБ (2500<text:span text:style-name="T51">0</text:span>00 чисел) модифікованим алгоритмом з розміром секцій <text:span text:style-name="T53">100</text:span> <text:span text:style-name="T54">чисел </text:span>уходить <text:span text:style-name="T53">1</text:span> хвилин<text:span text:style-name="T53">а</text:span> <text:span text:style-name="T53">45</text:span> секунд. На сортування 1<text:span text:style-name="T51">00</text:span> МБ (250<text:span text:style-name="T51">00</text:span>000 чисел) модифікованим алгоритмом з розміром секцій <text:span text:style-name="T54">10000</text:span> <text:span text:style-name="T54">чисел <text:s/></text:span>уходить <text:span text:style-name="T54">13</text:span> хвилин <text:span text:style-name="T54">11</text:span> секунд. <text:span text:style-name="T51">Модифікація дає сильний приріст швидкості використовуючи оперативну пам’ять. Навіть на старих системах зазвичай є хоч трохи вільної оперативної пам’яті, тому базову версію алгоритму практично ніхто не використовує.</text:span></text:p>
      <text:list xml:id="list123546587659550" text:continue-numbering="true" text:style-name="L2">
        <text:list-item>
          <text:p text:style-name="P59">КРИТЕРІЇ ОЦІНЮВАННЯ</text:p>
        </text:list-item>
      </text:list>
      <text:p text:style-name="P25">У випадку здачі лабораторної роботи до 09.10.2022 включно максимальний бал дорівнює – 5. Після 09.10.2022 максимальний бал дорівнює – 1.</text:p>
      <text:p text:style-name="P26">Критерії оцінювання у відсотках від максимального балу: </text:p>
      <text:list xml:id="list2432110581" text:style-name="L3">
        <text:list-item>
          <text:p text:style-name="P62">псевдокод алгоритму – 15%;</text:p>
        </text:list-item>
        <text:list-item>
          <text:p text:style-name="P62">програмна реалізація алгоритму – 40%;</text:p>
        </text:list-item>
        <text:list-item>
          <text:p text:style-name="P62">програмна реалізація модифікацій – 40%;</text:p>
        </text:list-item>
        <text:list-item>
          <text:p text:style-name="P62">висновок – 5%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Hack Regular" svg:font-family="'Hack Regular'"/>
    <style:font-face style:name="Input Sans Narrow" svg:font-family="'Input Sans Narrow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Bitstream Vera Sans Mono', 'Courier New', Courier, monospace"/>
    <style:font-face style:name="Menlo1" svg:font-family="Menlo, Monaco, Consolas, 'Bitstream Vera Sans Mono', 'Courier New', Courier, monospace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Текст_20_таблицы" style:display-name="Текст таблицы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02:24:35.213891317</meta:creation-date>
    <dc:date>2022-10-06T12:32:18.051955601</dc:date>
    <meta:editing-duration>PT28M18S</meta:editing-duration>
    <meta:editing-cycles>5</meta:editing-cycles>
    <meta:generator>LibreOffice/7.3.6.2$Linux_X86_64 LibreOffice_project/30$Build-2</meta:generator>
    <meta:document-statistic meta:table-count="1" meta:image-count="0" meta:object-count="0" meta:page-count="19" meta:paragraph-count="999" meta:word-count="3516" meta:character-count="33775" meta:non-whitespace-character-count="24493"/>
  </office:meta>
</office:document-meta>
</file>